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paragraph-properties fo:text-align="center" style:justify-single-word="false"/>
      <style:text-properties officeooo:paragraph-rsid="01aed326"/>
    </style:style>
    <style:style style:name="P69" style:family="paragraph" style:parent-style-name="Paragraph">
      <style:paragraph-properties fo:text-align="center" style:justify-single-word="false"/>
      <style:text-properties officeooo:paragraph-rsid="01d5abf8"/>
    </style:style>
    <style:style style:name="P70" style:family="paragraph" style:parent-style-name="Paragraph">
      <style:text-properties officeooo:paragraph-rsid="01972f51"/>
    </style:style>
    <style:style style:name="P71" style:family="paragraph" style:parent-style-name="Paragraph">
      <style:text-properties officeooo:paragraph-rsid="01a36792"/>
    </style:style>
    <style:style style:name="P72" style:family="paragraph" style:parent-style-name="Paragraph" style:list-style-name="L12">
      <style:text-properties officeooo:paragraph-rsid="019524c2"/>
    </style:style>
    <style:style style:name="P73" style:family="paragraph" style:parent-style-name="Paragraph" style:list-style-name="L12">
      <style:text-properties officeooo:paragraph-rsid="01972f51"/>
    </style:style>
    <style:style style:name="P74" style:family="paragraph" style:parent-style-name="Paragraph" style:list-style-name="L12">
      <style:text-properties officeooo:paragraph-rsid="019b86f5"/>
    </style:style>
    <style:style style:name="P75" style:family="paragraph" style:parent-style-name="Paragraph" style:list-style-name="L12">
      <style:text-properties officeooo:paragraph-rsid="019d312b"/>
    </style:style>
    <style:style style:name="P76" style:family="paragraph" style:parent-style-name="Paragraph" style:list-style-name="L12">
      <style:text-properties officeooo:paragraph-rsid="019e5e10"/>
    </style:style>
    <style:style style:name="P77" style:family="paragraph" style:parent-style-name="Paragraph" style:list-style-name="L12">
      <style:text-properties officeooo:paragraph-rsid="01a36792"/>
    </style:style>
    <style:style style:name="P78" style:family="paragraph" style:parent-style-name="Paragraph" style:list-style-name="L12">
      <style:text-properties officeooo:paragraph-rsid="01a8661f"/>
    </style:style>
    <style:style style:name="P79" style:family="paragraph" style:parent-style-name="Paragraph" style:list-style-name="L12">
      <style:text-properties officeooo:paragraph-rsid="01a8bb57"/>
    </style:style>
    <style:style style:name="P80" style:family="paragraph" style:parent-style-name="Paragraph" style:list-style-name="L12">
      <style:text-properties officeooo:paragraph-rsid="01a8db06"/>
    </style:style>
    <style:style style:name="P81" style:family="paragraph" style:parent-style-name="Paragraph">
      <style:text-properties officeooo:paragraph-rsid="01aabd2b"/>
    </style:style>
    <style:style style:name="P82" style:family="paragraph" style:parent-style-name="Paragraph">
      <style:paragraph-properties fo:text-align="justify" style:justify-single-word="false"/>
    </style:style>
    <style:style style:name="P83" style:family="paragraph" style:parent-style-name="Paragraph">
      <style:paragraph-properties fo:text-align="start" style:justify-single-word="false"/>
    </style:style>
    <style:style style:name="P84" style:family="paragraph" style:parent-style-name="Paragraph">
      <style:paragraph-properties fo:text-align="start" style:justify-single-word="false"/>
      <style:text-properties officeooo:paragraph-rsid="01c1e4f3"/>
    </style:style>
    <style:style style:name="P85" style:family="paragraph" style:parent-style-name="Paragraph">
      <style:paragraph-properties fo:text-align="start" style:justify-single-word="false"/>
      <style:text-properties officeooo:paragraph-rsid="01b3eb63"/>
    </style:style>
    <style:style style:name="P86" style:family="paragraph" style:parent-style-name="Paragraph">
      <style:paragraph-properties fo:text-align="start" style:justify-single-word="false"/>
      <style:text-properties officeooo:paragraph-rsid="01c0b19e"/>
    </style:style>
    <style:style style:name="P87" style:family="paragraph" style:parent-style-name="Paragraph">
      <style:paragraph-properties fo:text-align="start" style:justify-single-word="false"/>
      <style:text-properties officeooo:paragraph-rsid="01b3f336"/>
    </style:style>
    <style:style style:name="P88" style:family="paragraph" style:parent-style-name="Paragraph">
      <style:paragraph-properties fo:text-align="start" style:justify-single-word="false"/>
      <style:text-properties officeooo:paragraph-rsid="01b46bee"/>
    </style:style>
    <style:style style:name="P89" style:family="paragraph" style:parent-style-name="Paragraph">
      <style:paragraph-properties fo:line-height="100%" fo:text-align="start" style:justify-single-word="false"/>
      <style:text-properties style:font-name="Monospace" fo:font-size="8pt" officeooo:paragraph-rsid="01c51a2a" style:font-size-asian="7pt" style:font-size-complex="8pt"/>
    </style:style>
    <style:style style:name="P90" style:family="paragraph" style:parent-style-name="Paragraph">
      <style:paragraph-properties fo:line-height="100%" fo:text-align="start" style:justify-single-word="false"/>
      <style:text-properties style:font-name="Monospace" fo:font-size="8pt" officeooo:paragraph-rsid="01c21c85" style:font-size-asian="7pt" style:font-size-complex="8pt"/>
    </style:style>
    <style:style style:name="P91" style:family="paragraph" style:parent-style-name="Paragraph">
      <style:paragraph-properties fo:line-height="100%" fo:text-align="start" style:justify-single-word="false"/>
      <style:text-properties style:font-name="Monospace" fo:font-size="8pt" officeooo:paragraph-rsid="01c6ff24" style:font-size-asian="7pt" style:font-size-complex="8pt"/>
    </style:style>
    <style:style style:name="P92" style:family="paragraph" style:parent-style-name="Paragraph">
      <style:paragraph-properties fo:line-height="100%" fo:text-align="start" style:justify-single-word="false"/>
      <style:text-properties style:font-name="Monospace" fo:font-size="8pt" officeooo:paragraph-rsid="01c80110" style:font-size-asian="7pt" style:font-size-complex="8pt"/>
    </style:style>
    <style:style style:name="P93" style:family="paragraph" style:parent-style-name="Paragraph">
      <style:paragraph-properties fo:line-height="100%" fo:text-align="start" style:justify-single-word="false"/>
      <style:text-properties style:font-name="Monospace" fo:font-size="8pt" officeooo:paragraph-rsid="01c92db0" style:font-size-asian="7pt" style:font-size-complex="8pt"/>
    </style:style>
    <style:style style:name="P94" style:family="paragraph" style:parent-style-name="Paragraph">
      <style:paragraph-properties fo:line-height="100%" fo:text-align="start" style:justify-single-word="false"/>
      <style:text-properties style:font-name="Monospace" fo:font-size="8pt" officeooo:paragraph-rsid="01cad297" style:font-size-asian="7pt" style:font-size-complex="8pt"/>
    </style:style>
    <style:style style:name="P95" style:family="paragraph" style:parent-style-name="Paragraph">
      <style:paragraph-properties fo:line-height="100%" fo:text-align="start" style:justify-single-word="false"/>
      <style:text-properties style:font-name="Monospace" fo:font-size="8pt" officeooo:paragraph-rsid="01ccfe77" style:font-size-asian="7pt" style:font-size-complex="8pt"/>
    </style:style>
    <style:style style:name="P96" style:family="paragraph" style:parent-style-name="Paragraph">
      <style:paragraph-properties fo:line-height="100%" fo:text-align="start" style:justify-single-word="false"/>
      <style:text-properties style:font-name="Monospace" fo:font-size="8pt" officeooo:paragraph-rsid="01cefd12" style:font-size-asian="7pt" style:font-size-complex="8pt"/>
    </style:style>
    <style:style style:name="P97" style:family="paragraph" style:parent-style-name="Paragraph">
      <style:paragraph-properties fo:line-height="100%" fo:text-align="start" style:justify-single-word="false"/>
      <style:text-properties style:font-name="Monospace" fo:font-size="8pt" officeooo:paragraph-rsid="01d00f4a" style:font-size-asian="7pt" style:font-size-complex="8pt"/>
    </style:style>
    <style:style style:name="P98" style:family="paragraph" style:parent-style-name="Paragraph">
      <style:paragraph-properties fo:line-height="100%" fo:text-align="start" style:justify-single-word="false"/>
      <style:text-properties style:font-name="Monospace" fo:font-size="8pt" officeooo:paragraph-rsid="01d27382" style:font-size-asian="8pt" style:font-size-complex="8pt"/>
    </style:style>
    <style:style style:name="P99" style:family="paragraph" style:parent-style-name="Paragraph">
      <style:paragraph-properties fo:line-height="100%" fo:text-align="start" style:justify-single-word="false"/>
      <style:text-properties style:font-name="Monospace" fo:font-size="8pt" officeooo:paragraph-rsid="01d29404" style:font-size-asian="8pt" style:font-size-complex="8pt"/>
    </style:style>
    <style:style style:name="P100" style:family="paragraph" style:parent-style-name="Paragraph">
      <style:paragraph-properties fo:line-height="100%" fo:text-align="start" style:justify-single-word="false"/>
      <style:text-properties style:font-name="Monospace" fo:font-size="8pt" officeooo:paragraph-rsid="01d47115" style:font-size-asian="8pt" style:font-size-complex="8pt"/>
    </style:style>
    <style:style style:name="P101" style:family="paragraph" style:parent-style-name="Paragraph">
      <style:paragraph-properties fo:line-height="100%" fo:text-align="start" style:justify-single-word="false"/>
      <style:text-properties style:font-name="Monospace" fo:font-size="8pt" officeooo:paragraph-rsid="01d5685b" style:font-size-asian="8pt" style:font-size-complex="8pt"/>
    </style:style>
    <style:style style:name="P102" style:family="paragraph" style:parent-style-name="Paragraph">
      <style:paragraph-properties fo:text-align="start" style:justify-single-word="false"/>
      <style:text-properties fo:font-weight="bold" style:font-weight-asian="bold" style:font-weight-complex="bold"/>
    </style:style>
    <style:style style:name="P103" style:family="paragraph" style:parent-style-name="Paragraph">
      <style:paragraph-properties fo:text-align="start" style:justify-single-word="false"/>
      <style:text-properties fo:font-weight="bold" officeooo:paragraph-rsid="01c1e4f3" style:font-weight-asian="bold" style:font-weight-complex="bold"/>
    </style:style>
    <style:style style:name="P104" style:family="paragraph" style:parent-style-name="Paragraph">
      <style:paragraph-properties fo:text-align="start" style:justify-single-word="false"/>
      <style:text-properties fo:font-weight="bold" officeooo:paragraph-rsid="01b3eb63" style:font-weight-asian="bold" style:font-weight-complex="bold"/>
    </style:style>
    <style:style style:name="P105" style:family="paragraph" style:parent-style-name="Paragraph">
      <style:paragraph-properties fo:text-align="start" style:justify-single-word="false"/>
      <style:text-properties fo:font-weight="bold" officeooo:paragraph-rsid="01c0b19e" style:font-weight-asian="bold" style:font-weight-complex="bold"/>
    </style:style>
    <style:style style:name="P106" style:family="paragraph" style:parent-style-name="Paragraph">
      <style:paragraph-properties fo:text-align="start" style:justify-single-word="false"/>
      <style:text-properties fo:font-weight="bold" officeooo:paragraph-rsid="01b3f336" style:font-weight-asian="bold" style:font-weight-complex="bold"/>
    </style:style>
    <style:style style:name="P107" style:family="paragraph" style:parent-style-name="Paragraph">
      <style:paragraph-properties fo:line-height="100%" fo:text-align="start" style:justify-single-word="false"/>
      <style:text-properties officeooo:paragraph-rsid="01d29404"/>
    </style:style>
    <style:style style:name="P108" style:family="paragraph" style:parent-style-name="Paragraph">
      <style:paragraph-properties fo:line-height="100%" fo:text-align="start" style:justify-single-word="false"/>
      <style:text-properties officeooo:paragraph-rsid="01d4ac35"/>
    </style:style>
    <style:style style:name="P109" style:family="paragraph" style:parent-style-name="Paragraph">
      <style:paragraph-properties fo:break-before="page"/>
    </style:style>
    <style:style style:name="P110" style:family="paragraph" style:parent-style-name="Paragraph">
      <style:paragraph-properties fo:break-before="page"/>
      <style:text-properties officeooo:paragraph-rsid="00977547"/>
    </style:style>
    <style:style style:name="P111" style:family="paragraph" style:parent-style-name="Paragraph">
      <style:paragraph-properties fo:text-align="center" style:justify-single-word="false" fo:break-before="page"/>
      <style:text-properties officeooo:paragraph-rsid="01aed185"/>
    </style:style>
    <style:style style:name="P112" style:family="paragraph" style:parent-style-name="Paragraph">
      <style:paragraph-properties fo:text-align="center" style:justify-single-word="false" fo:break-before="page"/>
      <style:text-properties officeooo:paragraph-rsid="01aed326"/>
    </style:style>
    <style:style style:name="P113" style:family="paragraph" style:parent-style-name="Paragraph">
      <style:paragraph-properties fo:line-height="100%" fo:text-align="start" style:justify-single-word="false" fo:break-before="page"/>
      <style:text-properties style:font-name="Monospace" fo:font-size="8pt" officeooo:paragraph-rsid="01c6ff24" style:font-size-asian="7pt" style:font-size-complex="8pt"/>
    </style:style>
    <style:style style:name="P114" style:family="paragraph" style:parent-style-name="Paragraph">
      <style:paragraph-properties fo:line-height="100%" fo:text-align="start" style:justify-single-word="false" fo:break-before="page"/>
      <style:text-properties style:font-name="Monospace" fo:font-size="8pt" officeooo:paragraph-rsid="01c80110" style:font-size-asian="7pt" style:font-size-complex="8pt"/>
    </style:style>
    <style:style style:name="P115" style:family="paragraph" style:parent-style-name="Paragraph">
      <style:paragraph-properties fo:line-height="100%" fo:text-align="start" style:justify-single-word="false" fo:break-before="page"/>
      <style:text-properties style:font-name="Monospace" fo:font-size="8pt" officeooo:paragraph-rsid="01cefd12" style:font-size-asian="7pt" style:font-size-complex="8pt"/>
    </style:style>
    <style:style style:name="P116" style:family="paragraph" style:parent-style-name="Paragraph">
      <style:paragraph-properties fo:line-height="100%" fo:text-align="start" style:justify-single-word="false" fo:break-before="page"/>
      <style:text-properties style:font-name="Monospace" fo:font-size="8pt" officeooo:paragraph-rsid="01d00f4a" style:font-size-asian="7pt" style:font-size-complex="8pt"/>
    </style:style>
    <style:style style:name="P117" style:family="paragraph" style:parent-style-name="Paragraph">
      <style:paragraph-properties fo:line-height="100%" fo:text-align="start" style:justify-single-word="false" fo:break-before="page"/>
      <style:text-properties style:font-name="Monospace" fo:font-size="8pt" officeooo:paragraph-rsid="01d29404" style:font-size-asian="8pt" style:font-size-complex="8pt"/>
    </style:style>
    <style:style style:name="P118"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119"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120"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121"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122" style:family="paragraph" style:parent-style-name="Paragraph">
      <style:paragraph-properties fo:text-align="start" style:justify-single-word="false" fo:break-before="page"/>
    </style:style>
    <style:style style:name="P123" style:family="paragraph" style:parent-style-name="Paragraph">
      <style:paragraph-properties fo:text-align="start" style:justify-single-word="false" fo:break-before="page"/>
      <style:text-properties officeooo:paragraph-rsid="01b46bee"/>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style:font-weight-asian="bold" style:font-weight-complex="bold"/>
    </style:style>
    <style:style style:name="T42" style:family="text">
      <style:text-properties fo:font-weight="bold" officeooo:rsid="00ed9c48" style:font-weight-asian="bold" style:font-weight-complex="bold"/>
    </style:style>
    <style:style style:name="T43" style:family="text">
      <style:text-properties fo:font-weight="bold" officeooo:rsid="00ef23da" style:font-weight-asian="bold" style:font-weight-complex="bold"/>
    </style:style>
    <style:style style:name="T44" style:family="text">
      <style:text-properties fo:font-weight="bold" officeooo:rsid="01704d32" style:font-weight-asian="bold" style:font-weight-complex="bold"/>
    </style:style>
    <style:style style:name="T45" style:family="text">
      <style:text-properties fo:font-weight="bold" officeooo:rsid="01710cc3" style:font-weight-asian="bold" style:font-weight-complex="bold"/>
    </style:style>
    <style:style style:name="T46" style:family="text">
      <style:text-properties fo:font-weight="bold" officeooo:rsid="01c0b19e" style:font-weight-asian="bold" style:font-weight-complex="bold"/>
    </style:style>
    <style:style style:name="T47" style:family="text">
      <style:text-properties fo:font-weight="bold" officeooo:rsid="01c3bdb7" style:font-weight-asian="bold" style:font-weight-complex="bold"/>
    </style:style>
    <style:style style:name="T48" style:family="text">
      <style:text-properties fo:font-weight="bold" officeooo:rsid="01b46bee" style:font-weight-asian="bold" style:font-weight-complex="bold"/>
    </style:style>
    <style:style style:name="T49" style:family="text">
      <style:text-properties fo:font-weight="bold" officeooo:rsid="01d27382" style:font-weight-asian="bold" style:font-weight-complex="bold"/>
    </style:style>
    <style:style style:name="T50" style:family="text">
      <style:text-properties fo:font-weight="bold" officeooo:rsid="01b72017" style:font-weight-asian="bold" style:font-weight-complex="bold"/>
    </style:style>
    <style:style style:name="T51" style:family="text">
      <style:text-properties officeooo:rsid="00bf7507"/>
    </style:style>
    <style:style style:name="T52" style:family="text">
      <style:text-properties officeooo:rsid="00c10912"/>
    </style:style>
    <style:style style:name="T53" style:family="text">
      <style:text-properties officeooo:rsid="00cf2559"/>
    </style:style>
    <style:style style:name="T54" style:family="text">
      <style:text-properties fo:font-weight="normal" officeooo:rsid="003e741e" style:font-weight-asian="normal" style:font-weight-complex="normal"/>
    </style:style>
    <style:style style:name="T55" style:family="text">
      <style:text-properties fo:font-weight="normal" officeooo:rsid="004261a8" style:font-weight-asian="normal" style:font-weight-complex="normal"/>
    </style:style>
    <style:style style:name="T56" style:family="text">
      <style:text-properties fo:font-weight="normal" officeooo:rsid="00d51993" style:font-weight-asian="normal" style:font-weight-complex="normal"/>
    </style:style>
    <style:style style:name="T57" style:family="text">
      <style:text-properties fo:font-weight="normal" officeooo:rsid="01d5ecb5" style:font-weight-asian="normal" style:font-weight-complex="normal"/>
    </style:style>
    <style:style style:name="T58" style:family="text">
      <style:text-properties officeooo:rsid="00d7213c"/>
    </style:style>
    <style:style style:name="T59" style:family="text">
      <style:text-properties officeooo:rsid="00d91895"/>
    </style:style>
    <style:style style:name="T60" style:family="text">
      <style:text-properties officeooo:rsid="00daa012"/>
    </style:style>
    <style:style style:name="T61" style:family="text">
      <style:text-properties officeooo:rsid="00dbbbe1"/>
    </style:style>
    <style:style style:name="T62" style:family="text">
      <style:text-properties officeooo:rsid="00dd98b9"/>
    </style:style>
    <style:style style:name="T63" style:family="text">
      <style:text-properties officeooo:rsid="00de5d02"/>
    </style:style>
    <style:style style:name="T64" style:family="text">
      <style:text-properties officeooo:rsid="00e02799"/>
    </style:style>
    <style:style style:name="T65" style:family="text">
      <style:text-properties officeooo:rsid="00e167e4"/>
    </style:style>
    <style:style style:name="T66" style:family="text">
      <style:text-properties officeooo:rsid="00e44d1e"/>
    </style:style>
    <style:style style:name="T67" style:family="text">
      <style:text-properties officeooo:rsid="00e52882"/>
    </style:style>
    <style:style style:name="T68" style:family="text">
      <style:text-properties officeooo:rsid="00e552c2"/>
    </style:style>
    <style:style style:name="T69" style:family="text">
      <style:text-properties officeooo:rsid="00ec2335"/>
    </style:style>
    <style:style style:name="T70" style:family="text">
      <style:text-properties officeooo:rsid="00ef23da"/>
    </style:style>
    <style:style style:name="T71" style:family="text">
      <style:text-properties officeooo:rsid="01310df1"/>
    </style:style>
    <style:style style:name="T72" style:family="text">
      <style:text-properties officeooo:rsid="0132004c"/>
    </style:style>
    <style:style style:name="T73" style:family="text">
      <style:text-properties officeooo:rsid="013d9f64"/>
    </style:style>
    <style:style style:name="T74" style:family="text">
      <style:text-properties officeooo:rsid="013e609f"/>
    </style:style>
    <style:style style:name="T75" style:family="text">
      <style:text-properties officeooo:rsid="0141bc77"/>
    </style:style>
    <style:style style:name="T76" style:family="text">
      <style:text-properties officeooo:rsid="01421e3f"/>
    </style:style>
    <style:style style:name="T77" style:family="text">
      <style:text-properties officeooo:rsid="0144092d"/>
    </style:style>
    <style:style style:name="T78" style:family="text">
      <style:text-properties officeooo:rsid="01447d22"/>
    </style:style>
    <style:style style:name="T79" style:family="text">
      <style:text-properties officeooo:rsid="0144f69d"/>
    </style:style>
    <style:style style:name="T80" style:family="text">
      <style:text-properties officeooo:rsid="014564db"/>
    </style:style>
    <style:style style:name="T81" style:family="text">
      <style:text-properties officeooo:rsid="01474e1c"/>
    </style:style>
    <style:style style:name="T82" style:family="text">
      <style:text-properties officeooo:rsid="014acb2d"/>
    </style:style>
    <style:style style:name="T83" style:family="text">
      <style:text-properties officeooo:rsid="014dde1e"/>
    </style:style>
    <style:style style:name="T84" style:family="text">
      <style:text-properties officeooo:rsid="014e9533"/>
    </style:style>
    <style:style style:name="T85" style:family="text">
      <style:text-properties officeooo:rsid="014f07d1"/>
    </style:style>
    <style:style style:name="T86" style:family="text">
      <style:text-properties officeooo:rsid="01562c9e"/>
    </style:style>
    <style:style style:name="T87" style:family="text">
      <style:text-properties officeooo:rsid="0157de0c"/>
    </style:style>
    <style:style style:name="T88" style:family="text">
      <style:text-properties officeooo:rsid="01583248"/>
    </style:style>
    <style:style style:name="T89" style:family="text">
      <style:text-properties officeooo:rsid="01597680"/>
    </style:style>
    <style:style style:name="T90" style:family="text">
      <style:text-properties officeooo:rsid="015a1f81"/>
    </style:style>
    <style:style style:name="T91" style:family="text">
      <style:text-properties officeooo:rsid="015a29d0"/>
    </style:style>
    <style:style style:name="T92" style:family="text">
      <style:text-properties officeooo:rsid="015b35a5"/>
    </style:style>
    <style:style style:name="T93" style:family="text">
      <style:text-properties officeooo:rsid="015cb79f"/>
    </style:style>
    <style:style style:name="T94" style:family="text">
      <style:text-properties officeooo:rsid="015dd891"/>
    </style:style>
    <style:style style:name="T95" style:family="text">
      <style:text-properties officeooo:rsid="015e479a"/>
    </style:style>
    <style:style style:name="T96" style:family="text">
      <style:text-properties officeooo:rsid="015ebb98"/>
    </style:style>
    <style:style style:name="T97" style:family="text">
      <style:text-properties officeooo:rsid="0160754e"/>
    </style:style>
    <style:style style:name="T98" style:family="text">
      <style:text-properties officeooo:rsid="0161ac9a"/>
    </style:style>
    <style:style style:name="T99" style:family="text">
      <style:text-properties officeooo:rsid="0161d5c2"/>
    </style:style>
    <style:style style:name="T100" style:family="text">
      <style:text-properties officeooo:rsid="01634c33"/>
    </style:style>
    <style:style style:name="T101" style:family="text">
      <style:text-properties officeooo:rsid="0164a084"/>
    </style:style>
    <style:style style:name="T102" style:family="text">
      <style:text-properties officeooo:rsid="0165d60f"/>
    </style:style>
    <style:style style:name="T103" style:family="text">
      <style:text-properties officeooo:rsid="01679d9f"/>
    </style:style>
    <style:style style:name="T104" style:family="text">
      <style:text-properties officeooo:rsid="01696968"/>
    </style:style>
    <style:style style:name="T105" style:family="text">
      <style:text-properties officeooo:rsid="016a4ed5"/>
    </style:style>
    <style:style style:name="T106" style:family="text">
      <style:text-properties officeooo:rsid="016c2607"/>
    </style:style>
    <style:style style:name="T107" style:family="text">
      <style:text-properties officeooo:rsid="016c83d3"/>
    </style:style>
    <style:style style:name="T108" style:family="text">
      <style:text-properties officeooo:rsid="016e4aa4"/>
    </style:style>
    <style:style style:name="T109" style:family="text">
      <style:text-properties officeooo:rsid="016f973f"/>
    </style:style>
    <style:style style:name="T110" style:family="text">
      <style:text-properties officeooo:rsid="01703bcd"/>
    </style:style>
    <style:style style:name="T111" style:family="text">
      <style:text-properties officeooo:rsid="0172db50"/>
    </style:style>
    <style:style style:name="T112" style:family="text">
      <style:text-properties officeooo:rsid="017423fa"/>
    </style:style>
    <style:style style:name="T113" style:family="text">
      <style:text-properties officeooo:rsid="017796d2"/>
    </style:style>
    <style:style style:name="T114" style:family="text">
      <style:text-properties officeooo:rsid="01793ee7"/>
    </style:style>
    <style:style style:name="T115" style:family="text">
      <style:text-properties officeooo:rsid="017b1d3c"/>
    </style:style>
    <style:style style:name="T116" style:family="text">
      <style:text-properties officeooo:rsid="0180cec4"/>
    </style:style>
    <style:style style:name="T117" style:family="text">
      <style:text-properties officeooo:rsid="0181e337"/>
    </style:style>
    <style:style style:name="T118" style:family="text">
      <style:text-properties officeooo:rsid="018384e5"/>
    </style:style>
    <style:style style:name="T119" style:family="text">
      <style:text-properties officeooo:rsid="0183be97"/>
    </style:style>
    <style:style style:name="T120" style:family="text">
      <style:text-properties officeooo:rsid="0185e395"/>
    </style:style>
    <style:style style:name="T121" style:family="text">
      <style:text-properties officeooo:rsid="01877bfa"/>
    </style:style>
    <style:style style:name="T122" style:family="text">
      <style:text-properties officeooo:rsid="018cb9b0"/>
    </style:style>
    <style:style style:name="T123" style:family="text">
      <style:text-properties officeooo:rsid="019524c2"/>
    </style:style>
    <style:style style:name="T124" style:family="text">
      <style:text-properties officeooo:rsid="01963efc"/>
    </style:style>
    <style:style style:name="T125" style:family="text">
      <style:text-properties officeooo:rsid="01966fcc"/>
    </style:style>
    <style:style style:name="T126" style:family="text">
      <style:text-properties officeooo:rsid="01972f51"/>
    </style:style>
    <style:style style:name="T127" style:family="text">
      <style:text-properties officeooo:rsid="019a60b4"/>
    </style:style>
    <style:style style:name="T128" style:family="text">
      <style:text-properties officeooo:rsid="019b86f5"/>
    </style:style>
    <style:style style:name="T129" style:family="text">
      <style:text-properties officeooo:rsid="019c20fe"/>
    </style:style>
    <style:style style:name="T130" style:family="text">
      <style:text-properties officeooo:rsid="019d312b"/>
    </style:style>
    <style:style style:name="T131" style:family="text">
      <style:text-properties officeooo:rsid="019e5e10"/>
    </style:style>
    <style:style style:name="T132" style:family="text">
      <style:text-properties officeooo:rsid="01a1533e"/>
    </style:style>
    <style:style style:name="T133" style:family="text">
      <style:text-properties officeooo:rsid="01a36792"/>
    </style:style>
    <style:style style:name="T134" style:family="text">
      <style:text-properties officeooo:rsid="01a8661f"/>
    </style:style>
    <style:style style:name="T135" style:family="text">
      <style:text-properties officeooo:rsid="01a8bb57"/>
    </style:style>
    <style:style style:name="T136" style:family="text">
      <style:text-properties officeooo:rsid="01a8db06"/>
    </style:style>
    <style:style style:name="T137" style:family="text">
      <style:text-properties officeooo:rsid="01aab3f0"/>
    </style:style>
    <style:style style:name="T138" style:family="text">
      <style:text-properties officeooo:rsid="01aabd2b"/>
    </style:style>
    <style:style style:name="T139" style:family="text">
      <style:text-properties officeooo:rsid="01ac5281"/>
    </style:style>
    <style:style style:name="T140" style:family="text">
      <style:text-properties officeooo:rsid="01ae3bb3"/>
    </style:style>
    <style:style style:name="T141" style:family="text">
      <style:text-properties officeooo:rsid="01aed185"/>
    </style:style>
    <style:style style:name="T142" style:family="text">
      <style:text-properties officeooo:rsid="01aed326"/>
    </style:style>
    <style:style style:name="T143" style:family="text">
      <style:text-properties officeooo:rsid="01af1ad6"/>
    </style:style>
    <style:style style:name="T144" style:family="text">
      <style:text-properties officeooo:rsid="01b0c4a7"/>
    </style:style>
    <style:style style:name="T145" style:family="text">
      <style:text-properties officeooo:rsid="01b265d4"/>
    </style:style>
    <style:style style:name="T146" style:family="text">
      <style:text-properties officeooo:rsid="01b3ac6b"/>
    </style:style>
    <style:style style:name="T147" style:family="text">
      <style:text-properties officeooo:rsid="01b3eb63"/>
    </style:style>
    <style:style style:name="T148" style:family="text">
      <style:text-properties officeooo:rsid="01b3f336"/>
    </style:style>
    <style:style style:name="T149" style:family="text">
      <style:text-properties officeooo:rsid="01b46bee"/>
    </style:style>
    <style:style style:name="T150" style:family="text">
      <style:text-properties officeooo:rsid="01b5e90c"/>
    </style:style>
    <style:style style:name="T151" style:family="text">
      <style:text-properties officeooo:rsid="01b71483"/>
    </style:style>
    <style:style style:name="T152" style:family="text">
      <style:text-properties officeooo:rsid="01b72017"/>
    </style:style>
    <style:style style:name="T153" style:family="text">
      <style:text-properties officeooo:rsid="01b9dfaa"/>
    </style:style>
    <style:style style:name="T154" style:family="text">
      <style:text-properties officeooo:rsid="01bb36bc"/>
    </style:style>
    <style:style style:name="T155" style:family="text">
      <style:text-properties officeooo:rsid="01be511c"/>
    </style:style>
    <style:style style:name="T156" style:family="text">
      <style:text-properties officeooo:rsid="01becf70"/>
    </style:style>
    <style:style style:name="T157" style:family="text">
      <style:text-properties officeooo:rsid="01c0b19e"/>
    </style:style>
    <style:style style:name="T158" style:family="text">
      <style:text-properties officeooo:rsid="01c1e4f3"/>
    </style:style>
    <style:style style:name="T159" style:family="text">
      <style:text-properties officeooo:rsid="01c21c85"/>
    </style:style>
    <style:style style:name="T160" style:family="text">
      <style:text-properties officeooo:rsid="01c3bdb7"/>
    </style:style>
    <style:style style:name="T161" style:family="text">
      <style:text-properties officeooo:rsid="01c51a2a"/>
    </style:style>
    <style:style style:name="T162" style:family="text">
      <style:text-properties officeooo:rsid="01c6ff24"/>
    </style:style>
    <style:style style:name="T163" style:family="text">
      <style:text-properties officeooo:rsid="01c80110"/>
    </style:style>
    <style:style style:name="T164" style:family="text">
      <style:text-properties officeooo:rsid="01c92db0"/>
    </style:style>
    <style:style style:name="T165" style:family="text">
      <style:text-properties officeooo:rsid="01cad297"/>
    </style:style>
    <style:style style:name="T166" style:family="text">
      <style:text-properties style:font-name="Monospace" fo:font-size="8pt" officeooo:rsid="01c92db0" style:font-size-asian="7pt" style:font-size-complex="8pt"/>
    </style:style>
    <style:style style:name="T167" style:family="text">
      <style:text-properties style:font-name="Monospace" fo:font-size="8pt" fo:font-weight="bold" officeooo:rsid="01c92db0" style:font-size-asian="7pt" style:font-weight-asian="bold" style:font-size-complex="8pt" style:font-weight-complex="bold"/>
    </style:style>
    <style:style style:name="T168" style:family="text">
      <style:text-properties style:font-name="Monospace" fo:font-size="8pt" officeooo:rsid="01d29404" style:font-size-asian="8pt" style:font-size-complex="8pt"/>
    </style:style>
    <style:style style:name="T169" style:family="text">
      <style:text-properties officeooo:rsid="01cc51bb"/>
    </style:style>
    <style:style style:name="T170" style:family="text">
      <style:text-properties officeooo:rsid="01ccfe77"/>
    </style:style>
    <style:style style:name="T171" style:family="text">
      <style:text-properties officeooo:rsid="01cefd12"/>
    </style:style>
    <style:style style:name="T172" style:family="text">
      <style:text-properties officeooo:rsid="01d00f4a"/>
    </style:style>
    <style:style style:name="T173" style:family="text">
      <style:text-properties officeooo:rsid="01d27382"/>
    </style:style>
    <style:style style:name="T174" style:family="text">
      <style:text-properties officeooo:rsid="01d29404"/>
    </style:style>
    <style:style style:name="T175" style:family="text">
      <style:text-properties officeooo:rsid="01d5abf8"/>
    </style:style>
    <style:style style:name="T176" style:family="text">
      <style:text-properties officeooo:rsid="01d5ec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110"><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75">Робота клієнта із мережею схематично зображена на рисунку 2.</text:span></text:p>
      <text:p text:style-name="P69"><text:span text:style-name="T175"><draw:frame draw:style-name="fr1" draw:name="graphics22" text:anchor-type="as-char" svg:width="17.253cm" svg:height="10.513cm" draw:z-index="21"><draw:image xlink:href="Pictures/10000201000005000000030C71876ADF.png" xlink:type="simple" xlink:show="embed" xlink:actuate="onLoad"/></draw:frame></text:span></text:p>
      <text:p text:style-name="P69"><text:span text:style-name="T175">Рисунок 2 — Робота клієнта із мережею</text:span></text:p>
      <text:p text:style-name="Paragraph"/>
      <text:p text:style-name="P31"><text:span text:style-name="T41"><text:tab/>3.2 Авторизація</text:span></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soft-page-break/><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76">3</text:span><text:span text:style-name="T9"> </text:span><text:span text:style-name="T51">(виконання алгоритму, показаного на блок-схемі, виконується два рази, </text:span><text:span text:style-name="T52">між виконанням — обмін клієнту і вузла ролями</text:span><text:span text:style-name="T51">)</text:span><text:span text:style-name="T52">.</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text:span><text:span text:style-name="T176">3</text:span><text:span text:style-name="T11">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76">4</text:span><text:span text:style-name="T14"> </text:span><text:span text:style-name="T53">(алгоритм, який виконується клієнтом), блок-схема алгоритму видачі даних вузлом показана на рисунку </text:span><text:span text:style-name="T176">5</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76">4</text:span><text:span text:style-name="T14">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54">Рисунок </text:span><text:span text:style-name="T57">5</text:span><text:span text:style-name="T55"> —</text:span><text:span text:style-name="T54"> Блок-схема алгоритму </text:span><text:span text:style-name="T56">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176">6</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176">6</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96"><text:tab/></text:span><text:span text:style-name="T44">3.</text:span><text:span text:style-name="T45">6 </text:span><text:span text:style-name="T44">Відмовостійкість системи</text:span></text:p>
      <text:p text:style-name="Paragraph"><text:span text:style-name="T96"><text:tab/></text:span><text:span text:style-name="T98">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8">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9">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0">що </text:span><text:span text:style-name="T101">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101">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2">системи </text:span><text:span text:style-name="T103">і розробці подібного алгоритму </text:span><text:span text:style-name="T102">можна </text:span><text:span text:style-name="T103">зменшити імовірність появи такої ситуації</text:span></text:p>
        </text:list-item>
        <text:list-item>
          <text:p text:style-name="P58"><text:span text:style-name="T104">відмова програмного забезпечення вузла внаслідок помилки, допущеної при його написанні — </text:span><text:span text:style-name="T105">існує </text:span><text:span text:style-name="T104">велика імовірність прояву помилок в програмі, яка не була протестована великою кількістю користувачів, </text:span><text:span text:style-name="T106">хоча після написання (при впровадженні в роботу) програмного забезпечення </text:span><text:span text:style-name="T107">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102"><text:tab/></text:span><text:span text:style-name="T108">Повна відмова в обслуговуванні клієнта </text:span><text:span text:style-name="T109">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0">запитуваних даних</text:span><text:span text:style-name="T109"> не знайдено).</text:span></text:p>
      <text:p text:style-name="P62"/>
      <text:p text:style-name="P30"><text:span text:style-name="T42"><text:tab/>3.6 </text:span><text:span text:style-name="T43">Узагальнений опис мережі</text:span></text:p>
      <text:p text:style-name="P30"><text:span text:style-name="T70"><text:tab/></text:span><text:span text:style-name="T71">Кожен вузол спроектованої комп'ютерної системи можна розцінювати як </text:span><text:span text:style-name="T72">інтерфейс доступу до її функцій.</text:span></text:p>
      <text:p text:style-name="P30"><text:span text:style-name="T72"><text:tab/></text:span><text:span text:style-name="T73">Тож з'єднання виду “вузол-вузол” можна інтерпретувати як з'єднання типу “мережа-мережа”. </text:span><text:span text:style-name="T74">Тобто, можна говорити про те, що основна мережа складається не із вузлів, а із підмереж. </text:span><text:span text:style-name="T76">К</text:span><text:span text:style-name="T75">ожна підмережа, в свою чергу, також є з'єднанням підмереж, </text:span><text:span text:style-name="T77">але ще</text:span><text:span text:style-name="T75"> нижчого рівня.</text:span></text:p>
      <text:p text:style-name="P30"><text:span text:style-name="T75"><text:tab/></text:span><text:span text:style-name="T82">При пошуку даних, такий підхід дозволяє </text:span><text:span text:style-name="T83">абстрагуватися від опиту кожного вузла основної мережі, опитуючи натомість</text:span><text:span text:style-name="T82"> кожну її підмережу </text:span><text:span text:style-name="T83">через вузол, який є інтерфейсом для </text:span><text:span text:style-name="T84">цієї </text:span><text:span text:style-name="T83">підмережі.</text:span></text:p>
      <text:p text:style-name="P30"><text:span text:style-name="T75"><text:tab/></text:span><text:span text:style-name="T78">Система спроектована таким чином, щоб гарантувати видачу запитаних даних, якщо хоча б один її вузол має такі дані. </text:span><text:span text:style-name="T79">Це </text:span><text:span text:style-name="T80">значно підвищує імовірність отримання даних із мережі, якщо вони коли</text:span><text:span text:style-name="T85">сь</text:span><text:span text:style-name="T80"> були в ній збережені, але сильно впливає на швидкість її роботи, так як для отримання даних можуть бути опитані всі вузли мережі. </text:span><text:span text:style-name="T81">А так як кількість вузлів у мережі т</text:span><text:span text:style-name="T86">еоретично необмежена, то і час очікування обслуговування запиту клієнта </text:span><text:span text:style-name="T87">може бути нескінченним.</text:span><text:span text:style-name="T88"> Це є </text:span><text:span text:style-name="T89">одним із</text:span><text:span text:style-name="T88"> випадк</text:span><text:span text:style-name="T89">ів</text:span><text:span text:style-name="T88">, коли запит клієнта не буде оброблен</text:span><text:span text:style-name="T89">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9"><text:tab/></text:span><text:span text:style-name="T90">Для </text:span><text:span text:style-name="T91">зменшення кількості подібних “довгих” запитів, </text:span><text:span text:style-name="T92">дані при проходженні шляху від вузла, на якому вони були знайдені, до клієнта копіюються на кожному </text:span><text:soft-page-break/><text:span text:style-name="T92">проміжному вузлі, який має місце для їх збереження. </text:span><text:span text:style-name="T93">Тобто, </text:span><text:span text:style-name="T94">при повторному запиті даних, швидкість їх видачі буде </text:span><text:span text:style-name="T95">значно вищою за швидкість обробки їх першого запиту, так як дані вже будуть збережені на найближчому до клієнта вузлі </text:span><text:span text:style-name="T96">системи </text:span><text:span text:style-name="T97">(кількість передач запиту від вузла до вузла прямує до нуля)</text:span><text:span text:style-name="T96">.</text:span></text:p>
      <text:p text:style-name="P30"><text:span text:style-name="T96"><text:tab/></text:span><text:span text:style-name="T111">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2">,</text:span><text:span text:style-name="T111"> first served — перши</text:span><text:span text:style-name="T112">м</text:span><text:span text:style-name="T111"> надійшов, перши</text:span><text:span text:style-name="T112">м</text:span><text:span text:style-name="T111"> обслужено</text:span><text:span text:style-name="T112">) </text:span><text:span text:style-name="T113">та є </text:span><text:span text:style-name="T115">відносно </text:span><text:span text:style-name="T113">відмовостійкою </text:span><text:span text:style-name="T114">(відмова в обслуговуванні запиту залежить лише від вузла, якому клієнт адресує запит). </text:span><text:span text:style-name="T115">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7">l</text:span><text:span text:style-name="T16">istening socket)</text:span></text:p>
        </text:list-item>
        <text:list-item>
          <text:p text:style-name="P63"><text:span text:style-name="T17">с</text:span><text:span text:style-name="T16">творюються «виконавці» (англ. </text:span><text:span text:style-name="T122">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9">(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16">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9">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6">(схематично зображена на рисунку </text:span><text:span text:style-name="T176">7</text:span><text:span text:style-name="T6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61">(цей випадок схематично показано на рисунку </text:span><text:span text:style-name="T176">8</text:span><text:span text:style-name="T61">)</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8">(схематично показано на рисунку </text:span><text:span text:style-name="T176">9</text:span><text:span text:style-name="T6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5">(схематично показано на рисунку </text:span><text:span text:style-name="T176">10</text:span><text:span text:style-name="T65">)</text:span>.</text:p>
      <text:p text:style-name="Paragraph"><text:tab/><text:span text:style-name="T118">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9">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176">8</text:span> — Схематичне зображення черги подій, <text:span text:style-name="T60">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7">Рисунок </text:span><text:span text:style-name="T176">9 </text:span><text:span text:style-name="T68">—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62">Рисунок </text:span><text:span text:style-name="T176">10 </text:span><text:span text:style-name="T63">— </text:span><text:span text:style-name="T64">Забирання події із черги для обробки</text:span></text:p>
      <text:p text:style-name="P20"><text:span text:style-name="T64"/></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0">Окрім цього, така черга з'єднань дозволить при подальшому вдосконаленні програмного забезпечення вузла системи </text:span><text:span text:style-name="T121">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1"><text:tab/></text:span><text:span text:style-name="T123">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2"><text:span text:style-name="T123">кожен вузол має декілька виконавчих процесів-конвеєрів, </text:span><text:span text:style-name="T124">кожен із яких може опрацьовувати одну подію в один момент часу </text:span><text:span text:style-name="T125">або чекати на появу події для опрацювання</text:span></text:p>
        </text:list-item>
        <text:list-item>
          <text:p text:style-name="P73"><text:span text:style-name="T126">виконавчі процеси забезпечують осблуговування декількох запитів (виконання декількох подій) одночасно, </text:span><text:span text:style-name="T127">максимальна кількість подій (запитів), що обслуговуються одночасно, рівна кількості робочих процесів-конвеєрів</text:span></text:p>
        </text:list-item>
        <text:list-item>
          <text:p text:style-name="P74"><text:span text:style-name="T128">кожен вузол має чергу подій, </text:span><text:span text:style-name="T129">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5"><text:span text:style-name="T130">балансування навантаження на вузол зводиться до розподілу подій із черги між процесами-конвеєрами</text:span></text:p>
        </text:list-item>
        <text:list-item>
          <text:p text:style-name="P76"><text:span text:style-name="T131">якщо у вузла немає </text:span><text:span text:style-name="T132">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7"><text:span text:style-name="T133">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33">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8"><text:span text:style-name="T134">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9"><text:span text:style-name="T135">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80"><text:span text:style-name="T136">відмова одного із вузлів на шляху даних у мережі </text:span><text:span text:style-name="T137">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1"><text:span text:style-name="T138"><text:tab/></text:span><text:span text:style-name="T139">Принцип роботи програмного забезпечення вузла схематично представлено на рисунку </text:span><text:span text:style-name="T140">1</text:span><text:span text:style-name="T176">1</text:span><text:span text:style-name="T140">. </text:span><text:span text:style-name="T144">Блок-схема</text:span><text:span text:style-name="T143"> роботи конвеєру (робочого потоку вузла) показано на рисунку 1</text:span><text:span text:style-name="T176">2</text:span><text:span text:style-name="T143">.</text:span></text:p>
      <text:p text:style-name="P111"><text:span text:style-name="T140"><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41">Рисунок 1</text:span><text:span text:style-name="T176">1 </text:span><text:span text:style-name="T141">— Принцип роботи програмного забезпечення вузла</text:span></text:p>
      <text:p text:style-name="P112"><text:span text:style-name="T137"><draw:frame draw:style-name="fr1" draw:name="graphics21" text:anchor-type="as-char" svg:width="17.253cm" svg:height="15.647cm" draw:z-index="20"><draw:image xlink:href="Pictures/10000201000004E00000046CD967217C.png" xlink:type="simple" xlink:show="embed" xlink:actuate="onLoad"/></draw:frame></text:span></text:p>
      <text:p text:style-name="P68"><text:span text:style-name="T142">Рисунок 1</text:span><text:span text:style-name="T176">2</text:span><text:span text:style-name="T142"> — Блок-схема алгоритму роботи потоку вузла</text:span></text:p>
      <text:p text:style-name="P71"><text:span text:style-name="T133"/></text:p>
      <text:p text:style-name="P70"><text:span text:style-name="T126"/></text:p>
      <text:p text:style-name="P33">4 ФРАГМЕНТИ ПРОГРАМНОГО ЗАБЕЗПЕЧЕННЯ ВУЗЛА МЕРЕЖІ</text:p>
      <text:p text:style-name="P82"><text:span text:style-name="T157"/></text:p>
      <text:p text:style-name="P103"><text:span text:style-name="T158"><text:tab/>4.1 Підключення необхідних бібліотек</text:span></text:p>
      <text:p text:style-name="P89"><text:span text:style-name="T161">#include &lt;stdio.h&gt;</text:span></text:p>
      <text:p text:style-name="P89"><text:span text:style-name="T161">#include &lt;stdlib.h&gt;</text:span></text:p>
      <text:p text:style-name="P89"><text:span text:style-name="T161">#include &lt;sys/socket.h&gt;</text:span></text:p>
      <text:p text:style-name="P89"><text:span text:style-name="T161">#include &lt;netinet/in.h&gt;</text:span></text:p>
      <text:p text:style-name="P89"><text:span text:style-name="T161">#include &lt;unistd.h&gt;</text:span></text:p>
      <text:p text:style-name="P89"><text:span text:style-name="T161">#include &lt;pthread.h&gt;</text:span></text:p>
      <text:p text:style-name="P89"><text:span text:style-name="T161">#include &lt;mhash.h&gt;</text:span></text:p>
      <text:p text:style-name="P89"><text:span text:style-name="T161">#include &lt;string.h&gt;</text:span></text:p>
      <text:p text:style-name="P89"><text:span text:style-name="T161">#include &lt;sys/stat.h&gt;</text:span></text:p>
      <text:p text:style-name="P84"><text:span text:style-name="T158"/></text:p>
      <text:p text:style-name="P103"><text:span text:style-name="T158"><text:tab/>4.2 Оголошення необхідних констант</text:span></text:p>
      <text:p text:style-name="P89"><text:span text:style-name="T161">#define NODE_DOMAIN <text:s/>INADDR_ANY</text:span></text:p>
      <text:p text:style-name="P89"><text:span text:style-name="T161">#define NODE_PORT <text:s text:c="3"/>4448</text:span></text:p>
      <text:p text:style-name="P89"><text:span text:style-name="T161">#define NODE_BACKLOG 300</text:span></text:p>
      <text:p text:style-name="P89"><text:span text:style-name="T161">#define NODE_WORKERS 300</text:span></text:p>
      <text:p text:style-name="P89"><text:span text:style-name="T161"/></text:p>
      <text:p text:style-name="P89"><text:span text:style-name="T161">#define NODE_READ_KEY <text:s/>"01234567890123456789012345678901"</text:span></text:p>
      <text:p text:style-name="P89"><text:span text:style-name="T161">#define NODE_WRITE_KEY "01234567890123456789012345678902"</text:span></text:p>
      <text:p text:style-name="P89"><text:span text:style-name="T161">#define NODE_NODE_KEY <text:s/>"01234567890123456789012345678903"</text:span></text:p>
      <text:p text:style-name="P89"><text:span text:style-name="T161"/></text:p>
      <text:p text:style-name="P89"><text:span text:style-name="T161">#define NODE_CLIENT_SOCKET_TIMEOUT 30</text:span></text:p>
      <text:p text:style-name="P89"><text:span text:style-name="T161"/></text:p>
      <text:p text:style-name="P89"><text:span text:style-name="T161">#define NODE_MIN_KEY_LENGTH 32</text:span></text:p>
      <text:p text:style-name="P89"><text:span text:style-name="T161">#define NODE_MAX_KEY_LENGTH 256</text:span></text:p>
      <text:p text:style-name="P89"><text:span text:style-name="T161"/></text:p>
      <text:p text:style-name="P89"><text:span text:style-name="T161">#define NODE_CHALLENGE_MIN_LENGTH 32</text:span></text:p>
      <text:p text:style-name="P89"><text:span text:style-name="T161">#define NODE_CHALLENGE_MAX_LENGTH 255</text:span></text:p>
      <text:p text:style-name="P89"><text:span text:style-name="T161"/></text:p>
      <text:p text:style-name="P89"><text:span text:style-name="T161">#define NODE_HASH_LENGTH 64</text:span></text:p>
      <text:p text:style-name="P89"><text:span text:style-name="T161"/></text:p>
      <text:p text:style-name="P89"><text:span text:style-name="T161">#define NODE_CONNECTION_READONLY <text:s/>1</text:span></text:p>
      <text:p text:style-name="P89"><text:span text:style-name="T161">#define NODE_CONNECTION_READWRITE 2</text:span></text:p>
      <text:p text:style-name="P89"><text:span text:style-name="T161">#define NODE_CONNECTION_NODE <text:s text:c="5"/>3</text:span></text:p>
      <text:p text:style-name="P89"><text:span text:style-name="T161"/></text:p>
      <text:p text:style-name="P90"><text:span text:style-name="T161">#define NODE_DATA_PATH "./"</text:span></text:p>
      <text:p text:style-name="P83"><text:span text:style-name="T157"/></text:p>
      <text:p text:style-name="P102"><text:span text:style-name="T157"><text:tab/>4.</text:span><text:span text:style-name="T160">3</text:span><text:span text:style-name="T157"> </text:span><text:span text:style-name="T146">Ініціалізація програми вузла</text:span></text:p>
      <text:p text:style-name="P91"><text:span text:style-name="T162">typedef struct node_t {</text:span></text:p>
      <text:p text:style-name="P91"><text:span text:style-name="T162"><text:tab/>event_t <text:s text:c="8"/>*event;</text:span></text:p>
      <text:p text:style-name="P91"><text:span text:style-name="T162"><text:tab/>pthread_mutex_t *event_mutex;</text:span></text:p>
      <text:p text:style-name="P91"><text:span text:style-name="T162"><text:tab/>pthread_cond_t <text:s/>*event_condition;</text:span></text:p>
      <text:p text:style-name="P91"><text:span text:style-name="T162"><text:tab/>connection_t <text:s text:c="3"/>*connection;</text:span></text:p>
      <text:p text:style-name="P91"><text:span text:style-name="T162"><text:tab/>pthread_mutex_t *connection_mutex;</text:span></text:p>
      <text:p text:style-name="P91"><text:span text:style-name="T162"><text:tab/></text:span></text:p>
      <text:p text:style-name="P91"><text:span text:style-name="T162"><text:tab/>char *read_key;</text:span></text:p>
      <text:p text:style-name="P91"><text:span text:style-name="T162"><text:tab/>int <text:s text:c="2"/>read_key_length;</text:span></text:p>
      <text:p text:style-name="P91"><text:span text:style-name="T162"><text:tab/></text:span></text:p>
      <text:p text:style-name="P91"><text:span text:style-name="T162"><text:tab/>char *write_key;</text:span></text:p>
      <text:p text:style-name="P91"><text:span text:style-name="T162"><text:tab/>int <text:s text:c="2"/>write_key_length;</text:span></text:p>
      <text:p text:style-name="P91"><text:span text:style-name="T162"><text:tab/></text:span></text:p>
      <text:p text:style-name="P91"><text:span text:style-name="T162"><text:tab/>char *node_key;</text:span></text:p>
      <text:p text:style-name="P91"><text:span text:style-name="T162"><text:tab/>int <text:s text:c="2"/>node_key_length;</text:span></text:p>
      <text:p text:style-name="P91"><text:span text:style-name="T162"><text:tab/></text:span></text:p>
      <text:p text:style-name="P91"><text:span text:style-name="T162">} node_t;</text:span></text:p>
      <text:p text:style-name="P113"><text:span text:style-name="T162">node_t *create_node( char *read_key, char *write_key, char *node_key ) {</text:span></text:p>
      <text:p text:style-name="P91"><text:span text:style-name="T162"><text:tab/></text:span></text:p>
      <text:p text:style-name="P91"><text:span text:style-name="T162"><text:tab/>if( 0 == read_key ) {</text:span></text:p>
      <text:p text:style-name="P91"><text:span text:style-name="T162"><text:tab/><text:tab/>fprintf( stderr, "No read-key provided\n"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0 == write_key ) {</text:span></text:p>
      <text:p text:style-name="P91"><text:span text:style-name="T162"><text:tab/><text:tab/>fprintf( stderr, "No write-key provided\n"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0 == node_key ) {</text:span></text:p>
      <text:p text:style-name="P91"><text:span text:style-name="T162"><text:tab/><text:tab/>fprintf( stderr, "No node-key provided\n"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nt read_key_length <text:s/>= strlen( read_key );</text:span></text:p>
      <text:p text:style-name="P91"><text:span text:style-name="T162"><text:tab/>int write_key_length = strlen( write_key );</text:span></text:p>
      <text:p text:style-name="P91"><text:span text:style-name="T162"><text:tab/>int node_key_length <text:s/>= strlen( node_key );</text:span></text:p>
      <text:p text:style-name="P91"><text:span text:style-name="T162"><text:tab/></text:span></text:p>
      <text:p text:style-name="P91"><text:span text:style-name="T162"><text:tab/>if( NODE_MIN_KEY_LENGTH &gt; read_key_length ) {</text:span></text:p>
      <text:p text:style-name="P91"><text:span text:style-name="T162"><text:tab/><text:tab/>fprintf( stderr, "Read key should be at least %i characters long", NODE_MIN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NODE_MAX_KEY_LENGTH &lt; read_key_length ) {</text:span></text:p>
      <text:p text:style-name="P91"><text:span text:style-name="T162"><text:tab/><text:tab/>fprintf( stderr, "Read key should not be longer than %i characters", NODE_MAX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NODE_MIN_KEY_LENGTH &gt; write_key_length ) {</text:span></text:p>
      <text:p text:style-name="P91"><text:span text:style-name="T162"><text:tab/><text:tab/>fprintf( stderr, "Write key should be at least %i characters long", NODE_MIN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NODE_MAX_KEY_LENGTH &lt; write_key_length ) {</text:span></text:p>
      <text:p text:style-name="P91"><text:span text:style-name="T162"><text:tab/><text:tab/>fprintf( stderr, "Write key should not be longer than %i characters", NODE_MAX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NODE_MIN_KEY_LENGTH &gt; node_key_length ) {</text:span></text:p>
      <text:p text:style-name="P91"><text:span text:style-name="T162"><text:tab/><text:tab/>fprintf( stderr, "Node key should be at least %i characters long", NODE_MIN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if( NODE_MAX_KEY_LENGTH &lt; node_key_length ) {</text:span></text:p>
      <text:p text:style-name="P91"><text:span text:style-name="T162"><text:tab/><text:tab/>fprintf( stderr, "Node key should not be longer than %i characters", NODE_MAX_KEY_LENGTH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node_t *node = malloc( sizeof( node_t ) );</text:span></text:p>
      <text:p text:style-name="P91"><text:span text:style-name="T162"><text:tab/></text:span></text:p>
      <text:p text:style-name="P91"><text:span text:style-name="T162"><text:tab/>if( 0 == node ) {</text:span></text:p>
      <text:p text:style-name="P91"><text:span text:style-name="T162"><text:tab/><text:tab/>perror( "Failed to allocate memory for node"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node-&gt;event_mutex = malloc( sizeof( pthread_mutex_t ) );</text:span></text:p>
      <text:p text:style-name="P91"><text:span text:style-name="T162"><text:tab/></text:span></text:p>
      <text:p text:style-name="P91"><text:span text:style-name="T162"><text:tab/>if( 0 == node-&gt;event_mutex ) {</text:span></text:p>
      <text:p text:style-name="P91"><text:span text:style-name="T162"><text:tab/><text:tab/>perror( "Failed to allocate memory for node event mutex" );</text:span></text:p>
      <text:p text:style-name="P91"><text:span text:style-name="T162"><text:tab/><text:tab/>free( node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node-&gt;event_condition = malloc( sizeof( pthread_cond_t ) );</text:span></text:p>
      <text:p text:style-name="P91"><text:span text:style-name="T162"><text:tab/></text:span></text:p>
      <text:p text:style-name="P113"><text:span text:style-name="T162"><text:tab/>if( 0 == node-&gt;event_condition ) {</text:span></text:p>
      <text:p text:style-name="P91"><text:span text:style-name="T162"><text:tab/><text:tab/>perror( "Failed to allocate memory for node event condition" );</text:span></text:p>
      <text:p text:style-name="P91"><text:span text:style-name="T162"><text:tab/><text:tab/>pthread_mutex_destroy( node-&gt;event_mutex );</text:span></text:p>
      <text:p text:style-name="P91"><text:span text:style-name="T162"><text:tab/><text:tab/>free( node-&gt;event_mutex );</text:span></text:p>
      <text:p text:style-name="P91"><text:span text:style-name="T162"><text:tab/><text:tab/>free( node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node-&gt;connection_mutex = malloc( sizeof( pthread_mutex_t ) );</text:span></text:p>
      <text:p text:style-name="P91"><text:span text:style-name="T162"><text:tab/></text:span></text:p>
      <text:p text:style-name="P91"><text:span text:style-name="T162"><text:tab/>if( 0 == node-&gt;connection_mutex ) {</text:span></text:p>
      <text:p text:style-name="P91"><text:span text:style-name="T162"><text:tab/><text:tab/>perror( "Failed to allocate memory for node connection mutex" );</text:span></text:p>
      <text:p text:style-name="P91"><text:span text:style-name="T162"><text:tab/><text:tab/>pthread_mutex_destroy( node-&gt;event_mutex );</text:span></text:p>
      <text:p text:style-name="P91"><text:span text:style-name="T162"><text:tab/><text:tab/>pthread_cond_destroy( node-&gt;event_condition );</text:span></text:p>
      <text:p text:style-name="P91"><text:span text:style-name="T162"><text:tab/><text:tab/>free( node-&gt;event_mutex );</text:span></text:p>
      <text:p text:style-name="P91"><text:span text:style-name="T162"><text:tab/><text:tab/>free( node-&gt;event_condition );</text:span></text:p>
      <text:p text:style-name="P91"><text:span text:style-name="T162"><text:tab/><text:tab/>free( node );</text:span></text:p>
      <text:p text:style-name="P91"><text:span text:style-name="T162"><text:tab/><text:tab/>return 0;</text:span></text:p>
      <text:p text:style-name="P91"><text:span text:style-name="T162"><text:tab/>};</text:span></text:p>
      <text:p text:style-name="P91"><text:span text:style-name="T162"><text:tab/></text:span></text:p>
      <text:p text:style-name="P91"><text:span text:style-name="T162"><text:tab/>node-&gt;event <text:s text:c="5"/>= 0;</text:span></text:p>
      <text:p text:style-name="P91"><text:span text:style-name="T162"><text:tab/>node-&gt;connection = 0;</text:span></text:p>
      <text:p text:style-name="P91"><text:span text:style-name="T162"><text:tab/></text:span></text:p>
      <text:p text:style-name="P91"><text:span text:style-name="T162"><text:tab/>node-&gt;read_key <text:s text:c="2"/>= read_key;</text:span></text:p>
      <text:p text:style-name="P91"><text:span text:style-name="T162"><text:tab/>node-&gt;write_key <text:s/>= write_key;</text:span></text:p>
      <text:p text:style-name="P91"><text:span text:style-name="T162"><text:tab/>node-&gt;node_key <text:s text:c="2"/>= node_key;</text:span></text:p>
      <text:p text:style-name="P91"><text:span text:style-name="T162"><text:tab/></text:span></text:p>
      <text:p text:style-name="P91"><text:span text:style-name="T162"><text:tab/>node-&gt;read_key_length <text:s text:c="2"/>= read_key_length;</text:span></text:p>
      <text:p text:style-name="P91"><text:span text:style-name="T162"><text:tab/>node-&gt;write_key_length <text:s/>= write_key_length;</text:span></text:p>
      <text:p text:style-name="P91"><text:span text:style-name="T162"><text:tab/>node-&gt;node_key_length <text:s text:c="2"/>= node_key_length;</text:span></text:p>
      <text:p text:style-name="P91"><text:span text:style-name="T162"><text:tab/></text:span></text:p>
      <text:p text:style-name="P91"><text:span text:style-name="T162"><text:tab/>return node;</text:span></text:p>
      <text:p text:style-name="P91"><text:span text:style-name="T162"><text:tab/></text:span></text:p>
      <text:p text:style-name="P91"><text:span text:style-name="T162">};</text:span></text:p>
      <text:p text:style-name="P91"><text:span text:style-name="T162"/></text:p>
      <text:p text:style-name="P91"><text:span text:style-name="T162">int init_node_socket( int domain, int port, int backlog ) {</text:span></text:p>
      <text:p text:style-name="P91"><text:span text:style-name="T162"><text:tab/></text:span></text:p>
      <text:p text:style-name="P91"><text:span text:style-name="T162"><text:tab/>int node_socket = socket( AF_INET, SOCK_STREAM, 0 );</text:span></text:p>
      <text:p text:style-name="P91"><text:span text:style-name="T162"><text:tab/></text:span></text:p>
      <text:p text:style-name="P91"><text:span text:style-name="T162"><text:tab/>if( -1 == node_socket ) {</text:span></text:p>
      <text:p text:style-name="P91"><text:span text:style-name="T162"><text:tab/><text:tab/>perror( "Failed to create node socket" );</text:span></text:p>
      <text:p text:style-name="P91"><text:span text:style-name="T162"><text:tab/><text:tab/>return -1;</text:span></text:p>
      <text:p text:style-name="P91"><text:span text:style-name="T162"><text:tab/>};</text:span></text:p>
      <text:p text:style-name="P91"><text:span text:style-name="T162"><text:tab/></text:span></text:p>
      <text:p text:style-name="P91"><text:span text:style-name="T162"><text:tab/>struct sockaddr_in node_address;</text:span></text:p>
      <text:p text:style-name="P91"><text:span text:style-name="T162"><text:tab/></text:span></text:p>
      <text:p text:style-name="P91"><text:span text:style-name="T162"><text:tab/>node_address.sin_family <text:s text:c="5"/>= AF_INET;</text:span></text:p>
      <text:p text:style-name="P91"><text:span text:style-name="T162"><text:tab/>node_address.sin_port <text:s text:c="7"/>= port;</text:span></text:p>
      <text:p text:style-name="P91"><text:span text:style-name="T162"><text:tab/>node_address.sin_addr.s_addr = domain;</text:span></text:p>
      <text:p text:style-name="P91"><text:span text:style-name="T162"><text:tab/></text:span></text:p>
      <text:p text:style-name="P91"><text:span text:style-name="T162"><text:tab/>if( -1 == bind( node_socket, ( struct sockaddr * ) &amp;node_address, sizeof( node_address ) ) ) {</text:span></text:p>
      <text:p text:style-name="P91"><text:span text:style-name="T162"><text:tab/><text:tab/>perror( "Failed to bind node socket" );</text:span></text:p>
      <text:p text:style-name="P91"><text:span text:style-name="T162"><text:tab/><text:tab/>close( node_socket );</text:span></text:p>
      <text:p text:style-name="P91"><text:span text:style-name="T162"><text:tab/><text:tab/>return -1;</text:span></text:p>
      <text:p text:style-name="P91"><text:span text:style-name="T162"><text:tab/>};</text:span></text:p>
      <text:p text:style-name="P91"><text:span text:style-name="T162"><text:tab/></text:span></text:p>
      <text:p text:style-name="P91"><text:span text:style-name="T162"><text:tab/>if( -1 == listen( node_socket, backlog ) ) {</text:span></text:p>
      <text:p text:style-name="P91"><text:span text:style-name="T162"><text:tab/><text:tab/>perror( "Failed to listen on node socket" );</text:span></text:p>
      <text:p text:style-name="P91"><text:span text:style-name="T162"><text:tab/><text:tab/>close( node_socket );</text:span></text:p>
      <text:p text:style-name="P91"><text:span text:style-name="T162"><text:tab/><text:tab/>return -1;</text:span></text:p>
      <text:p text:style-name="P91"><text:span text:style-name="T162"><text:tab/>};</text:span></text:p>
      <text:p text:style-name="P91"><text:span text:style-name="T162"><text:tab/></text:span></text:p>
      <text:p text:style-name="P91"><text:span text:style-name="T162"><text:tab/>return node_socket;</text:span></text:p>
      <text:p text:style-name="P91"><text:span text:style-name="T162"><text:tab/></text:span></text:p>
      <text:p text:style-name="P91"><text:span text:style-name="T162">};</text:span></text:p>
      <text:p text:style-name="P91"><text:span text:style-name="T162"/></text:p>
      <text:p text:style-name="P91"><text:span text:style-name="T162"/></text:p>
      <text:p text:style-name="P113"><text:span text:style-name="T162">int init_master_socket( int domain, int port ) {</text:span></text:p>
      <text:p text:style-name="P91"><text:span text:style-name="T162"><text:tab/></text:span></text:p>
      <text:p text:style-name="P91"><text:span text:style-name="T162"><text:tab/>int master_socket = socket( AF_INET, SOCK_STREAM, 0 );</text:span></text:p>
      <text:p text:style-name="P91"><text:span text:style-name="T162"><text:tab/></text:span></text:p>
      <text:p text:style-name="P91"><text:span text:style-name="T162"><text:tab/>if( -1 == master_socket ) {</text:span></text:p>
      <text:p text:style-name="P91"><text:span text:style-name="T162"><text:tab/><text:tab/>perror( "Failed to create master socket" );</text:span></text:p>
      <text:p text:style-name="P91"><text:span text:style-name="T162"><text:tab/><text:tab/>return -1;</text:span></text:p>
      <text:p text:style-name="P91"><text:span text:style-name="T162"><text:tab/>};</text:span></text:p>
      <text:p text:style-name="P91"><text:span text:style-name="T162"><text:tab/></text:span></text:p>
      <text:p text:style-name="P91"><text:span text:style-name="T162"><text:tab/>struct sockaddr_in master_address;</text:span></text:p>
      <text:p text:style-name="P91"><text:span text:style-name="T162"><text:tab/></text:span></text:p>
      <text:p text:style-name="P91"><text:span text:style-name="T162"><text:tab/>master_address.sin_family <text:s text:c="5"/>= AF_INET;</text:span></text:p>
      <text:p text:style-name="P91"><text:span text:style-name="T162"><text:tab/>master_address.sin_port <text:s text:c="7"/>= port;</text:span></text:p>
      <text:p text:style-name="P91"><text:span text:style-name="T162"><text:tab/>master_address.sin_addr.s_addr = domain;</text:span></text:p>
      <text:p text:style-name="P91"><text:span text:style-name="T162"><text:tab/></text:span></text:p>
      <text:p text:style-name="P91"><text:span text:style-name="T162"><text:tab/>if( -1 == connect( master_socket, ( struct sockaddr * ) &amp;master_address, sizeof( master_address ) ) ) {</text:span></text:p>
      <text:p text:style-name="P91"><text:span text:style-name="T162"><text:tab/><text:tab/>perror( "Failed to connect to master node" );</text:span></text:p>
      <text:p text:style-name="P91"><text:span text:style-name="T162"><text:tab/><text:tab/>close( master_socket );</text:span></text:p>
      <text:p text:style-name="P91"><text:span text:style-name="T162"><text:tab/><text:tab/>return -1;</text:span></text:p>
      <text:p text:style-name="P91"><text:span text:style-name="T162"><text:tab/>};</text:span></text:p>
      <text:p text:style-name="P91"><text:span text:style-name="T162"><text:tab/></text:span></text:p>
      <text:p text:style-name="P91"><text:span text:style-name="T162"><text:tab/>return master_socket;</text:span></text:p>
      <text:p text:style-name="P91"><text:span text:style-name="T162"><text:tab/></text:span></text:p>
      <text:p text:style-name="P91"><text:span text:style-name="T162">};</text:span></text:p>
      <text:p text:style-name="P91"><text:span text:style-name="T162"/></text:p>
      <text:p text:style-name="P92"><text:span text:style-name="T163">pthread_t *init_workers( int count, void *( worker_routine )( void * ), node_t *node ) {</text:span></text:p>
      <text:p text:style-name="P92"><text:span text:style-name="T163"><text:tab/></text:span></text:p>
      <text:p text:style-name="P92"><text:span text:style-name="T163"><text:tab/>if( 1 &gt; count ) {</text:span></text:p>
      <text:p text:style-name="P92"><text:span text:style-name="T163"><text:tab/><text:tab/>fprintf( stderr, "create_workers: count == %i, count &lt; 1\n", count );</text:span></text:p>
      <text:p text:style-name="P92"><text:span text:style-name="T163"><text:tab/><text:tab/>return 0;</text:span></text:p>
      <text:p text:style-name="P92"><text:span text:style-name="T163"><text:tab/>};</text:span></text:p>
      <text:p text:style-name="P92"><text:span text:style-name="T163"><text:tab/></text:span></text:p>
      <text:p text:style-name="P92"><text:span text:style-name="T163"><text:tab/>if( 0 == node ) {</text:span></text:p>
      <text:p text:style-name="P92"><text:span text:style-name="T163"><text:tab/><text:tab/>fprintf( stderr, "create_workers: node == 0");</text:span></text:p>
      <text:p text:style-name="P92"><text:span text:style-name="T163"><text:tab/><text:tab/>return 0;</text:span></text:p>
      <text:p text:style-name="P92"><text:span text:style-name="T163"><text:tab/>};</text:span></text:p>
      <text:p text:style-name="P92"><text:span text:style-name="T163"><text:tab/></text:span></text:p>
      <text:p text:style-name="P92"><text:span text:style-name="T163"><text:tab/>if( 0 != pthread_setcancelstate( PTHREAD_CANCEL_ENABLE, 0 ) ) {</text:span></text:p>
      <text:p text:style-name="P92"><text:span text:style-name="T163"><text:tab/><text:tab/>perror( "Failed to make threads (workers) cancelable" );</text:span></text:p>
      <text:p text:style-name="P92"><text:span text:style-name="T163"><text:tab/><text:tab/>return 0;</text:span></text:p>
      <text:p text:style-name="P92"><text:span text:style-name="T163"><text:tab/>};</text:span></text:p>
      <text:p text:style-name="P92"><text:span text:style-name="T163"><text:tab/></text:span></text:p>
      <text:p text:style-name="P92"><text:span text:style-name="T163"><text:tab/>if( 0 != pthread_setcanceltype( PTHREAD_CANCEL_ASYNCHRONOUS, 0 ) ) {</text:span></text:p>
      <text:p text:style-name="P92"><text:span text:style-name="T163"><text:tab/><text:tab/>perror( "Failed to make threads (workers) cancelable asynchronously" );</text:span></text:p>
      <text:p text:style-name="P92"><text:span text:style-name="T163"><text:tab/><text:tab/>return 0;</text:span></text:p>
      <text:p text:style-name="P92"><text:span text:style-name="T163"><text:tab/>};</text:span></text:p>
      <text:p text:style-name="P92"><text:span text:style-name="T163"><text:tab/></text:span></text:p>
      <text:p text:style-name="P92"><text:span text:style-name="T163"><text:tab/>pthread_t *workers = malloc( sizeof( pthread_t ) * count );</text:span></text:p>
      <text:p text:style-name="P92"><text:span text:style-name="T163"><text:tab/></text:span></text:p>
      <text:p text:style-name="P92"><text:span text:style-name="T163"><text:tab/>int i = 0;</text:span></text:p>
      <text:p text:style-name="P92"><text:span text:style-name="T163"><text:tab/></text:span></text:p>
      <text:p text:style-name="P92"><text:span text:style-name="T163"><text:tab/>for( ; i &lt; count; i++ ) {</text:span></text:p>
      <text:p text:style-name="P92"><text:span text:style-name="T163"><text:tab/><text:tab/></text:span></text:p>
      <text:p text:style-name="P92"><text:span text:style-name="T163"><text:tab/><text:tab/>if( 0 != pthread_create( &amp;workers[i], 0, worker_routine, node ) ) {</text:span></text:p>
      <text:p text:style-name="P92"><text:span text:style-name="T163"><text:tab/><text:tab/><text:tab/></text:span></text:p>
      <text:p text:style-name="P92"><text:span text:style-name="T163"><text:tab/><text:tab/><text:tab/>perror( "Failed to create thread (worker)" );</text:span></text:p>
      <text:p text:style-name="P92"><text:span text:style-name="T163"><text:tab/><text:tab/><text:tab/></text:span></text:p>
      <text:p text:style-name="P92"><text:span text:style-name="T163"><text:tab/><text:tab/><text:tab/>i--;</text:span></text:p>
      <text:p text:style-name="P92"><text:span text:style-name="T163"><text:tab/><text:tab/><text:tab/></text:span></text:p>
      <text:p text:style-name="P92"><text:span text:style-name="T163"><text:tab/><text:tab/><text:tab/>for( ; i &gt;= 0; i-- ) {</text:span></text:p>
      <text:p text:style-name="P92"><text:span text:style-name="T163"><text:tab/><text:tab/><text:tab/><text:tab/>pthread_cancel( workers[i] );</text:span></text:p>
      <text:p text:style-name="P92"><text:span text:style-name="T163"><text:tab/><text:tab/><text:tab/>};</text:span></text:p>
      <text:p text:style-name="P92"><text:span text:style-name="T163"><text:tab/><text:tab/><text:tab/></text:span></text:p>
      <text:p text:style-name="P92"><text:span text:style-name="T163"><text:tab/><text:tab/><text:tab/>free( workers );</text:span></text:p>
      <text:p text:style-name="P92"><text:span text:style-name="T163"><text:tab/><text:tab/><text:tab/></text:span></text:p>
      <text:p text:style-name="P92"><text:span text:style-name="T163"><text:tab/><text:tab/><text:tab/>return 0;</text:span></text:p>
      <text:p text:style-name="P92"><text:span text:style-name="T163"><text:tab/><text:tab/><text:tab/></text:span></text:p>
      <text:p text:style-name="P92"><text:span text:style-name="T163"><text:tab/><text:tab/>};</text:span></text:p>
      <text:p text:style-name="P92"><text:span text:style-name="T163"><text:tab/><text:tab/></text:span></text:p>
      <text:p text:style-name="P92"><text:span text:style-name="T163"><text:tab/>};</text:span></text:p>
      <text:p text:style-name="P92"><text:span text:style-name="T163"><text:tab/></text:span></text:p>
      <text:p text:style-name="P92"><text:span text:style-name="T163"><text:tab/>return workers;</text:span></text:p>
      <text:p text:style-name="P92"><text:span text:style-name="T163"><text:tab/></text:span></text:p>
      <text:p text:style-name="P92"><text:span text:style-name="T163">};</text:span></text:p>
      <text:p text:style-name="P114"><text:span text:style-name="T163">int main( int argc, char **argv, char **env ) {</text:span></text:p>
      <text:p text:style-name="P92"><text:span text:style-name="T163"><text:tab/></text:span></text:p>
      <text:p text:style-name="P92"><text:span text:style-name="T163"><text:tab/>node_t *node = create_node( NODE_READ_KEY, NODE_WRITE_KEY, NODE_NODE_KEY );</text:span></text:p>
      <text:p text:style-name="P92"><text:span text:style-name="T163"><text:tab/></text:span></text:p>
      <text:p text:style-name="P92"><text:span text:style-name="T163"><text:tab/>if( 0 == node ) {</text:span></text:p>
      <text:p text:style-name="P92"><text:span text:style-name="T163"><text:tab/><text:tab/>return 1;</text:span></text:p>
      <text:p text:style-name="P92"><text:span text:style-name="T163"><text:tab/>};</text:span></text:p>
      <text:p text:style-name="P92"><text:span text:style-name="T163"><text:tab/></text:span></text:p>
      <text:p text:style-name="P92"><text:span text:style-name="T163"><text:tab/>pthread_t *workers = init_workers( NODE_WORKERS, worker_routine, node );</text:span></text:p>
      <text:p text:style-name="P92"><text:span text:style-name="T163"><text:tab/></text:span></text:p>
      <text:p text:style-name="P92"><text:span text:style-name="T163"><text:tab/>if( 0 == workers ) {</text:span></text:p>
      <text:p text:style-name="P92"><text:span text:style-name="T163"><text:tab/><text:tab/>return 1;</text:span></text:p>
      <text:p text:style-name="P92"><text:span text:style-name="T163"><text:tab/>};</text:span></text:p>
      <text:p text:style-name="P92"><text:span text:style-name="T163"><text:tab/></text:span></text:p>
      <text:p text:style-name="P92"><text:span text:style-name="T163"><text:tab/>int node_socket = init_node_socket( NODE_DOMAIN, htons( NODE_PORT ), NODE_BACKLOG );</text:span></text:p>
      <text:p text:style-name="P92"><text:span text:style-name="T163"><text:tab/></text:span></text:p>
      <text:p text:style-name="P92"><text:span text:style-name="T163"><text:tab/>if( -1 == node_socket ) {</text:span></text:p>
      <text:p text:style-name="P92"><text:span text:style-name="T163"><text:tab/><text:tab/>return 1;</text:span></text:p>
      <text:p text:style-name="P92"><text:span text:style-name="T163"><text:tab/>};</text:span></text:p>
      <text:p text:style-name="P92"><text:span text:style-name="T163"><text:tab/></text:span></text:p>
      <text:p text:style-name="P92"><text:span text:style-name="T163"><text:tab/>for( ; ; ) {</text:span></text:p>
      <text:p text:style-name="P92"><text:span text:style-name="T163"><text:tab/><text:tab/></text:span></text:p>
      <text:p text:style-name="P92"><text:span text:style-name="T163"><text:tab/><text:tab/>int client_socket = accept( node_socket, 0, 0 );</text:span></text:p>
      <text:p text:style-name="P92"><text:span text:style-name="T163"><text:tab/><text:tab/></text:span></text:p>
      <text:p text:style-name="P92"><text:span text:style-name="T163"><text:tab/><text:tab/>if( -1 == client_socket ) {</text:span></text:p>
      <text:p text:style-name="P92"><text:span text:style-name="T163"><text:tab/><text:tab/><text:tab/>perror( "Failed to accept client connection" );</text:span></text:p>
      <text:p text:style-name="P92"><text:span text:style-name="T163"><text:tab/><text:tab/><text:tab/>continue;</text:span></text:p>
      <text:p text:style-name="P92"><text:span text:style-name="T163"><text:tab/><text:tab/>};</text:span></text:p>
      <text:p text:style-name="P92"><text:span text:style-name="T163"><text:tab/><text:tab/></text:span></text:p>
      <text:p text:style-name="P92"><text:span text:style-name="T163"><text:tab/><text:tab/>connection_t *connection = create_connection( client_socket, 0 );</text:span></text:p>
      <text:p text:style-name="P92"><text:span text:style-name="T163"><text:tab/><text:tab/></text:span></text:p>
      <text:p text:style-name="P92"><text:span text:style-name="T163"><text:tab/><text:tab/>if( 0 == connection ) {</text:span></text:p>
      <text:p text:style-name="P92"><text:span text:style-name="T163"><text:tab/><text:tab/><text:tab/>continue;</text:span></text:p>
      <text:p text:style-name="P92"><text:span text:style-name="T163"><text:tab/><text:tab/>};</text:span></text:p>
      <text:p text:style-name="P92"><text:span text:style-name="T163"><text:tab/><text:tab/></text:span></text:p>
      <text:p text:style-name="P92"><text:span text:style-name="T163"><text:tab/><text:tab/>event_t *event = create_event( client_socket, 0 );</text:span></text:p>
      <text:p text:style-name="P92"><text:span text:style-name="T163"><text:tab/><text:tab/></text:span></text:p>
      <text:p text:style-name="P92"><text:span text:style-name="T163"><text:tab/><text:tab/>if( 0 == event ) {</text:span></text:p>
      <text:p text:style-name="P92"><text:span text:style-name="T163"><text:tab/><text:tab/><text:tab/>destroy_connection( node, client_socket );</text:span></text:p>
      <text:p text:style-name="P92"><text:span text:style-name="T163"><text:tab/><text:tab/><text:tab/>continue;</text:span></text:p>
      <text:p text:style-name="P92"><text:span text:style-name="T163"><text:tab/><text:tab/>};</text:span></text:p>
      <text:p text:style-name="P92"><text:span text:style-name="T163"><text:tab/><text:tab/></text:span></text:p>
      <text:p text:style-name="P92"><text:span text:style-name="T163"><text:tab/><text:tab/>if( -1 == add_connection( node, connection ) ) {</text:span></text:p>
      <text:p text:style-name="P92"><text:span text:style-name="T163"><text:tab/><text:tab/><text:tab/>close( node_socket );</text:span></text:p>
      <text:p text:style-name="P92"><text:span text:style-name="T163"><text:tab/><text:tab/><text:tab/>return 1;</text:span></text:p>
      <text:p text:style-name="P92"><text:span text:style-name="T163"><text:tab/><text:tab/>};</text:span></text:p>
      <text:p text:style-name="P92"><text:span text:style-name="T163"><text:tab/><text:tab/></text:span></text:p>
      <text:p text:style-name="P92"><text:span text:style-name="T163"><text:tab/><text:tab/>if( -1 == enqueue_event( node, event ) ) {</text:span></text:p>
      <text:p text:style-name="P92"><text:span text:style-name="T163"><text:tab/><text:tab/><text:tab/>close( node_socket );</text:span></text:p>
      <text:p text:style-name="P92"><text:span text:style-name="T163"><text:tab/><text:tab/><text:tab/>return 1;</text:span></text:p>
      <text:p text:style-name="P92"><text:span text:style-name="T163"><text:tab/><text:tab/>};</text:span></text:p>
      <text:p text:style-name="P92"><text:span text:style-name="T163"><text:tab/><text:tab/></text:span></text:p>
      <text:p text:style-name="P92"><text:span text:style-name="T163"><text:tab/>};</text:span></text:p>
      <text:p text:style-name="P92"><text:span text:style-name="T163"><text:tab/></text:span></text:p>
      <text:p text:style-name="P92"><text:span text:style-name="T163"><text:tab/>return 0;</text:span></text:p>
      <text:p text:style-name="P92"><text:span text:style-name="T163"><text:tab/></text:span></text:p>
      <text:p text:style-name="P92"><text:span text:style-name="T163">};</text:span></text:p>
      <text:p text:style-name="P83"/>
      <text:p text:style-name="P104"><text:span text:style-name="T157"/></text:p>
      <text:p text:style-name="P118"><text:span text:style-name="T157"><text:tab/>4.</text:span><text:span text:style-name="T160">4</text:span><text:span text:style-name="T157"> </text:span><text:span text:style-name="T150">Процедура</text:span><text:span text:style-name="T147"> конвеєру для опрацювання подій</text:span></text:p>
      <text:p text:style-name="P93"><text:span text:style-name="T164">void *worker_routine( void *node_pointer ) {</text:span></text:p>
      <text:p text:style-name="P93"><text:span text:style-name="T164"><text:tab/></text:span></text:p>
      <text:p text:style-name="P93"><text:span text:style-name="T164"><text:tab/>if( 0 == node_pointer ) {</text:span></text:p>
      <text:p text:style-name="P93"><text:span text:style-name="T164"><text:tab/><text:tab/>fprintf( stderr, "worker_routine: node_pointer == 0\n" );</text:span></text:p>
      <text:p text:style-name="P93"><text:span text:style-name="T164"><text:tab/><text:tab/>return 0;</text:span></text:p>
      <text:p text:style-name="P93"><text:span text:style-name="T164"><text:tab/>};</text:span></text:p>
      <text:p text:style-name="P93"><text:span text:style-name="T164"><text:tab/></text:span></text:p>
      <text:p text:style-name="P93"><text:span text:style-name="T164"><text:tab/>node_t *node = ( node_t * ) node_pointer;</text:span></text:p>
      <text:p text:style-name="P93"><text:span text:style-name="T164"><text:tab/></text:span></text:p>
      <text:p text:style-name="P93"><text:span text:style-name="T164"><text:tab/>for( ; ; ) {</text:span></text:p>
      <text:p text:style-name="P93"><text:span text:style-name="T164"><text:tab/><text:tab/></text:span></text:p>
      <text:p text:style-name="P93"><text:span text:style-name="T164"><text:tab/><text:tab/>event_t *event = dequeue_event( node );</text:span></text:p>
      <text:p text:style-name="P93"><text:span text:style-name="T164"><text:tab/><text:tab/></text:span></text:p>
      <text:p text:style-name="P93"><text:span text:style-name="T164"><text:tab/><text:tab/>int connection_type = get_connection_type( node, event-&gt;socket );</text:span></text:p>
      <text:p text:style-name="P93"><text:span text:style-name="T164"><text:tab/><text:tab/></text:span></text:p>
      <text:p text:style-name="P93"><text:span text:style-name="T164"><text:tab/><text:tab/>if( -2 == connection_type ) {</text:span></text:p>
      <text:p text:style-name="P93"><text:span text:style-name="T164"><text:tab/><text:tab/><text:tab/>return node_pointer;</text:span></text:p>
      <text:p text:style-name="P93"><text:span text:style-name="T164"><text:tab/><text:tab/>};</text:span></text:p>
      <text:p text:style-name="P93"><text:span text:style-name="T164"><text:tab/><text:tab/></text:span></text:p>
      <text:p text:style-name="P93"><text:span text:style-name="T164"><text:tab/><text:tab/>if( -1 == connection_type ) {</text:span></text:p>
      <text:p text:style-name="P93"><text:span text:style-name="T164"><text:tab/><text:tab/><text:tab/>free( event );</text:span></text:p>
      <text:p text:style-name="P93"><text:span text:style-name="T164"><text:tab/><text:tab/><text:tab/>continue;</text:span></text:p>
      <text:p text:style-name="P93"><text:span text:style-name="T164"><text:tab/><text:tab/>};</text:span></text:p>
      <text:p text:style-name="P93"><text:span text:style-name="T164"><text:tab/><text:tab/></text:span></text:p>
      <text:p text:style-name="P93"><text:span text:style-name="T164"><text:tab/><text:tab/>if( -1 == event-&gt;socket ) {</text:span></text:p>
      <text:p text:style-name="P93"><text:span text:style-name="T164"><text:tab/><text:tab/><text:tab/>free( event );</text:span></text:p>
      <text:p text:style-name="P93"><text:span text:style-name="T164"><text:tab/><text:tab/><text:tab/>continue;</text:span></text:p>
      <text:p text:style-name="P93"><text:span text:style-name="T164"><text:tab/><text:tab/>};</text:span></text:p>
      <text:p text:style-name="P93"><text:span text:style-name="T164"><text:tab/><text:tab/></text:span></text:p>
      <text:p text:style-name="P93"><text:span text:style-name="T164"><text:tab/><text:tab/>switch( event-&gt;type ) {</text:span></text:p>
      <text:p text:style-name="P93"><text:span text:style-name="T164"><text:tab/><text:tab/><text:tab/>case 0: client_authentification( node, event ); break; // auth client-node</text:span></text:p>
      <text:p text:style-name="P93"><text:span text:style-name="T164"><text:tab/><text:tab/><text:tab/>case 1: break; // auth node-node</text:span></text:p>
      <text:p text:style-name="P93"><text:span text:style-name="T164"><text:tab/><text:tab/><text:tab/>case 2: client_get_chunk( node, event ); break; // give chunk to client</text:span></text:p>
      <text:p text:style-name="P93"><text:span text:style-name="T164"><text:tab/><text:tab/><text:tab/>case 3: client_put_chunk( node, event ); break; // put chunk</text:span></text:p>
      <text:p text:style-name="P93"><text:span text:style-name="T164"><text:tab/><text:tab/><text:tab/>case 4: client_drop_chunk( node, event ); break; // drop chunk</text:span></text:p>
      <text:p text:style-name="P93"><text:span text:style-name="T164"><text:tab/><text:tab/><text:tab/>case 5: client_read_command( node, event ); break; // read command from client</text:span></text:p>
      <text:p text:style-name="P93"><text:span text:style-name="T164"><text:tab/><text:tab/><text:tab/>default: destroy_connection( node, event-&gt;socket );</text:span></text:p>
      <text:p text:style-name="P93"><text:span text:style-name="T164"><text:tab/><text:tab/>};</text:span></text:p>
      <text:p text:style-name="P93"><text:span text:style-name="T164"><text:tab/><text:tab/></text:span></text:p>
      <text:p text:style-name="P93"><text:span text:style-name="T164"><text:tab/><text:tab/>free( event );</text:span></text:p>
      <text:p text:style-name="P93"><text:span text:style-name="T164"><text:tab/><text:tab/></text:span></text:p>
      <text:p text:style-name="P93"><text:span text:style-name="T164"><text:tab/>};</text:span></text:p>
      <text:p text:style-name="P93"><text:span text:style-name="T164"><text:tab/></text:span></text:p>
      <text:p text:style-name="P93"><text:span text:style-name="T164"><text:tab/>return node_pointer;</text:span></text:p>
      <text:p text:style-name="P93"><text:span text:style-name="T164"><text:tab/></text:span></text:p>
      <text:p text:style-name="P93"><text:span text:style-name="T164">};</text:span></text:p>
      <text:p text:style-name="P85"><text:span text:style-name="T147"/></text:p>
      <text:p text:style-name="P104"><text:span text:style-name="T157"/></text:p>
      <text:p text:style-name="P118"><text:span text:style-name="T157"><text:tab/>4.</text:span><text:span text:style-name="T160">5</text:span><text:span text:style-name="T157"> </text:span><text:span text:style-name="T147">Реалізація черги подій</text:span></text:p>
      <text:p text:style-name="P104"><text:span text:style-name="T157"><text:tab/>4.</text:span><text:span text:style-name="T160">5</text:span><text:span text:style-name="T157">.1 </text:span><text:span text:style-name="T150">Реалізація структури події</text:span></text:p>
      <text:p text:style-name="P93"><text:span text:style-name="T164">typedef struct event_t {</text:span></text:p>
      <text:p text:style-name="P93"><text:span text:style-name="T164"><text:tab/>int socket;</text:span></text:p>
      <text:p text:style-name="P93"><text:span text:style-name="T164"><text:tab/>int type;</text:span></text:p>
      <text:p text:style-name="P93"><text:span text:style-name="T164"><text:tab/>struct event_t *left;</text:span></text:p>
      <text:p text:style-name="P93"><text:span text:style-name="T164"><text:tab/>struct event_t *right;</text:span></text:p>
      <text:p text:style-name="P108"><text:span text:style-name="T166">} event_t;</text:span></text:p>
      <text:p text:style-name="P108"><text:span text:style-name="T167"/></text:p>
      <text:p text:style-name="P108"><text:span text:style-name="T46"/></text:p>
      <text:p text:style-name="P108"><text:span text:style-name="T46"><text:tab/>4.</text:span><text:span text:style-name="T47">5</text:span><text:span text:style-name="T46">.2 </text:span><text:span text:style-name="T50">Функція створення події</text:span></text:p>
      <text:p text:style-name="P94"><text:span text:style-name="T165">event_t *create_event( int socket, int type ) {</text:span></text:p>
      <text:p text:style-name="P94"><text:span text:style-name="T165"><text:tab/></text:span></text:p>
      <text:p text:style-name="P94"><text:span text:style-name="T165"><text:tab/>if( -1 == socket ) {</text:span></text:p>
      <text:p text:style-name="P94"><text:span text:style-name="T165"><text:tab/><text:tab/>fprintf( stderr, "create_connection: socket == -1\n" );</text:span></text:p>
      <text:p text:style-name="P94"><text:span text:style-name="T165"><text:tab/>};</text:span></text:p>
      <text:p text:style-name="P94"><text:span text:style-name="T165"><text:tab/></text:span></text:p>
      <text:p text:style-name="P94"><text:span text:style-name="T165"><text:tab/>event_t *event = malloc( sizeof( event_t ) );</text:span></text:p>
      <text:p text:style-name="P94"><text:span text:style-name="T165"><text:tab/></text:span></text:p>
      <text:p text:style-name="P94"><text:span text:style-name="T165"><text:tab/>if( 0 == event ) {</text:span></text:p>
      <text:p text:style-name="P94"><text:span text:style-name="T165"><text:tab/><text:tab/>perror( "Failed to allocate memory while creating event" );</text:span></text:p>
      <text:p text:style-name="P94"><text:span text:style-name="T165"><text:tab/><text:tab/>return 0;</text:span></text:p>
      <text:p text:style-name="P94"><text:span text:style-name="T165"><text:tab/>};</text:span></text:p>
      <text:p text:style-name="P94"><text:span text:style-name="T165"><text:tab/></text:span></text:p>
      <text:p text:style-name="P94"><text:span text:style-name="T165"><text:tab/>event-&gt;socket = socket;</text:span></text:p>
      <text:p text:style-name="P94"><text:span text:style-name="T165"><text:tab/>event-&gt;type <text:s text:c="2"/>= type;</text:span></text:p>
      <text:p text:style-name="P94"><text:span text:style-name="T165"><text:tab/></text:span></text:p>
      <text:p text:style-name="P94"><text:span text:style-name="T165"><text:tab/>event-&gt;left <text:s text:c="2"/>= 0;</text:span></text:p>
      <text:p text:style-name="P94"><text:span text:style-name="T165"><text:tab/>event-&gt;right <text:s/>= 0;</text:span></text:p>
      <text:p text:style-name="P94"><text:span text:style-name="T165"><text:tab/></text:span></text:p>
      <text:p text:style-name="P94"><text:span text:style-name="T165"><text:tab/>return event;</text:span></text:p>
      <text:p text:style-name="P94"><text:span text:style-name="T165"><text:tab/></text:span></text:p>
      <text:p text:style-name="P94"><text:span text:style-name="T165">};</text:span></text:p>
      <text:p text:style-name="P86"><text:span text:style-name="T152"/></text:p>
      <text:p text:style-name="P86"><text:span text:style-name="T157"/></text:p>
      <text:p text:style-name="P119"><text:span text:style-name="T157"><text:tab/>4.</text:span><text:span text:style-name="T160">5</text:span><text:span text:style-name="T157">.</text:span><text:span text:style-name="T169">4</text:span><text:span text:style-name="T157"> </text:span><text:span text:style-name="T155">Процедура</text:span><text:span text:style-name="T151"> знищення черги подій</text:span></text:p>
      <text:p text:style-name="P95"><text:span text:style-name="T170">int destroy_events( node_t *node, int socket ) {</text:span></text:p>
      <text:p text:style-name="P95"><text:span text:style-name="T170"><text:tab/></text:span></text:p>
      <text:p text:style-name="P95"><text:span text:style-name="T170"><text:tab/>if( 0 == node ) {</text:span></text:p>
      <text:p text:style-name="P95"><text:span text:style-name="T170"><text:tab/><text:tab/>fprintf( stderr, "destroy_events: node == 0" );</text:span></text:p>
      <text:p text:style-name="P95"><text:span text:style-name="T170"><text:tab/><text:tab/>return 0;</text:span></text:p>
      <text:p text:style-name="P95"><text:span text:style-name="T170"><text:tab/>};</text:span></text:p>
      <text:p text:style-name="P95"><text:span text:style-name="T170"><text:tab/></text:span></text:p>
      <text:p text:style-name="P95"><text:span text:style-name="T170"><text:tab/>if( -1 == socket ) {</text:span></text:p>
      <text:p text:style-name="P95"><text:span text:style-name="T170"><text:tab/><text:tab/>fprintf( stderr, "destroy_events: socket == -1" );</text:span></text:p>
      <text:p text:style-name="P95"><text:span text:style-name="T170"><text:tab/><text:tab/>return 0;</text:span></text:p>
      <text:p text:style-name="P95"><text:span text:style-name="T170"><text:tab/>};</text:span></text:p>
      <text:p text:style-name="P95"><text:span text:style-name="T170"><text:tab/></text:span></text:p>
      <text:p text:style-name="P95"><text:span text:style-name="T170"><text:tab/>if( 0 == node-&gt;event_mutex ) {</text:span></text:p>
      <text:p text:style-name="P95"><text:span text:style-name="T170"><text:tab/><text:tab/>fprintf( stderr, "destroy_events: node-&gt;event_mutex == 0" );</text:span></text:p>
      <text:p text:style-name="P95"><text:span text:style-name="T170"><text:tab/><text:tab/>return 0;</text:span></text:p>
      <text:p text:style-name="P95"><text:span text:style-name="T170"><text:tab/>};</text:span></text:p>
      <text:p text:style-name="P95"><text:span text:style-name="T170"><text:tab/></text:span></text:p>
      <text:p text:style-name="P95"><text:span text:style-name="T170"><text:tab/>if( 0 != pthread_mutex_lock( node-&gt;event_mutex ) ) {</text:span></text:p>
      <text:p text:style-name="P95"><text:span text:style-name="T170"><text:tab/><text:tab/>perror( "Failed to lock event mutex while destroying events" );</text:span></text:p>
      <text:p text:style-name="P95"><text:span text:style-name="T170"><text:tab/><text:tab/>return -1;</text:span></text:p>
      <text:p text:style-name="P95"><text:span text:style-name="T170"><text:tab/>};</text:span></text:p>
      <text:p text:style-name="P95"><text:span text:style-name="T170"><text:tab/></text:span></text:p>
      <text:p text:style-name="P95"><text:span text:style-name="T170"><text:tab/>int count = 0;</text:span></text:p>
      <text:p text:style-name="P95"><text:span text:style-name="T170"><text:tab/></text:span></text:p>
      <text:p text:style-name="P95"><text:span text:style-name="T170"><text:tab/>if( node-&gt;event ) {</text:span></text:p>
      <text:p text:style-name="P95"><text:span text:style-name="T170"><text:tab/><text:tab/></text:span></text:p>
      <text:p text:style-name="P95"><text:span text:style-name="T170"><text:tab/><text:tab/>event_t *current = node-&gt;event-&gt;right;</text:span></text:p>
      <text:p text:style-name="P95"><text:span text:style-name="T170"><text:tab/><text:tab/></text:span></text:p>
      <text:p text:style-name="P95"><text:span text:style-name="T170"><text:tab/><text:tab/>do {</text:span></text:p>
      <text:p text:style-name="P95"><text:span text:style-name="T170"><text:tab/><text:tab/><text:tab/></text:span></text:p>
      <text:p text:style-name="P95"><text:span text:style-name="T170"><text:tab/><text:tab/><text:tab/>if( current-&gt;socket == socket ) {</text:span></text:p>
      <text:p text:style-name="P95"><text:span text:style-name="T170"><text:tab/><text:tab/><text:tab/><text:tab/></text:span></text:p>
      <text:p text:style-name="P95"><text:span text:style-name="T170"><text:tab/><text:tab/><text:tab/><text:tab/>if( current-&gt;left == current-&gt;right ) {</text:span></text:p>
      <text:p text:style-name="P95"><text:span text:style-name="T170"><text:tab/><text:tab/><text:tab/><text:tab/><text:tab/></text:span></text:p>
      <text:p text:style-name="P95"><text:span text:style-name="T170"><text:tab/><text:tab/><text:tab/><text:tab/><text:tab/>free( node-&gt;event );</text:span></text:p>
      <text:p text:style-name="P95"><text:span text:style-name="T170"><text:tab/><text:tab/><text:tab/><text:tab/><text:tab/>node-&gt;event = 0;</text:span></text:p>
      <text:p text:style-name="P95"><text:span text:style-name="T170"><text:tab/><text:tab/><text:tab/><text:tab/><text:tab/>count++;</text:span></text:p>
      <text:p text:style-name="P95"><text:span text:style-name="T170"><text:tab/><text:tab/><text:tab/><text:tab/><text:tab/>break;</text:span></text:p>
      <text:p text:style-name="P95"><text:span text:style-name="T170"><text:tab/><text:tab/><text:tab/><text:tab/><text:tab/></text:span></text:p>
      <text:p text:style-name="P95"><text:span text:style-name="T170"><text:tab/><text:tab/><text:tab/><text:tab/>} else {</text:span></text:p>
      <text:p text:style-name="P95"><text:span text:style-name="T170"><text:tab/><text:tab/><text:tab/><text:tab/><text:tab/></text:span></text:p>
      <text:p text:style-name="P95"><text:span text:style-name="T170"><text:tab/><text:tab/><text:tab/><text:tab/><text:tab/>current-&gt;left-&gt;right = current-&gt;right;</text:span></text:p>
      <text:p text:style-name="P95"><text:span text:style-name="T170"><text:tab/><text:tab/><text:tab/><text:tab/><text:tab/>current-&gt;right-&gt;left = current-&gt;left;</text:span></text:p>
      <text:p text:style-name="P95"><text:span text:style-name="T170"><text:tab/><text:tab/><text:tab/><text:tab/><text:tab/></text:span></text:p>
      <text:p text:style-name="P95"><text:span text:style-name="T170"><text:tab/><text:tab/><text:tab/><text:tab/><text:tab/>free( current );</text:span></text:p>
      <text:p text:style-name="P95"><text:span text:style-name="T170"><text:tab/><text:tab/><text:tab/><text:tab/><text:tab/></text:span></text:p>
      <text:p text:style-name="P95"><text:span text:style-name="T170"><text:tab/><text:tab/><text:tab/><text:tab/>};</text:span></text:p>
      <text:p text:style-name="P95"><text:span text:style-name="T170"><text:tab/><text:tab/><text:tab/><text:tab/></text:span></text:p>
      <text:p text:style-name="P95"><text:span text:style-name="T170"><text:tab/><text:tab/><text:tab/><text:tab/>count++;</text:span></text:p>
      <text:p text:style-name="P95"><text:span text:style-name="T170"><text:tab/><text:tab/><text:tab/><text:tab/></text:span></text:p>
      <text:p text:style-name="P95"><text:span text:style-name="T170"><text:tab/><text:tab/><text:tab/>};</text:span></text:p>
      <text:p text:style-name="P95"><text:span text:style-name="T170"><text:tab/><text:tab/><text:tab/></text:span></text:p>
      <text:p text:style-name="P95"><text:span text:style-name="T170"><text:tab/><text:tab/>} while( current != node-&gt;event );</text:span></text:p>
      <text:p text:style-name="P95"><text:span text:style-name="T170"><text:tab/><text:tab/></text:span></text:p>
      <text:p text:style-name="P95"><text:span text:style-name="T170"><text:tab/>};</text:span></text:p>
      <text:p text:style-name="P95"><text:span text:style-name="T170"><text:tab/></text:span></text:p>
      <text:p text:style-name="P95"><text:span text:style-name="T170"><text:tab/>if( 0 != pthread_mutex_unlock( node-&gt;event_mutex ) ) {</text:span></text:p>
      <text:p text:style-name="P95"><text:span text:style-name="T170"><text:tab/><text:tab/>perror( "Failed to unlock event mutex while destroying event" );</text:span></text:p>
      <text:p text:style-name="P95"><text:span text:style-name="T170"><text:tab/><text:tab/>return -1;</text:span></text:p>
      <text:p text:style-name="P95"><text:span text:style-name="T170"><text:tab/>};</text:span></text:p>
      <text:p text:style-name="P95"><text:span text:style-name="T170"><text:tab/></text:span></text:p>
      <text:p text:style-name="P95"><text:span text:style-name="T170"><text:tab/>return count;</text:span></text:p>
      <text:p text:style-name="P95"><text:span text:style-name="T170"><text:tab/></text:span></text:p>
      <text:p text:style-name="P95"><text:span text:style-name="T170">};</text:span></text:p>
      <text:p text:style-name="P86"><text:span text:style-name="T151"/></text:p>
      <text:p text:style-name="P86"><text:span text:style-name="T157"/></text:p>
      <text:p text:style-name="P119"><text:span text:style-name="T157"><text:tab/>4.</text:span><text:span text:style-name="T160">5</text:span><text:span text:style-name="T157">.</text:span><text:span text:style-name="T169">5</text:span><text:span text:style-name="T157"> </text:span><text:span text:style-name="T170">Процедура</text:span><text:span text:style-name="T150"> додавання події у чергу</text:span></text:p>
      <text:p text:style-name="P96"><text:span text:style-name="T171">int enqueue_event( node_t *node, event_t *event ) {</text:span></text:p>
      <text:p text:style-name="P96"><text:span text:style-name="T171"><text:tab/></text:span></text:p>
      <text:p text:style-name="P96"><text:span text:style-name="T171"><text:tab/>if( 0 == node ) {</text:span></text:p>
      <text:p text:style-name="P96"><text:span text:style-name="T171"><text:tab/><text:tab/>fprintf( stderr, "enqueue_event: node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event ) {</text:span></text:p>
      <text:p text:style-name="P96"><text:span text:style-name="T171"><text:tab/><text:tab/>fprintf( stderr, "enqueue_event: event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event_mutex ) {</text:span></text:p>
      <text:p text:style-name="P96"><text:span text:style-name="T171"><text:tab/><text:tab/>fprintf( stderr, "enqueue_event: node-&gt;event_mutex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event_condition ) {</text:span></text:p>
      <text:p text:style-name="P96"><text:span text:style-name="T171"><text:tab/><text:tab/>fprintf( stderr, "enqueue_event: node-&gt;event_condition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pthread_mutex_lock( node-&gt;event_mutex ) ) {</text:span></text:p>
      <text:p text:style-name="P96"><text:span text:style-name="T171"><text:tab/><text:tab/>perror( "Failed to lock event mutex while enqueueing event"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node-&gt;event ) {</text:span></text:p>
      <text:p text:style-name="P96"><text:span text:style-name="T171"><text:tab/><text:tab/>event-&gt;left <text:s/>= event;</text:span></text:p>
      <text:p text:style-name="P96"><text:span text:style-name="T171"><text:tab/><text:tab/>event-&gt;right = event;</text:span></text:p>
      <text:p text:style-name="P96"><text:span text:style-name="T171"><text:tab/><text:tab/>node-&gt;event <text:s/>= event;</text:span></text:p>
      <text:p text:style-name="P96"><text:span text:style-name="T171"><text:tab/>} else {</text:span></text:p>
      <text:p text:style-name="P96"><text:span text:style-name="T171"><text:tab/><text:tab/>event-&gt;left <text:s text:c="13"/>= node-&gt;event;</text:span></text:p>
      <text:p text:style-name="P96"><text:span text:style-name="T171"><text:tab/><text:tab/>event-&gt;right <text:s text:c="12"/>= node-&gt;event-&gt;right;</text:span></text:p>
      <text:p text:style-name="P96"><text:span text:style-name="T171"><text:tab/><text:tab/>node-&gt;event-&gt;right-&gt;left = event;</text:span></text:p>
      <text:p text:style-name="P96"><text:span text:style-name="T171"><text:tab/><text:tab/>node-&gt;event-&gt;right <text:s text:c="6"/>= event;</text:span></text:p>
      <text:p text:style-name="P96"><text:span text:style-name="T171"><text:tab/>};</text:span></text:p>
      <text:p text:style-name="P96"><text:span text:style-name="T171"><text:tab/></text:span></text:p>
      <text:p text:style-name="P96"><text:span text:style-name="T171"><text:tab/>if( 0 != pthread_cond_signal( node-&gt;event_condition ) ) {</text:span></text:p>
      <text:p text:style-name="P96"><text:span text:style-name="T171"><text:tab/><text:tab/>perror( "Failed to signal about new event while enqueueing event" );</text:span></text:p>
      <text:p text:style-name="P96"><text:span text:style-name="T171"><text:tab/>};</text:span></text:p>
      <text:p text:style-name="P96"><text:span text:style-name="T171"><text:tab/></text:span></text:p>
      <text:p text:style-name="P96"><text:span text:style-name="T171"><text:tab/>if( 0 != pthread_mutex_unlock( node-&gt;event_mutex ) ) {</text:span></text:p>
      <text:p text:style-name="P96"><text:span text:style-name="T171"><text:tab/><text:tab/>perror( "Failed to unlock event mutex while enqueueing event"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return 0;</text:span></text:p>
      <text:p text:style-name="P96"><text:span text:style-name="T171"><text:tab/></text:span></text:p>
      <text:p text:style-name="P96"><text:span text:style-name="T171">};</text:span></text:p>
      <text:p text:style-name="P115"><text:span text:style-name="T171"/></text:p>
      <text:p text:style-name="P105"><text:span text:style-name="T157"><text:tab/>4.</text:span><text:span text:style-name="T160">5</text:span><text:span text:style-name="T157">.</text:span><text:span text:style-name="T169">6</text:span><text:span text:style-name="T157"> </text:span><text:span text:style-name="T171">Функція</text:span><text:span text:style-name="T150"> отримання події із черги</text:span></text:p>
      <text:p text:style-name="P96"><text:span text:style-name="T171">event_t *dequeue_event( node_t *node ) {</text:span></text:p>
      <text:p text:style-name="P96"><text:span text:style-name="T171"><text:tab/></text:span></text:p>
      <text:p text:style-name="P96"><text:span text:style-name="T171"><text:tab/>if( 0 == node ) {</text:span></text:p>
      <text:p text:style-name="P96"><text:span text:style-name="T171"><text:tab/><text:tab/>fprintf( stderr, "enqueue_event: node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event_mutex ) {</text:span></text:p>
      <text:p text:style-name="P96"><text:span text:style-name="T171"><text:tab/><text:tab/>fprintf( stderr, "enqueue_event: node-&gt;event_mutex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event_condition ) {</text:span></text:p>
      <text:p text:style-name="P96"><text:span text:style-name="T171"><text:tab/><text:tab/>fprintf( stderr, "enqueue_event: node-&gt;event_condition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pthread_mutex_lock( node-&gt;event_mutex ) ) {</text:span></text:p>
      <text:p text:style-name="P96"><text:span text:style-name="T171"><text:tab/><text:tab/>perror( "Failed to lock event mutex while dequeueing event"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while( 0 == node-&gt;event ) {</text:span></text:p>
      <text:p text:style-name="P96"><text:span text:style-name="T171"><text:tab/><text:tab/>pthread_cond_wait( node-&gt;event_condition, node-&gt;event_mutex );</text:span></text:p>
      <text:p text:style-name="P96"><text:span text:style-name="T171"><text:tab/>};</text:span></text:p>
      <text:p text:style-name="P96"><text:span text:style-name="T171"><text:tab/></text:span></text:p>
      <text:p text:style-name="P96"><text:span text:style-name="T171"><text:tab/>event_t *event;</text:span></text:p>
      <text:p text:style-name="P96"><text:span text:style-name="T171"><text:tab/></text:span></text:p>
      <text:p text:style-name="P96"><text:span text:style-name="T171"><text:tab/>if( ( node-&gt;event == node-&gt;event-&gt;right ) &amp;&amp; ( node-&gt;event-&gt;right == node-&gt;event-&gt;left ) ) {</text:span></text:p>
      <text:p text:style-name="P96"><text:span text:style-name="T171"><text:tab/><text:tab/></text:span></text:p>
      <text:p text:style-name="P96"><text:span text:style-name="T171"><text:tab/><text:tab/>event <text:s text:c="6"/>= node-&gt;event;</text:span></text:p>
      <text:p text:style-name="P96"><text:span text:style-name="T171"><text:tab/><text:tab/>node-&gt;event = 0;</text:span></text:p>
      <text:p text:style-name="P96"><text:span text:style-name="T171"><text:tab/><text:tab/></text:span></text:p>
      <text:p text:style-name="P96"><text:span text:style-name="T171"><text:tab/>} else {</text:span></text:p>
      <text:p text:style-name="P96"><text:span text:style-name="T171"><text:tab/><text:tab/></text:span></text:p>
      <text:p text:style-name="P96"><text:span text:style-name="T171"><text:tab/><text:tab/>event <text:s text:c="25"/>= node-&gt;event-&gt;left;</text:span></text:p>
      <text:p text:style-name="P96"><text:span text:style-name="T171"><text:tab/><text:tab/>node-&gt;event-&gt;left-&gt;left-&gt;right = node-&gt;event;</text:span></text:p>
      <text:p text:style-name="P96"><text:span text:style-name="T171"><text:tab/><text:tab/>node-&gt;event-&gt;left <text:s text:c="13"/>= node-&gt;event-&gt;left-&gt;left;</text:span></text:p>
      <text:p text:style-name="P96"><text:span text:style-name="T171"><text:tab/><text:tab/></text:span></text:p>
      <text:p text:style-name="P96"><text:span text:style-name="T171"><text:tab/>};</text:span></text:p>
      <text:p text:style-name="P96"><text:span text:style-name="T171"><text:tab/></text:span></text:p>
      <text:p text:style-name="P96"><text:span text:style-name="T171"><text:tab/>if( 0 != pthread_mutex_unlock( node-&gt;event_mutex ) ) {</text:span></text:p>
      <text:p text:style-name="P96"><text:span text:style-name="T171"><text:tab/><text:tab/>perror( "Failed to unlock event mutex while dequeueing event"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return event;</text:span></text:p>
      <text:p text:style-name="P96"><text:span text:style-name="T171"><text:tab/></text:span></text:p>
      <text:p text:style-name="P96"><text:span text:style-name="T171">};</text:span></text:p>
      <text:p text:style-name="P86"><text:span text:style-name="T150"/></text:p>
      <text:p text:style-name="P120"><text:span text:style-name="T157"><text:tab/>4.</text:span><text:span text:style-name="T160">6</text:span><text:span text:style-name="T157"> </text:span><text:span text:style-name="T148">Реалізація списку з'єднань</text:span></text:p>
      <text:p text:style-name="P106"><text:span text:style-name="T157"><text:tab/>4.</text:span><text:span text:style-name="T160">6</text:span><text:span text:style-name="T157">.1 </text:span><text:span text:style-name="T153">Реалізація структури з'єднання</text:span></text:p>
      <text:p text:style-name="P96"><text:span text:style-name="T171">typedef struct connection_t {</text:span></text:p>
      <text:p text:style-name="P96"><text:span text:style-name="T171"><text:tab/>int socket;</text:span></text:p>
      <text:p text:style-name="P96"><text:span text:style-name="T171"><text:tab/>int type;</text:span></text:p>
      <text:p text:style-name="P96"><text:span text:style-name="T171"><text:tab/>struct connection_t *left;</text:span></text:p>
      <text:p text:style-name="P96"><text:span text:style-name="T171"><text:tab/>struct connection_t *right;</text:span></text:p>
      <text:p text:style-name="P96"><text:span text:style-name="T171">} connection_t;</text:span></text:p>
      <text:p text:style-name="P87"><text:span text:style-name="T153"/></text:p>
      <text:p text:style-name="P105"><text:span text:style-name="T157"><text:tab/>4.</text:span><text:span text:style-name="T160">6</text:span><text:span text:style-name="T157">.2 </text:span><text:span text:style-name="T153">Функція створення з'єднання</text:span></text:p>
      <text:p text:style-name="P96"><text:span text:style-name="T171">connection_t *create_connection( int socket, int type ) {</text:span></text:p>
      <text:p text:style-name="P96"><text:span text:style-name="T171"><text:tab/></text:span></text:p>
      <text:p text:style-name="P96"><text:span text:style-name="T171"><text:tab/>if( -1 == socket ) {</text:span></text:p>
      <text:p text:style-name="P96"><text:span text:style-name="T171"><text:tab/><text:tab/>fprintf( stderr, "create_connection: socket == -1\n"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connection_t *connection = malloc( sizeof( connection_t ) );</text:span></text:p>
      <text:p text:style-name="P96"><text:span text:style-name="T171"><text:tab/></text:span></text:p>
      <text:p text:style-name="P96"><text:span text:style-name="T171"><text:tab/>if( 0 == connection ) {</text:span></text:p>
      <text:p text:style-name="P96"><text:span text:style-name="T171"><text:tab/><text:tab/>perror( "Failed to allocate memory while creating connection" );</text:span></text:p>
      <text:p text:style-name="P96"><text:span text:style-name="T171"><text:tab/><text:tab/>close( socket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struct timeval timeout;</text:span></text:p>
      <text:p text:style-name="P96"><text:span text:style-name="T171"><text:tab/></text:span></text:p>
      <text:p text:style-name="P96"><text:span text:style-name="T171"><text:tab/>timeout.tv_sec <text:s/>= NODE_CLIENT_SOCKET_TIMEOUT;</text:span></text:p>
      <text:p text:style-name="P96"><text:span text:style-name="T171"><text:tab/>timeout.tv_usec = 0;</text:span></text:p>
      <text:p text:style-name="P96"><text:span text:style-name="T171"><text:tab/></text:span></text:p>
      <text:p text:style-name="P96"><text:span text:style-name="T171"><text:tab/>if( -1 == setsockopt( socket, SOL_SOCKET, SO_RCVTIMEO, ( char * ) &amp;timeout, sizeof( timeout ) ) ) {</text:span></text:p>
      <text:p text:style-name="P96"><text:span text:style-name="T171"><text:tab/><text:tab/>perror( "Failed to set client socket read timeout" );</text:span></text:p>
      <text:p text:style-name="P96"><text:span text:style-name="T171"><text:tab/>};</text:span></text:p>
      <text:p text:style-name="P96"><text:span text:style-name="T171"><text:tab/></text:span></text:p>
      <text:p text:style-name="P96"><text:span text:style-name="T171"><text:tab/>if( -1 == setsockopt( socket, SOL_SOCKET, SO_SNDTIMEO, ( char * ) &amp;timeout, sizeof( timeout ) ) ) {</text:span></text:p>
      <text:p text:style-name="P96"><text:span text:style-name="T171"><text:tab/><text:tab/>perror( "Failed to set client socket write timeout" );</text:span></text:p>
      <text:p text:style-name="P96"><text:span text:style-name="T171"><text:tab/>};</text:span></text:p>
      <text:p text:style-name="P96"><text:span text:style-name="T171"><text:tab/></text:span></text:p>
      <text:p text:style-name="P96"><text:span text:style-name="T171"><text:tab/>connection-&gt;socket = socket;</text:span></text:p>
      <text:p text:style-name="P96"><text:span text:style-name="T171"><text:tab/>connection-&gt;type <text:s text:c="2"/>= type;</text:span></text:p>
      <text:p text:style-name="P96"><text:span text:style-name="T171"><text:tab/></text:span></text:p>
      <text:p text:style-name="P96"><text:span text:style-name="T171"><text:tab/>connection-&gt;left <text:s text:c="2"/>= 0;</text:span></text:p>
      <text:p text:style-name="P96"><text:span text:style-name="T171"><text:tab/>connection-&gt;right <text:s/>= 0;</text:span></text:p>
      <text:p text:style-name="P96"><text:span text:style-name="T171"><text:tab/></text:span></text:p>
      <text:p text:style-name="P96"><text:span text:style-name="T171"><text:tab/>return connection;</text:span></text:p>
      <text:p text:style-name="P96"><text:span text:style-name="T171"><text:tab/></text:span></text:p>
      <text:p text:style-name="P96"><text:span text:style-name="T171">};</text:span></text:p>
      <text:p text:style-name="P119"><text:span text:style-name="T157"><text:tab/>4.</text:span><text:span text:style-name="T160">6</text:span><text:span text:style-name="T157">.3 </text:span><text:span text:style-name="T156">Процедура</text:span><text:span text:style-name="T153"> переривання з'єднання</text:span></text:p>
      <text:p text:style-name="P96"><text:span text:style-name="T171">int destroy_connection( node_t *node, int socket ) {</text:span></text:p>
      <text:p text:style-name="P96"><text:span text:style-name="T171"><text:tab/></text:span></text:p>
      <text:p text:style-name="P96"><text:span text:style-name="T171"><text:tab/>if( 0 == node ) {</text:span></text:p>
      <text:p text:style-name="P96"><text:span text:style-name="T171"><text:tab/><text:tab/>fprintf( stderr, "destroy_connection: node == 0"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1 == socket ) {</text:span></text:p>
      <text:p text:style-name="P96"><text:span text:style-name="T171"><text:tab/><text:tab/>fprintf( stderr, "destroy_connection: socket == -1"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node-&gt;connection_mutex ) {</text:span></text:p>
      <text:p text:style-name="P96"><text:span text:style-name="T171"><text:tab/><text:tab/>fprintf( stderr, "destroy_connection: node-&gt;connection_mutex == 0"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pthread_mutex_lock( node-&gt;connection_mutex ) ) {</text:span></text:p>
      <text:p text:style-name="P96"><text:span text:style-name="T171"><text:tab/><text:tab/>perror( "Failed to lock connection mutex while destroying connection" );</text:span></text:p>
      <text:p text:style-name="P96"><text:span text:style-name="T171"><text:tab/><text:tab/>return -2;</text:span></text:p>
      <text:p text:style-name="P96"><text:span text:style-name="T171"><text:tab/>};</text:span></text:p>
      <text:p text:style-name="P96"><text:span text:style-name="T171"><text:tab/></text:span></text:p>
      <text:p text:style-name="P96"><text:span text:style-name="T171"><text:tab/>int destroyed = -1;</text:span></text:p>
      <text:p text:style-name="P96"><text:span text:style-name="T171"><text:tab/></text:span></text:p>
      <text:p text:style-name="P96"><text:span text:style-name="T171"><text:tab/>if( 0 != node-&gt;connection ) {</text:span></text:p>
      <text:p text:style-name="P96"><text:span text:style-name="T171"><text:tab/><text:tab/></text:span></text:p>
      <text:p text:style-name="P96"><text:span text:style-name="T171"><text:tab/><text:tab/>connection_t *current = node-&gt;connection-&gt;right;</text:span></text:p>
      <text:p text:style-name="P96"><text:span text:style-name="T171"><text:tab/><text:tab/></text:span></text:p>
      <text:p text:style-name="P96"><text:span text:style-name="T171"><text:tab/><text:tab/>do {</text:span></text:p>
      <text:p text:style-name="P96"><text:span text:style-name="T171"><text:tab/><text:tab/><text:tab/></text:span></text:p>
      <text:p text:style-name="P96"><text:span text:style-name="T171"><text:tab/><text:tab/><text:tab/>if( current-&gt;socket == socket ) {</text:span></text:p>
      <text:p text:style-name="P96"><text:span text:style-name="T171"><text:tab/><text:tab/><text:tab/><text:tab/></text:span></text:p>
      <text:p text:style-name="P96"><text:span text:style-name="T171"><text:tab/><text:tab/><text:tab/><text:tab/>close( socket );</text:span></text:p>
      <text:p text:style-name="P96"><text:span text:style-name="T171"><text:tab/><text:tab/><text:tab/><text:tab/></text:span></text:p>
      <text:p text:style-name="P96"><text:span text:style-name="T171"><text:tab/><text:tab/><text:tab/><text:tab/>if( current-&gt;left == current-&gt;right ) {</text:span></text:p>
      <text:p text:style-name="P96"><text:span text:style-name="T171"><text:tab/><text:tab/><text:tab/><text:tab/><text:tab/>free( node-&gt;connection );</text:span></text:p>
      <text:p text:style-name="P96"><text:span text:style-name="T171"><text:tab/><text:tab/><text:tab/><text:tab/><text:tab/>node-&gt;connection = 0;</text:span></text:p>
      <text:p text:style-name="P96"><text:span text:style-name="T171"><text:tab/><text:tab/><text:tab/><text:tab/>} else {</text:span></text:p>
      <text:p text:style-name="P96"><text:span text:style-name="T171"><text:tab/><text:tab/><text:tab/><text:tab/><text:tab/>current-&gt;left-&gt;right = current-&gt;right;</text:span></text:p>
      <text:p text:style-name="P96"><text:span text:style-name="T171"><text:tab/><text:tab/><text:tab/><text:tab/><text:tab/>current-&gt;right-&gt;left = current-&gt;left;</text:span></text:p>
      <text:p text:style-name="P96"><text:span text:style-name="T171"><text:tab/><text:tab/><text:tab/><text:tab/><text:tab/>free( current );</text:span></text:p>
      <text:p text:style-name="P96"><text:span text:style-name="T171"><text:tab/><text:tab/><text:tab/><text:tab/>};</text:span></text:p>
      <text:p text:style-name="P96"><text:span text:style-name="T171"><text:tab/><text:tab/><text:tab/><text:tab/></text:span></text:p>
      <text:p text:style-name="P96"><text:span text:style-name="T171"><text:tab/><text:tab/><text:tab/><text:tab/>destroyed = 0;</text:span></text:p>
      <text:p text:style-name="P96"><text:span text:style-name="T171"><text:tab/><text:tab/><text:tab/><text:tab/></text:span></text:p>
      <text:p text:style-name="P96"><text:span text:style-name="T171"><text:tab/><text:tab/><text:tab/><text:tab/>break;</text:span></text:p>
      <text:p text:style-name="P96"><text:span text:style-name="T171"><text:tab/><text:tab/><text:tab/><text:tab/></text:span></text:p>
      <text:p text:style-name="P96"><text:span text:style-name="T171"><text:tab/><text:tab/><text:tab/>};</text:span></text:p>
      <text:p text:style-name="P96"><text:span text:style-name="T171"><text:tab/><text:tab/><text:tab/></text:span></text:p>
      <text:p text:style-name="P96"><text:span text:style-name="T171"><text:tab/><text:tab/>} while( current != node-&gt;connection );</text:span></text:p>
      <text:p text:style-name="P96"><text:span text:style-name="T171"><text:tab/><text:tab/></text:span></text:p>
      <text:p text:style-name="P96"><text:span text:style-name="T171"><text:tab/>};</text:span></text:p>
      <text:p text:style-name="P96"><text:span text:style-name="T171"><text:tab/></text:span></text:p>
      <text:p text:style-name="P96"><text:span text:style-name="T171"><text:tab/>if( 0 != pthread_mutex_unlock( node-&gt;connection_mutex ) ) {</text:span></text:p>
      <text:p text:style-name="P96"><text:span text:style-name="T171"><text:tab/><text:tab/>perror( "Failed to unlock connection mutex while destroying connection" );</text:span></text:p>
      <text:p text:style-name="P96"><text:span text:style-name="T171"><text:tab/><text:tab/>return -2;</text:span></text:p>
      <text:p text:style-name="P96"><text:span text:style-name="T171"><text:tab/>};</text:span></text:p>
      <text:p text:style-name="P96"><text:span text:style-name="T171"><text:tab/></text:span></text:p>
      <text:p text:style-name="P96"><text:span text:style-name="T171"><text:tab/>if( -1 == destroy_events( node, socket ) ) {</text:span></text:p>
      <text:p text:style-name="P96"><text:span text:style-name="T171"><text:tab/><text:tab/>return -2;</text:span></text:p>
      <text:p text:style-name="P96"><text:span text:style-name="T171"><text:tab/>};</text:span></text:p>
      <text:p text:style-name="P96"><text:span text:style-name="T171"><text:tab/></text:span></text:p>
      <text:p text:style-name="P96"><text:span text:style-name="T171"><text:tab/>return destroyed;</text:span></text:p>
      <text:p text:style-name="P96"><text:span text:style-name="T171"><text:tab/></text:span></text:p>
      <text:p text:style-name="P96"><text:span text:style-name="T171">};</text:span></text:p>
      <text:p text:style-name="P86"><text:span text:style-name="T153"/></text:p>
      <text:p text:style-name="P119"><text:span text:style-name="T157"><text:tab/>4.</text:span><text:span text:style-name="T160">6</text:span><text:span text:style-name="T157">.4 </text:span><text:span text:style-name="T153">Функція додавання з'єднання до списку</text:span></text:p>
      <text:p text:style-name="P96"><text:span text:style-name="T171">int add_connection( node_t *node, connection_t *connection ) {</text:span></text:p>
      <text:p text:style-name="P96"><text:span text:style-name="T171"><text:tab/></text:span></text:p>
      <text:p text:style-name="P96"><text:span text:style-name="T171"><text:tab/>if( 0 == node ) {</text:span></text:p>
      <text:p text:style-name="P96"><text:span text:style-name="T171"><text:tab/><text:tab/>fprintf( stderr, "add_connection: node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connection ) {</text:span></text:p>
      <text:p text:style-name="P96"><text:span text:style-name="T171"><text:tab/><text:tab/>fprintf( stderr, "add_connection: connection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connection_mutex ) {</text:span></text:p>
      <text:p text:style-name="P96"><text:span text:style-name="T171"><text:tab/><text:tab/>fprintf( stderr, "add_connection: node-&gt;connection_mutex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pthread_mutex_lock( node-&gt;connection_mutex ) ) {</text:span></text:p>
      <text:p text:style-name="P96"><text:span text:style-name="T171"><text:tab/><text:tab/>perror( "Failed to lock node connection mutex while adding connection"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node-&gt;connection ) {</text:span></text:p>
      <text:p text:style-name="P96"><text:span text:style-name="T171"><text:tab/><text:tab/>connection-&gt;left <text:s/>= connection;</text:span></text:p>
      <text:p text:style-name="P96"><text:span text:style-name="T171"><text:tab/><text:tab/>connection-&gt;right = connection;</text:span></text:p>
      <text:p text:style-name="P96"><text:span text:style-name="T171"><text:tab/><text:tab/>node-&gt;connection <text:s/>= connection;</text:span></text:p>
      <text:p text:style-name="P96"><text:span text:style-name="T171"><text:tab/>} else {</text:span></text:p>
      <text:p text:style-name="P96"><text:span text:style-name="T171"><text:tab/><text:tab/>connection-&gt;left <text:s text:c="13"/>= node-&gt;connection;</text:span></text:p>
      <text:p text:style-name="P96"><text:span text:style-name="T171"><text:tab/><text:tab/>connection-&gt;right <text:s text:c="12"/>= node-&gt;connection-&gt;right;</text:span></text:p>
      <text:p text:style-name="P96"><text:span text:style-name="T171"><text:tab/><text:tab/>node-&gt;connection-&gt;right-&gt;left = connection;</text:span></text:p>
      <text:p text:style-name="P96"><text:span text:style-name="T171"><text:tab/><text:tab/>node-&gt;connection-&gt;right <text:s text:c="6"/>= connection;</text:span></text:p>
      <text:p text:style-name="P96"><text:span text:style-name="T171"><text:tab/>};</text:span></text:p>
      <text:p text:style-name="P96"><text:span text:style-name="T171"><text:tab/></text:span></text:p>
      <text:p text:style-name="P96"><text:span text:style-name="T171"><text:tab/>if( 0 != pthread_mutex_unlock( node-&gt;connection_mutex ) ) {</text:span></text:p>
      <text:p text:style-name="P96"><text:span text:style-name="T171"><text:tab/><text:tab/>perror( "Failed to lock node connection mutex while adding connection"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return 0;</text:span></text:p>
      <text:p text:style-name="P96"><text:span text:style-name="T171"><text:tab/></text:span></text:p>
      <text:p text:style-name="P96"><text:span text:style-name="T171">};</text:span></text:p>
      <text:p text:style-name="P86"><text:span text:style-name="T153"/></text:p>
      <text:p text:style-name="P119"><text:span text:style-name="T157"><text:tab/>4.</text:span><text:span text:style-name="T160">6</text:span><text:span text:style-name="T157">.5 </text:span><text:span text:style-name="T154">Функція зміни типу з'єднання</text:span></text:p>
      <text:p text:style-name="P96"><text:span text:style-name="T171">int set_connection_type( node_t *node, int socket, int type ) {</text:span></text:p>
      <text:p text:style-name="P96"><text:span text:style-name="T171"><text:tab/></text:span></text:p>
      <text:p text:style-name="P96"><text:span text:style-name="T171"><text:tab/>if( 0 == node ) {</text:span></text:p>
      <text:p text:style-name="P96"><text:span text:style-name="T171"><text:tab/><text:tab/>fprintf( stderr, "set_connection_type: node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1 == socket ) {</text:span></text:p>
      <text:p text:style-name="P96"><text:span text:style-name="T171"><text:tab/><text:tab/>fprintf( stderr, "set_connection_type: socket == -1"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node-&gt;connection_mutex ) {</text:span></text:p>
      <text:p text:style-name="P96"><text:span text:style-name="T171"><text:tab/><text:tab/>fprintf( stderr, "get_connection_type: node-&gt;connection_mutex == 0"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if( 0 != pthread_mutex_lock( node-&gt;connection_mutex ) ) {</text:span></text:p>
      <text:p text:style-name="P96"><text:span text:style-name="T171"><text:tab/><text:tab/>perror( "Failed to lock connection mutex while setting connection type"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node-&gt;connection ) {</text:span></text:p>
      <text:p text:style-name="P96"><text:span text:style-name="T171"><text:tab/><text:tab/>return 0;</text:span></text:p>
      <text:p text:style-name="P96"><text:span text:style-name="T171"><text:tab/>};</text:span></text:p>
      <text:p text:style-name="P96"><text:span text:style-name="T171"><text:tab/></text:span></text:p>
      <text:p text:style-name="P96"><text:span text:style-name="T171"><text:tab/>connection_t *current = node-&gt;connection-&gt;right;</text:span></text:p>
      <text:p text:style-name="P96"><text:span text:style-name="T171"><text:tab/></text:span></text:p>
      <text:p text:style-name="P96"><text:span text:style-name="T171"><text:tab/>do {</text:span></text:p>
      <text:p text:style-name="P96"><text:span text:style-name="T171"><text:tab/><text:tab/></text:span></text:p>
      <text:p text:style-name="P96"><text:span text:style-name="T171"><text:tab/><text:tab/>if( current-&gt;socket == socket ) {</text:span></text:p>
      <text:p text:style-name="P96"><text:span text:style-name="T171"><text:tab/><text:tab/><text:tab/>current-&gt;type = type;</text:span></text:p>
      <text:p text:style-name="P96"><text:span text:style-name="T171"><text:tab/><text:tab/><text:tab/>break;</text:span></text:p>
      <text:p text:style-name="P96"><text:span text:style-name="T171"><text:tab/><text:tab/>};</text:span></text:p>
      <text:p text:style-name="P96"><text:span text:style-name="T171"><text:tab/><text:tab/></text:span></text:p>
      <text:p text:style-name="P96"><text:span text:style-name="T171"><text:tab/><text:tab/>current = current-&gt;right;</text:span></text:p>
      <text:p text:style-name="P96"><text:span text:style-name="T171"><text:tab/><text:tab/></text:span></text:p>
      <text:p text:style-name="P96"><text:span text:style-name="T171"><text:tab/>} while( current != node-&gt;connection );</text:span></text:p>
      <text:p text:style-name="P96"><text:span text:style-name="T171"><text:tab/></text:span></text:p>
      <text:p text:style-name="P96"><text:span text:style-name="T171"><text:tab/>if( 0 != pthread_mutex_unlock( node-&gt;connection_mutex ) ) {</text:span></text:p>
      <text:p text:style-name="P96"><text:span text:style-name="T171"><text:tab/><text:tab/>perror( "Failed to unlock connection mutex while setting connection type"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return 0;</text:span></text:p>
      <text:p text:style-name="P96"><text:span text:style-name="T171"><text:tab/></text:span></text:p>
      <text:p text:style-name="P96"><text:span text:style-name="T171">};</text:span></text:p>
      <text:p text:style-name="P86"><text:span text:style-name="T154"/></text:p>
      <text:p text:style-name="P105"><text:span text:style-name="T157"/></text:p>
      <text:p text:style-name="P119"><text:span text:style-name="T157"><text:tab/>4.</text:span><text:span text:style-name="T160">6</text:span><text:span text:style-name="T157">.6 </text:span><text:span text:style-name="T154">Функція отримання типу з'єднання</text:span></text:p>
      <text:p text:style-name="P96"><text:span text:style-name="T171">int get_connection_type( node_t *node, int socket ) {</text:span></text:p>
      <text:p text:style-name="P96"><text:span text:style-name="T171"><text:tab/></text:span></text:p>
      <text:p text:style-name="P96"><text:span text:style-name="T171"><text:tab/>if( 0 == node ) {</text:span></text:p>
      <text:p text:style-name="P96"><text:span text:style-name="T171"><text:tab/><text:tab/>fprintf( stderr, "get_connection_type: node == 0"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1 == socket ) {</text:span></text:p>
      <text:p text:style-name="P96"><text:span text:style-name="T171"><text:tab/><text:tab/>fprintf( stderr, "get_connection_type: socket == -1"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node-&gt;connection_mutex ) {</text:span></text:p>
      <text:p text:style-name="P96"><text:span text:style-name="T171"><text:tab/><text:tab/>fprintf( stderr, "get_connection_type: node-&gt;connection_mutex == 0"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if( 0 != pthread_mutex_lock( node-&gt;connection_mutex ) ) {</text:span></text:p>
      <text:p text:style-name="P96"><text:span text:style-name="T171"><text:tab/><text:tab/>perror( "Failed to lock connection mutex while getting connection type" );</text:span></text:p>
      <text:p text:style-name="P96"><text:span text:style-name="T171"><text:tab/><text:tab/>return -2;</text:span></text:p>
      <text:p text:style-name="P96"><text:span text:style-name="T171"><text:tab/>};</text:span></text:p>
      <text:p text:style-name="P96"><text:span text:style-name="T171"><text:tab/></text:span></text:p>
      <text:p text:style-name="P96"><text:span text:style-name="T171"><text:tab/>if( 0 == node-&gt;connection ) {</text:span></text:p>
      <text:p text:style-name="P96"><text:span text:style-name="T171"><text:tab/><text:tab/>return -1;</text:span></text:p>
      <text:p text:style-name="P96"><text:span text:style-name="T171"><text:tab/>};</text:span></text:p>
      <text:p text:style-name="P96"><text:span text:style-name="T171"><text:tab/></text:span></text:p>
      <text:p text:style-name="P96"><text:span text:style-name="T171"><text:tab/>connection_t *current = node-&gt;connection-&gt;right;</text:span></text:p>
      <text:p text:style-name="P96"><text:span text:style-name="T171"><text:tab/></text:span></text:p>
      <text:p text:style-name="P96"><text:span text:style-name="T171"><text:tab/>int type = -1;</text:span></text:p>
      <text:p text:style-name="P96"><text:span text:style-name="T171"><text:tab/></text:span></text:p>
      <text:p text:style-name="P96"><text:span text:style-name="T171"><text:tab/>do {</text:span></text:p>
      <text:p text:style-name="P96"><text:span text:style-name="T171"><text:tab/><text:tab/></text:span></text:p>
      <text:p text:style-name="P96"><text:span text:style-name="T171"><text:tab/><text:tab/>if( current-&gt;socket == socket ) {</text:span></text:p>
      <text:p text:style-name="P96"><text:span text:style-name="T171"><text:tab/><text:tab/><text:tab/>type = current-&gt;type;</text:span></text:p>
      <text:p text:style-name="P96"><text:span text:style-name="T171"><text:tab/><text:tab/><text:tab/>break;</text:span></text:p>
      <text:p text:style-name="P96"><text:span text:style-name="T171"><text:tab/><text:tab/>};</text:span></text:p>
      <text:p text:style-name="P96"><text:span text:style-name="T171"><text:tab/><text:tab/></text:span></text:p>
      <text:p text:style-name="P96"><text:span text:style-name="T171"><text:tab/><text:tab/>current = current-&gt;right;</text:span></text:p>
      <text:p text:style-name="P96"><text:span text:style-name="T171"><text:tab/><text:tab/></text:span></text:p>
      <text:p text:style-name="P96"><text:span text:style-name="T171"><text:tab/>} while( current != node-&gt;connection );</text:span></text:p>
      <text:p text:style-name="P96"><text:span text:style-name="T171"><text:tab/></text:span></text:p>
      <text:p text:style-name="P96"><text:span text:style-name="T171"><text:tab/>if( 0 != pthread_mutex_unlock( node-&gt;connection_mutex ) ) {</text:span></text:p>
      <text:p text:style-name="P96"><text:span text:style-name="T171"><text:tab/><text:tab/>perror( "Failed to unlock connection mutex while getting connection type" );</text:span></text:p>
      <text:p text:style-name="P96"><text:span text:style-name="T171"><text:tab/><text:tab/>return -2;</text:span></text:p>
      <text:p text:style-name="P96"><text:span text:style-name="T171"><text:tab/>};</text:span></text:p>
      <text:p text:style-name="P96"><text:span text:style-name="T171"><text:tab/></text:span></text:p>
      <text:p text:style-name="P96"><text:span text:style-name="T171"><text:tab/>return type;</text:span></text:p>
      <text:p text:style-name="P96"><text:span text:style-name="T171"><text:tab/></text:span></text:p>
      <text:p text:style-name="P96"><text:span text:style-name="T171">};</text:span></text:p>
      <text:p text:style-name="P86"><text:span text:style-name="T154"/></text:p>
      <text:p text:style-name="P88"><text:span text:style-name="T157"/></text:p>
      <text:p text:style-name="P123"><text:span text:style-name="T157"><text:tab/></text:span><text:span text:style-name="T46">4.</text:span><text:span text:style-name="T47">7</text:span><text:span text:style-name="T46"> </text:span><text:span text:style-name="T48">Процедура авторизації</text:span></text:p>
      <text:p text:style-name="P97"><text:span text:style-name="T172">void client_authentification( node_t *node, event_t *event ) {</text:span></text:p>
      <text:p text:style-name="P97"><text:span text:style-name="T172"><text:tab/></text:span></text:p>
      <text:p text:style-name="P97"><text:span text:style-name="T172"><text:tab/>if( 0 == node ) {</text:span></text:p>
      <text:p text:style-name="P97"><text:span text:style-name="T172"><text:tab/><text:tab/>fprintf( stderr, "client_authentification: node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0 == event ) {</text:span></text:p>
      <text:p text:style-name="P97"><text:span text:style-name="T172"><text:tab/><text:tab/>fprintf( stderr, "client_authentification: event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unsigned char challenge_length = NODE_CHALLENGE_MIN_LENGTH + rand() % ( NODE_CHALLENGE_MAX_LENGTH - NODE_CHALLENGE_MIN_LENGTH );</text:span></text:p>
      <text:p text:style-name="P97"><text:span text:style-name="T172"><text:tab/></text:span></text:p>
      <text:p text:style-name="P97"><text:span text:style-name="T172"><text:tab/>if( -1 == socket_write( node, event-&gt;socket, ( char * ) &amp;challenge_length, 1 ) )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allenge = create_challenge( challenge_length );</text:span></text:p>
      <text:p text:style-name="P97"><text:span text:style-name="T172"><text:tab/></text:span></text:p>
      <text:p text:style-name="P97"><text:span text:style-name="T172"><text:tab/>if( 0 == challenge )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1 == socket_write( node, event-&gt;socket, challenge, challenge_length ) ) {</text:span></text:p>
      <text:p text:style-name="P97"><text:span text:style-name="T172"><text:tab/><text:tab/>free( challenge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response = socket_read( node, event-&gt;socket, NODE_HASH_LENGTH );</text:span></text:p>
      <text:p text:style-name="P97"><text:span text:style-name="T172"><text:tab/></text:span></text:p>
      <text:p text:style-name="P97"><text:span text:style-name="T172"><text:tab/>if( 0 == response )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buffer[NODE_HASH_LENGTH];</text:span></text:p>
      <text:p text:style-name="P97"><text:span text:style-name="T172"><text:tab/></text:span></text:p>
      <text:p text:style-name="P97"><text:span text:style-name="T172"><text:tab/>MHASH hasher;</text:span></text:p>
      <text:p text:style-name="P97"><text:span text:style-name="T172"><text:tab/></text:span></text:p>
      <text:p text:style-name="P97"><text:span text:style-name="T172"><text:tab/>hasher = mhash_hmac_init( MHASH_SHA512, node-&gt;read_key, node-&gt;read_key_length, mhash_get_hash_pblock( MHASH_SHA512 ) );</text:span></text:p>
      <text:p text:style-name="P97"><text:span text:style-name="T172"><text:tab/>mhash( hasher, challenge, challenge_length );</text:span></text:p>
      <text:p text:style-name="P97"><text:span text:style-name="T172"><text:tab/>mhash_hmac_deinit( hasher, buffer );</text:span></text:p>
      <text:p text:style-name="P97"><text:span text:style-name="T172"><text:tab/></text:span></text:p>
      <text:p text:style-name="P97"><text:span text:style-name="T172"><text:tab/>if( compare( response, buffer, NODE_HASH_LENGTH ) ) {</text:span></text:p>
      <text:p text:style-name="P97"><text:span text:style-name="T172"><text:tab/><text:tab/></text:span></text:p>
      <text:p text:style-name="P97"><text:span text:style-name="T172"><text:tab/><text:tab/>free( challenge );</text:span></text:p>
      <text:p text:style-name="P97"><text:span text:style-name="T172"><text:tab/><text:tab/>free( response );</text:span></text:p>
      <text:p text:style-name="P97"><text:span text:style-name="T172"><text:tab/><text:tab/></text:span></text:p>
      <text:p text:style-name="P97"><text:span text:style-name="T172"><text:tab/><text:tab/>if( -1 == authentification_finish( node, event-&gt;socket, node-&gt;read_key, node-&gt;read_key_length ) )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if( -1 == set_connection_type( node, event-&gt;socket, NODE_CONNECTION_READONLY ) ) {</text:span></text:p>
      <text:p text:style-name="P97"><text:span text:style-name="T172"><text:tab/><text:tab/><text:tab/>destroy_connection( node, event-&gt;socket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return;</text:span></text:p>
      <text:p text:style-name="P97"><text:span text:style-name="T172"><text:tab/><text:tab/></text:span></text:p>
      <text:p text:style-name="P97"><text:span text:style-name="T172"><text:tab/>};</text:span></text:p>
      <text:p text:style-name="P97"><text:span text:style-name="T172"><text:tab/></text:span></text:p>
      <text:p text:style-name="P97"><text:span text:style-name="T172"><text:tab/>hasher = mhash_hmac_init( MHASH_SHA512, node-&gt;write_key, node-&gt;write_key_length, mhash_get_hash_pblock( MHASH_SHA512 ) );</text:span></text:p>
      <text:p text:style-name="P97"><text:span text:style-name="T172"><text:tab/>mhash( hasher, challenge, challenge_length );</text:span></text:p>
      <text:p text:style-name="P97"><text:span text:style-name="T172"><text:tab/>mhash_hmac_deinit( hasher, buffer );</text:span></text:p>
      <text:p text:style-name="P97"><text:span text:style-name="T172"><text:tab/></text:span></text:p>
      <text:p text:style-name="P116"><text:span text:style-name="T172"><text:tab/>if( compare( response, buffer, NODE_HASH_LENGTH ) ) {</text:span></text:p>
      <text:p text:style-name="P97"><text:span text:style-name="T172"><text:tab/><text:tab/></text:span></text:p>
      <text:p text:style-name="P97"><text:span text:style-name="T172"><text:tab/><text:tab/>free( challenge );</text:span></text:p>
      <text:p text:style-name="P97"><text:span text:style-name="T172"><text:tab/><text:tab/>free( response );</text:span></text:p>
      <text:p text:style-name="P97"><text:span text:style-name="T172"><text:tab/><text:tab/></text:span></text:p>
      <text:p text:style-name="P97"><text:span text:style-name="T172"><text:tab/><text:tab/>if( -1 == authentification_finish( node, event-&gt;socket, node-&gt;write_key, node-&gt;write_key_length ) )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if( -1 == set_connection_type( node, event-&gt;socket, NODE_CONNECTION_READWRITE ) ) {</text:span></text:p>
      <text:p text:style-name="P97"><text:span text:style-name="T172"><text:tab/><text:tab/><text:tab/>destroy_connection( node, event-&gt;socket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span></text:p>
      <text:p text:style-name="P97"><text:span text:style-name="T172"><text:tab/>hasher = mhash_hmac_init( MHASH_SHA512, node-&gt;node_key, node-&gt;node_key_length, mhash_get_hash_pblock( MHASH_SHA512 ) );</text:span></text:p>
      <text:p text:style-name="P97"><text:span text:style-name="T172"><text:tab/>mhash( hasher, challenge, challenge_length );</text:span></text:p>
      <text:p text:style-name="P97"><text:span text:style-name="T172"><text:tab/>mhash_hmac_deinit( hasher, buffer );</text:span></text:p>
      <text:p text:style-name="P97"><text:span text:style-name="T172"><text:tab/></text:span></text:p>
      <text:p text:style-name="P97"><text:span text:style-name="T172"><text:tab/>if( compare( response, buffer, NODE_HASH_LENGTH ) ) {</text:span></text:p>
      <text:p text:style-name="P97"><text:span text:style-name="T172"><text:tab/><text:tab/></text:span></text:p>
      <text:p text:style-name="P97"><text:span text:style-name="T172"><text:tab/><text:tab/>free( challenge );</text:span></text:p>
      <text:p text:style-name="P97"><text:span text:style-name="T172"><text:tab/><text:tab/>free( response );</text:span></text:p>
      <text:p text:style-name="P97"><text:span text:style-name="T172"><text:tab/><text:tab/></text:span></text:p>
      <text:p text:style-name="P97"><text:span text:style-name="T172"><text:tab/><text:tab/>if( -1 == authentification_finish( node, event-&gt;socket, node-&gt;node_key, node-&gt;node_key_length ) )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if( -1 == set_connection_type( node, event-&gt;socket, NODE_CONNECTION_READWRITE ) ) {</text:span></text:p>
      <text:p text:style-name="P97"><text:span text:style-name="T172"><text:tab/><text:tab/><text:tab/>destroy_connection( node, event-&gt;socket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dispatch_read_command( node, event-&gt;socket );</text:span></text:p>
      <text:p text:style-name="P97"><text:span text:style-name="T172"><text:tab/><text:tab/>return;</text:span></text:p>
      <text:p text:style-name="P97"><text:span text:style-name="T172"><text:tab/><text:tab/></text:span></text:p>
      <text:p text:style-name="P97"><text:span text:style-name="T172"><text:tab/>};</text:span></text:p>
      <text:p text:style-name="P97"><text:span text:style-name="T172"><text:tab/></text:span></text:p>
      <text:p text:style-name="P97"><text:span text:style-name="T172"><text:tab/>destroy_connection( node, event-&gt;socket );</text:span></text:p>
      <text:p text:style-name="P97"><text:span text:style-name="T172"><text:tab/></text:span></text:p>
      <text:p text:style-name="P97"><text:span text:style-name="T172">};</text:span></text:p>
      <text:p text:style-name="P97"><text:span text:style-name="T172"/></text:p>
      <text:p text:style-name="P97"><text:span text:style-name="T172"/></text:p>
      <text:p text:style-name="P116"><text:span text:style-name="T172">int authentification_finish( node_t *node, int socket, char *key, unsigned char key_length ) {</text:span></text:p>
      <text:p text:style-name="P97"><text:span text:style-name="T172"><text:tab/></text:span></text:p>
      <text:p text:style-name="P97"><text:span text:style-name="T172"><text:tab/>if( 0 == node ) {</text:span></text:p>
      <text:p text:style-name="P97"><text:span text:style-name="T172"><text:tab/><text:tab/>fprintf( stderr, "authentification_finish: node == 0\n" );</text:span></text:p>
      <text:p text:style-name="P97"><text:span text:style-name="T172"><text:tab/><text:tab/>return 0;</text:span></text:p>
      <text:p text:style-name="P97"><text:span text:style-name="T172"><text:tab/>};</text:span></text:p>
      <text:p text:style-name="P97"><text:span text:style-name="T172"><text:tab/></text:span></text:p>
      <text:p text:style-name="P97"><text:span text:style-name="T172"><text:tab/>if( -1 == socket ) {</text:span></text:p>
      <text:p text:style-name="P97"><text:span text:style-name="T172"><text:tab/><text:tab/>fprintf( stderr, "authentification_finish: socket == -1\n" );</text:span></text:p>
      <text:p text:style-name="P97"><text:span text:style-name="T172"><text:tab/><text:tab/>return 0;</text:span></text:p>
      <text:p text:style-name="P97"><text:span text:style-name="T172"><text:tab/>};</text:span></text:p>
      <text:p text:style-name="P97"><text:span text:style-name="T172"><text:tab/></text:span></text:p>
      <text:p text:style-name="P97"><text:span text:style-name="T172"><text:tab/>if( 0 == key ) {</text:span></text:p>
      <text:p text:style-name="P97"><text:span text:style-name="T172"><text:tab/><text:tab/>fprintf( stderr, "authentification_finish: key == 0\n" );</text:span></text:p>
      <text:p text:style-name="P97"><text:span text:style-name="T172"><text:tab/><text:tab/>return 0;</text:span></text:p>
      <text:p text:style-name="P97"><text:span text:style-name="T172"><text:tab/>};</text:span></text:p>
      <text:p text:style-name="P97"><text:span text:style-name="T172"><text:tab/></text:span></text:p>
      <text:p text:style-name="P97"><text:span text:style-name="T172"><text:tab/>if( 0 == key_length ) {</text:span></text:p>
      <text:p text:style-name="P97"><text:span text:style-name="T172"><text:tab/><text:tab/>fprintf( stderr, "authentification_finish: key_length == 0\n" );</text:span></text:p>
      <text:p text:style-name="P97"><text:span text:style-name="T172"><text:tab/><text:tab/>return 0;</text:span></text:p>
      <text:p text:style-name="P97"><text:span text:style-name="T172"><text:tab/>};</text:span></text:p>
      <text:p text:style-name="P97"><text:span text:style-name="T172"><text:tab/></text:span></text:p>
      <text:p text:style-name="P97"><text:span text:style-name="T172"><text:tab/>char *buffer = socket_read( node, socket, 1 );</text:span></text:p>
      <text:p text:style-name="P97"><text:span text:style-name="T172"><text:tab/></text:span></text:p>
      <text:p text:style-name="P97"><text:span text:style-name="T172"><text:tab/>if( 0 == buffer ) {</text:span></text:p>
      <text:p text:style-name="P97"><text:span text:style-name="T172"><text:tab/><text:tab/>destroy_connection( node, socket );</text:span></text:p>
      <text:p text:style-name="P97"><text:span text:style-name="T172"><text:tab/><text:tab/>return 0;</text:span></text:p>
      <text:p text:style-name="P97"><text:span text:style-name="T172"><text:tab/>};</text:span></text:p>
      <text:p text:style-name="P97"><text:span text:style-name="T172"><text:tab/></text:span></text:p>
      <text:p text:style-name="P97"><text:span text:style-name="T172"><text:tab/>unsigned char challenge_length = ( unsigned char ) buffer[0];</text:span></text:p>
      <text:p text:style-name="P97"><text:span text:style-name="T172"><text:tab/></text:span></text:p>
      <text:p text:style-name="P97"><text:span text:style-name="T172"><text:tab/>free( buffer );</text:span></text:p>
      <text:p text:style-name="P97"><text:span text:style-name="T172"><text:tab/></text:span></text:p>
      <text:p text:style-name="P97"><text:span text:style-name="T172"><text:tab/>if( 0 == challenge_length ) {</text:span></text:p>
      <text:p text:style-name="P97"><text:span text:style-name="T172"><text:tab/><text:tab/>return -1;</text:span></text:p>
      <text:p text:style-name="P97"><text:span text:style-name="T172"><text:tab/>};</text:span></text:p>
      <text:p text:style-name="P97"><text:span text:style-name="T172"><text:tab/></text:span></text:p>
      <text:p text:style-name="P97"><text:span text:style-name="T172"><text:tab/>char *challenge = socket_read( node, socket, challenge_length);</text:span></text:p>
      <text:p text:style-name="P97"><text:span text:style-name="T172"><text:tab/></text:span></text:p>
      <text:p text:style-name="P97"><text:span text:style-name="T172"><text:tab/>if( 0 == challenge ) {</text:span></text:p>
      <text:p text:style-name="P97"><text:span text:style-name="T172"><text:tab/><text:tab/>return -1;</text:span></text:p>
      <text:p text:style-name="P97"><text:span text:style-name="T172"><text:tab/>};</text:span></text:p>
      <text:p text:style-name="P97"><text:span text:style-name="T172"><text:tab/></text:span></text:p>
      <text:p text:style-name="P97"><text:span text:style-name="T172"><text:tab/>MHASH hasher;</text:span></text:p>
      <text:p text:style-name="P97"><text:span text:style-name="T172"><text:tab/></text:span></text:p>
      <text:p text:style-name="P97"><text:span text:style-name="T172"><text:tab/>char hash[NODE_HASH_LENGTH];</text:span></text:p>
      <text:p text:style-name="P97"><text:span text:style-name="T172"><text:tab/></text:span></text:p>
      <text:p text:style-name="P97"><text:span text:style-name="T172"><text:tab/>hasher = mhash_hmac_init( MHASH_SHA512, key, key_length, mhash_get_hash_pblock( MHASH_SHA512 ) );</text:span></text:p>
      <text:p text:style-name="P97"><text:span text:style-name="T172"><text:tab/>mhash( hasher, challenge, challenge_length );</text:span></text:p>
      <text:p text:style-name="P97"><text:span text:style-name="T172"><text:tab/>mhash_hmac_deinit( hasher, hash );</text:span></text:p>
      <text:p text:style-name="P97"><text:span text:style-name="T172"><text:tab/></text:span></text:p>
      <text:p text:style-name="P97"><text:span text:style-name="T172"><text:tab/>if( -1 == socket_write( node, socket, hash, NODE_HASH_LENGTH ) ) {</text:span></text:p>
      <text:p text:style-name="P97"><text:span text:style-name="T172"><text:tab/><text:tab/>free( challenge );</text:span></text:p>
      <text:p text:style-name="P97"><text:span text:style-name="T172"><text:tab/><text:tab/>return -1;</text:span></text:p>
      <text:p text:style-name="P97"><text:span text:style-name="T172"><text:tab/>};</text:span></text:p>
      <text:p text:style-name="P97"><text:span text:style-name="T172"><text:tab/></text:span></text:p>
      <text:p text:style-name="P97"><text:span text:style-name="T172"><text:tab/>return 0;</text:span></text:p>
      <text:p text:style-name="P97"><text:span text:style-name="T172"><text:tab/></text:span></text:p>
      <text:p text:style-name="P97"><text:span text:style-name="T172">};</text:span></text:p>
      <text:p text:style-name="P88"><text:span text:style-name="T149"/></text:p>
      <text:p text:style-name="P88"><text:span text:style-name="T157"/></text:p>
      <text:p text:style-name="P121"><text:span text:style-name="T157"><text:tab/>4.</text:span><text:span text:style-name="T160">8</text:span><text:span text:style-name="T157"> </text:span><text:span text:style-name="T149">Процедура видачі даних</text:span></text:p>
      <text:p text:style-name="P97"><text:span text:style-name="T172">void client_get_chunk( node_t *node, event_t *event ) {</text:span></text:p>
      <text:p text:style-name="P97"><text:span text:style-name="T172"><text:tab/></text:span></text:p>
      <text:p text:style-name="P97"><text:span text:style-name="T172"><text:tab/>if( 0 == node ) {</text:span></text:p>
      <text:p text:style-name="P97"><text:span text:style-name="T172"><text:tab/><text:tab/>fprintf( stderr, "client_get_chunk: node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0 == event ) {</text:span></text:p>
      <text:p text:style-name="P97"><text:span text:style-name="T172"><text:tab/><text:tab/>fprintf( stderr, "client_get_chunk: event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NODE_CONNECTION_READONLY &gt; get_connection_type( node, event-&gt;socket ) )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 = socket_read( node, event-&gt;socket, NODE_HASH_LENGTH );</text:span></text:p>
      <text:p text:style-name="P97"><text:span text:style-name="T172"><text:tab/></text:span></text:p>
      <text:p text:style-name="P97"><text:span text:style-name="T172"><text:tab/>if( 0 == chunk_hash )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_hex = unpack_hash( chunk_hash );</text:span></text:p>
      <text:p text:style-name="P97"><text:span text:style-name="T172"><text:tab/></text:span></text:p>
      <text:p text:style-name="P97"><text:span text:style-name="T172"><text:tab/>char *chunk_path = strcat( NODE_DATA_PATH, chunk_hash_hex );</text:span></text:p>
      <text:p text:style-name="P97"><text:span text:style-name="T172"><text:tab/></text:span></text:p>
      <text:p text:style-name="P97"><text:span text:style-name="T172"><text:tab/>struct stat chunk_stat;</text:span></text:p>
      <text:p text:style-name="P97"><text:span text:style-name="T172"><text:tab/></text:span></text:p>
      <text:p text:style-name="P97"><text:span text:style-name="T172"><text:tab/>if( -1 == stat( chunk_path, &amp;chunk_stat ) ) {</text:span></text:p>
      <text:p text:style-name="P97"><text:span text:style-name="T172"><text:tab/><text:tab/>char response = 0;</text:span></text:p>
      <text:p text:style-name="P97"><text:span text:style-name="T172"><text:tab/><text:tab/>socket_write( node, event-&gt;socket, &amp;response, 1 );</text:span></text:p>
      <text:p text:style-name="P97"><text:span text:style-name="T172"><text:tab/><text:tab/>// proxy to neighbours</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FILE *chunk_file = fopen( chunk_path, "r" );</text:span></text:p>
      <text:p text:style-name="P97"><text:span text:style-name="T172"><text:tab/></text:span></text:p>
      <text:p text:style-name="P97"><text:span text:style-name="T172"><text:tab/>if( 0 == chunk_file ) {</text:span></text:p>
      <text:p text:style-name="P97"><text:span text:style-name="T172"><text:tab/><text:tab/>perror( "Failed to open chunk file for reading"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contents = malloc( chunk_stat.st_size );</text:span></text:p>
      <text:p text:style-name="P97"><text:span text:style-name="T172"><text:tab/></text:span></text:p>
      <text:p text:style-name="P97"><text:span text:style-name="T172"><text:tab/>if( 0 == chunk_contents ) {</text:span></text:p>
      <text:p text:style-name="P97"><text:span text:style-name="T172"><text:tab/><text:tab/>perror( "Failed to allocate memory for chunk contents" );</text:span></text:p>
      <text:p text:style-name="P97"><text:span text:style-name="T172"><text:tab/><text:tab/>fclose( chunk_file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1 != fread( chunk_contents, chunk_stat.st_size, 1, chunk_file ) ) {</text:span></text:p>
      <text:p text:style-name="P97"><text:span text:style-name="T172"><text:tab/><text:tab/>free( chunk_contents );</text:span></text:p>
      <text:p text:style-name="P97"><text:span text:style-name="T172"><text:tab/><text:tab/>fclose( chunk_file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fclose( chunk_file );</text:span></text:p>
      <text:p text:style-name="P97"><text:span text:style-name="T172"><text:tab/></text:span></text:p>
      <text:p text:style-name="P97"><text:span text:style-name="T172"><text:tab/>unsigned int chunk_given = 0;</text:span></text:p>
      <text:p text:style-name="P97"><text:span text:style-name="T172"><text:tab/></text:span></text:p>
      <text:p text:style-name="P97"><text:span text:style-name="T172"><text:tab/></text:span></text:p>
      <text:p text:style-name="P116"><text:span text:style-name="T172"><text:tab/>while( chunk_stat.st_size ) {</text:span></text:p>
      <text:p text:style-name="P97"><text:span text:style-name="T172"><text:tab/><text:tab/></text:span></text:p>
      <text:p text:style-name="P97"><text:span text:style-name="T172"><text:tab/><text:tab/>unsigned char part_size = chunk_stat.st_size &gt; 255 ? 255 : chunk_stat.st_size;</text:span></text:p>
      <text:p text:style-name="P97"><text:span text:style-name="T172"><text:tab/><text:tab/></text:span></text:p>
      <text:p text:style-name="P97"><text:span text:style-name="T172"><text:tab/><text:tab/>if( -1 == socket_write( node, event-&gt;socket, ( char * ) &amp;part_size, 1 ) ) {</text:span></text:p>
      <text:p text:style-name="P97"><text:span text:style-name="T172"><text:tab/><text:tab/><text:tab/>free( chunk_contents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if( -1 == socket_write( node, event-&gt;socket, &amp;chunk_contents[chunk_given], part_size ) ) {</text:span></text:p>
      <text:p text:style-name="P97"><text:span text:style-name="T172"><text:tab/><text:tab/><text:tab/>free( chunk_contents );</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chunk_given += part_size;</text:span></text:p>
      <text:p text:style-name="P97"><text:span text:style-name="T172"><text:tab/><text:tab/></text:span></text:p>
      <text:p text:style-name="P97"><text:span text:style-name="T172"><text:tab/>};</text:span></text:p>
      <text:p text:style-name="P97"><text:span text:style-name="T172"><text:tab/></text:span></text:p>
      <text:p text:style-name="P97"><text:span text:style-name="T172"><text:tab/>dispatch_read_command( node, event-&gt;socket );</text:span></text:p>
      <text:p text:style-name="P97"><text:span text:style-name="T172"><text:tab/></text:span></text:p>
      <text:p text:style-name="P97"><text:span text:style-name="T172">};</text:span></text:p>
      <text:p text:style-name="P97"><text:span text:style-name="T172"/></text:p>
      <text:p text:style-name="P97"><text:span text:style-name="T172"/></text:p>
      <text:p text:style-name="P88"><text:span text:style-name="T149"/></text:p>
      <text:p text:style-name="P88"><text:span text:style-name="T157"/></text:p>
      <text:p text:style-name="P121"><text:span text:style-name="T157"><text:tab/>4.</text:span><text:span text:style-name="T160">9</text:span><text:span text:style-name="T157"> </text:span><text:span text:style-name="T149">Процедура збереження даних</text:span></text:p>
      <text:p text:style-name="P97"><text:span text:style-name="T172">void client_put_chunk( node_t *node, event_t *event ) {</text:span></text:p>
      <text:p text:style-name="P97"><text:span text:style-name="T172"><text:tab/></text:span></text:p>
      <text:p text:style-name="P97"><text:span text:style-name="T172"><text:tab/>if( 0 == node ) {</text:span></text:p>
      <text:p text:style-name="P97"><text:span text:style-name="T172"><text:tab/><text:tab/>fprintf( stderr, "client_put_chunk: node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0 == event ) {</text:span></text:p>
      <text:p text:style-name="P97"><text:span text:style-name="T172"><text:tab/><text:tab/>fprintf( stderr, "client_put_chunk: event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NODE_CONNECTION_READWRITE &gt; get_connection_type( node, event-&gt;socket ) )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 = socket_read( node, event-&gt;socket, NODE_HASH_LENGTH );</text:span></text:p>
      <text:p text:style-name="P97"><text:span text:style-name="T172"><text:tab/></text:span></text:p>
      <text:p text:style-name="P97"><text:span text:style-name="T172"><text:tab/>if( 0 == chunk_hash )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_hex = unpack_hash( chunk_hash );</text:span></text:p>
      <text:p text:style-name="P97"><text:span text:style-name="T172"><text:tab/></text:span></text:p>
      <text:p text:style-name="P97"><text:span text:style-name="T172"><text:tab/>if( 0 == chunk_hash_hex )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path = strcat( NODE_DATA_PATH, chunk_hash_hex );</text:span></text:p>
      <text:p text:style-name="P97"><text:span text:style-name="T172"><text:tab/></text:span></text:p>
      <text:p text:style-name="P97"><text:span text:style-name="T172"><text:tab/>struct stat chunk_stat;</text:span></text:p>
      <text:p text:style-name="P97"><text:span text:style-name="T172"><text:tab/></text:span></text:p>
      <text:p text:style-name="P97"><text:span text:style-name="T172"><text:tab/>char chunk_exists = 0;</text:span></text:p>
      <text:p text:style-name="P97"><text:span text:style-name="T172"><text:tab/></text:span></text:p>
      <text:p text:style-name="P97"><text:span text:style-name="T172"><text:tab/>if( -1 != stat( chunk_path, &amp;chunk_stat ) ) {</text:span></text:p>
      <text:p text:style-name="P97"><text:span text:style-name="T172"><text:tab/><text:tab/>socket_write( node, event-&gt;socket, &amp;chunk_exists, 1 );</text:span></text:p>
      <text:p text:style-name="P97"><text:span text:style-name="T172"><text:tab/><text:tab/>return;</text:span></text:p>
      <text:p text:style-name="P97"><text:span text:style-name="T172"><text:tab/>} else {</text:span></text:p>
      <text:p text:style-name="P97"><text:span text:style-name="T172"><text:tab/><text:tab/>if( -1 == socket_write( node, event-&gt;socket, &amp;chunk_exists, 1 ) ) {</text:span></text:p>
      <text:p text:style-name="P97"><text:span text:style-name="T172"><text:tab/><text:tab/><text:tab/>return;</text:span></text:p>
      <text:p text:style-name="P97"><text:span text:style-name="T172"><text:tab/><text:tab/>};</text:span></text:p>
      <text:p text:style-name="P97"><text:span text:style-name="T172"><text:tab/>};</text:span></text:p>
      <text:p text:style-name="P97"><text:span text:style-name="T172"><text:tab/></text:span></text:p>
      <text:p text:style-name="P97"><text:span text:style-name="T172"><text:tab/>char *chunk_contents = 0;</text:span></text:p>
      <text:p text:style-name="P97"><text:span text:style-name="T172"><text:tab/>unsigned int chunk_size = 0;</text:span></text:p>
      <text:p text:style-name="P97"><text:span text:style-name="T172"><text:tab/>unsigned char part_size = 0;</text:span></text:p>
      <text:p text:style-name="P97"><text:span text:style-name="T172"><text:tab/></text:span></text:p>
      <text:p text:style-name="P97"><text:span text:style-name="T172"><text:tab/>for( ; ; ) {</text:span></text:p>
      <text:p text:style-name="P97"><text:span text:style-name="T172"><text:tab/><text:tab/></text:span></text:p>
      <text:p text:style-name="P97"><text:span text:style-name="T172"><text:tab/><text:tab/>char *buffer = socket_read( node, event-&gt;socket, 1 );</text:span></text:p>
      <text:p text:style-name="P97"><text:span text:style-name="T172"><text:tab/><text:tab/></text:span></text:p>
      <text:p text:style-name="P97"><text:span text:style-name="T172"><text:tab/><text:tab/>if( 0 == buffer ) {</text:span></text:p>
      <text:p text:style-name="P97"><text:span text:style-name="T172"><text:tab/><text:tab/><text:tab/>if( 0 != chunk_contents ) {</text:span></text:p>
      <text:p text:style-name="P97"><text:span text:style-name="T172"><text:tab/><text:tab/><text:tab/><text:tab/>free( chunk_contents );</text:span></text:p>
      <text:p text:style-name="P97"><text:span text:style-name="T172"><text:tab/><text:tab/><text:tab/>};</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part_size = buffer[0];</text:span></text:p>
      <text:p text:style-name="P97"><text:span text:style-name="T172"><text:tab/><text:tab/></text:span></text:p>
      <text:p text:style-name="P97"><text:span text:style-name="T172"><text:tab/><text:tab/>if( 0 == part_size ) {</text:span></text:p>
      <text:p text:style-name="P97"><text:span text:style-name="T172"><text:tab/><text:tab/><text:tab/>break;</text:span></text:p>
      <text:p text:style-name="P97"><text:span text:style-name="T172"><text:tab/><text:tab/>};</text:span></text:p>
      <text:p text:style-name="P97"><text:span text:style-name="T172"><text:tab/><text:tab/></text:span></text:p>
      <text:p text:style-name="P97"><text:span text:style-name="T172"><text:tab/><text:tab/>chunk_contents = realloc( chunk_contents, chunk_size + part_size );</text:span></text:p>
      <text:p text:style-name="P97"><text:span text:style-name="T172"><text:tab/><text:tab/></text:span></text:p>
      <text:p text:style-name="P97"><text:span text:style-name="T172"><text:tab/><text:tab/>free( buffer );</text:span></text:p>
      <text:p text:style-name="P97"><text:span text:style-name="T172"><text:tab/><text:tab/></text:span></text:p>
      <text:p text:style-name="P97"><text:span text:style-name="T172"><text:tab/><text:tab/>buffer = socket_read( node, event-&gt;socket, part_size );</text:span></text:p>
      <text:p text:style-name="P97"><text:span text:style-name="T172"><text:tab/><text:tab/></text:span></text:p>
      <text:p text:style-name="P116"><text:span text:style-name="T172"><text:tab/><text:tab/>if( 0 == buffer ) {</text:span></text:p>
      <text:p text:style-name="P97"><text:span text:style-name="T172"><text:tab/><text:tab/><text:tab/>if( 0 != chunk_contents ) {</text:span></text:p>
      <text:p text:style-name="P97"><text:span text:style-name="T172"><text:tab/><text:tab/><text:tab/><text:tab/>free( chunk_contents );</text:span></text:p>
      <text:p text:style-name="P97"><text:span text:style-name="T172"><text:tab/><text:tab/><text:tab/>};</text:span></text:p>
      <text:p text:style-name="P97"><text:span text:style-name="T172"><text:tab/><text:tab/><text:tab/>return;</text:span></text:p>
      <text:p text:style-name="P97"><text:span text:style-name="T172"><text:tab/><text:tab/>};</text:span></text:p>
      <text:p text:style-name="P97"><text:span text:style-name="T172"><text:tab/><text:tab/></text:span></text:p>
      <text:p text:style-name="P97"><text:span text:style-name="T172"><text:tab/><text:tab/>memcpy( &amp;chunk_contents[chunk_size], buffer, part_size );</text:span></text:p>
      <text:p text:style-name="P97"><text:span text:style-name="T172"><text:tab/><text:tab/></text:span></text:p>
      <text:p text:style-name="P97"><text:span text:style-name="T172"><text:tab/><text:tab/>free( buffer );</text:span></text:p>
      <text:p text:style-name="P97"><text:span text:style-name="T172"><text:tab/><text:tab/></text:span></text:p>
      <text:p text:style-name="P97"><text:span text:style-name="T172"><text:tab/><text:tab/>chunk_size += part_size;</text:span></text:p>
      <text:p text:style-name="P97"><text:span text:style-name="T172"><text:tab/><text:tab/></text:span></text:p>
      <text:p text:style-name="P97"><text:span text:style-name="T172"><text:tab/>};</text:span></text:p>
      <text:p text:style-name="P97"><text:span text:style-name="T172"><text:tab/></text:span></text:p>
      <text:p text:style-name="P97"><text:span text:style-name="T172"><text:tab/>char real_chunk_hash[NODE_HASH_LENGTH];</text:span></text:p>
      <text:p text:style-name="P97"><text:span text:style-name="T172"><text:tab/></text:span></text:p>
      <text:p text:style-name="P97"><text:span text:style-name="T172"><text:tab/>MHASH hasher = mhash_init( MHASH_SHA512 );</text:span></text:p>
      <text:p text:style-name="P97"><text:span text:style-name="T172"><text:tab/>mhash( hasher, chunk_contents, chunk_size );</text:span></text:p>
      <text:p text:style-name="P97"><text:span text:style-name="T172"><text:tab/>mhash_deinit( hasher, real_chunk_hash );</text:span></text:p>
      <text:p text:style-name="P97"><text:span text:style-name="T172"><text:tab/></text:span></text:p>
      <text:p text:style-name="P97"><text:span text:style-name="T172"><text:tab/>char status = 0;</text:span></text:p>
      <text:p text:style-name="P97"><text:span text:style-name="T172"><text:tab/></text:span></text:p>
      <text:p text:style-name="P97"><text:span text:style-name="T172"><text:tab/>if( ! compare( real_chunk_hash, chunk_hash, NODE_HASH_LENGTH ) ) {</text:span></text:p>
      <text:p text:style-name="P97"><text:span text:style-name="T172"><text:tab/><text:tab/>socket_write( node, event-&gt;socket, &amp;status, 1 );</text:span></text:p>
      <text:p text:style-name="P97"><text:span text:style-name="T172"><text:tab/><text:tab/>dispatch_read_command(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FILE *chunk_file = fopen( chunk_path, "w" );</text:span></text:p>
      <text:p text:style-name="P97"><text:span text:style-name="T172"><text:tab/></text:span></text:p>
      <text:p text:style-name="P97"><text:span text:style-name="T172"><text:tab/>if( 1 != fwrite( chunk_contents, chunk_size, 1, chunk_file ) ) {</text:span></text:p>
      <text:p text:style-name="P97"><text:span text:style-name="T172"><text:tab/><text:tab/>socket_write( node, event-&gt;socket, &amp;status, 1 );</text:span></text:p>
      <text:p text:style-name="P97"><text:span text:style-name="T172"><text:tab/><text:tab/>dispatch_read_command(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1 == fclose( chunk_file ) ) {</text:span></text:p>
      <text:p text:style-name="P97"><text:span text:style-name="T172"><text:tab/><text:tab/>socket_write( node, event-&gt;socket, &amp;status, 1 );</text:span></text:p>
      <text:p text:style-name="P97"><text:span text:style-name="T172"><text:tab/><text:tab/>dispatch_read_command(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status = 1;</text:span></text:p>
      <text:p text:style-name="P97"><text:span text:style-name="T172"><text:tab/></text:span></text:p>
      <text:p text:style-name="P97"><text:span text:style-name="T172"><text:tab/>socket_write( node, event-&gt;socket, &amp;status, 1 );</text:span></text:p>
      <text:p text:style-name="P97"><text:span text:style-name="T172"><text:tab/></text:span></text:p>
      <text:p text:style-name="P97"><text:span text:style-name="T172"><text:tab/>dispatch_read_command( node, event-&gt;socket );</text:span></text:p>
      <text:p text:style-name="P97"><text:span text:style-name="T172"><text:tab/></text:span></text:p>
      <text:p text:style-name="P97"><text:span text:style-name="T172">};</text:span></text:p>
      <text:p text:style-name="P88"><text:span text:style-name="T149"/></text:p>
      <text:p text:style-name="P88"><text:span text:style-name="T157"/></text:p>
      <text:p text:style-name="P123"><text:span text:style-name="T157"><text:tab/></text:span><text:span text:style-name="T46">4.</text:span><text:span text:style-name="T47">10</text:span><text:span text:style-name="T46"> </text:span><text:span text:style-name="T48">Процедура видалення даних</text:span></text:p>
      <text:p text:style-name="P97"><text:span text:style-name="T172">void client_drop_chunk( node_t *node, event_t *event ) {</text:span></text:p>
      <text:p text:style-name="P97"><text:span text:style-name="T172"><text:tab/></text:span></text:p>
      <text:p text:style-name="P97"><text:span text:style-name="T172"><text:tab/>if( 0 == node ) {</text:span></text:p>
      <text:p text:style-name="P97"><text:span text:style-name="T172"><text:tab/><text:tab/>fprintf( stderr, "client_drop_chunk: node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0 == event ) {</text:span></text:p>
      <text:p text:style-name="P97"><text:span text:style-name="T172"><text:tab/><text:tab/>fprintf( stderr, "client_drop_chunk: event == 0\n"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if( NODE_CONNECTION_READWRITE &gt; get_connection_type( node, event-&gt;socket ) ) {</text:span></text:p>
      <text:p text:style-name="P97"><text:span text:style-name="T172"><text:tab/><text:tab/>destroy_connection( node, event-&gt;socket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 = socket_read( node, event-&gt;socket, NODE_HASH_LENGTH );</text:span></text:p>
      <text:p text:style-name="P97"><text:span text:style-name="T172"><text:tab/></text:span></text:p>
      <text:p text:style-name="P97"><text:span text:style-name="T172"><text:tab/>if( 0 == chunk_hash ) {</text:span></text:p>
      <text:p text:style-name="P97"><text:span text:style-name="T172"><text:tab/><text:tab/>return;</text:span></text:p>
      <text:p text:style-name="P97"><text:span text:style-name="T172"><text:tab/>};</text:span></text:p>
      <text:p text:style-name="P97"><text:span text:style-name="T172"><text:tab/></text:span></text:p>
      <text:p text:style-name="P97"><text:span text:style-name="T172"><text:tab/>char *chunk_hash_hex = unpack_hash( chunk_hash );</text:span></text:p>
      <text:p text:style-name="P97"><text:span text:style-name="T172"><text:tab/></text:span></text:p>
      <text:p text:style-name="P97"><text:span text:style-name="T172"><text:tab/>char *chunk_path = strcat( NODE_DATA_PATH, chunk_hash_hex );</text:span></text:p>
      <text:p text:style-name="P97"><text:span text:style-name="T172"><text:tab/></text:span></text:p>
      <text:p text:style-name="P97"><text:span text:style-name="T172"><text:tab/>unlink( chunk_path );</text:span></text:p>
      <text:p text:style-name="P97"><text:span text:style-name="T172"><text:tab/></text:span></text:p>
      <text:p text:style-name="P97"><text:span text:style-name="T172"><text:tab/>dispatch_read_command( node, event-&gt;socket );</text:span></text:p>
      <text:p text:style-name="P97"><text:span text:style-name="T172"><text:tab/></text:span></text:p>
      <text:p text:style-name="P97"><text:span text:style-name="T172">};</text:span></text:p>
      <text:p text:style-name="P88"><text:span text:style-name="T149"/></text:p>
      <text:p text:style-name="P83"><text:span text:style-name="T145"/></text:p>
      <text:p text:style-name="P122"><text:span text:style-name="T145"><text:tab/></text:span><text:span text:style-name="T49">4.11 Допоміжні процедури та функції</text:span></text:p>
      <text:p text:style-name="P98"><text:span text:style-name="T173">unsigned char compare( char *this, char *that, unsigned int length ) {</text:span></text:p>
      <text:p text:style-name="P98"><text:span text:style-name="T173"><text:tab/>unsigned int i = 0;</text:span></text:p>
      <text:p text:style-name="P98"><text:span text:style-name="T173"><text:tab/>for( ; i &lt; length; i++ ) {</text:span></text:p>
      <text:p text:style-name="P98"><text:span text:style-name="T173"><text:tab/><text:tab/>if( this[i] ^ that[i] ) {</text:span></text:p>
      <text:p text:style-name="P98"><text:span text:style-name="T173"><text:tab/><text:tab/><text:tab/>return 0;</text:span></text:p>
      <text:p text:style-name="P98"><text:span text:style-name="T173"><text:tab/><text:tab/>};</text:span></text:p>
      <text:p text:style-name="P98"><text:span text:style-name="T173"><text:tab/>};</text:span></text:p>
      <text:p text:style-name="P98"><text:span text:style-name="T173"><text:tab/>return 1;</text:span></text:p>
      <text:p text:style-name="P98"><text:span text:style-name="T173">};</text:span></text:p>
      <text:p text:style-name="P98"><text:span text:style-name="T173"/></text:p>
      <text:p text:style-name="P98"><text:span text:style-name="T173">char *socket_read( node_t *node, int socket, unsigned char length ) {</text:span></text:p>
      <text:p text:style-name="P98"><text:span text:style-name="T173"><text:tab/></text:span></text:p>
      <text:p text:style-name="P98"><text:span text:style-name="T173"><text:tab/>if( 0 == node ) {</text:span></text:p>
      <text:p text:style-name="P98"><text:span text:style-name="T173"><text:tab/><text:tab/>fprintf( stderr, "socket_read: node == 0\n" );</text:span></text:p>
      <text:p text:style-name="P98"><text:span text:style-name="T173"><text:tab/><text:tab/>return 0;</text:span></text:p>
      <text:p text:style-name="P98"><text:span text:style-name="T173"><text:tab/>};</text:span></text:p>
      <text:p text:style-name="P98"><text:span text:style-name="T173"><text:tab/></text:span></text:p>
      <text:p text:style-name="P98"><text:span text:style-name="T173"><text:tab/>if( -1 == socket ) {</text:span></text:p>
      <text:p text:style-name="P98"><text:span text:style-name="T173"><text:tab/><text:tab/>fprintf( stderr, "socket_read: socket == -1\n" );</text:span></text:p>
      <text:p text:style-name="P98"><text:span text:style-name="T173"><text:tab/><text:tab/>return 0;</text:span></text:p>
      <text:p text:style-name="P98"><text:span text:style-name="T173"><text:tab/>};</text:span></text:p>
      <text:p text:style-name="P98"><text:span text:style-name="T173"><text:tab/></text:span></text:p>
      <text:p text:style-name="P98"><text:span text:style-name="T173"><text:tab/>if( 0 == length ) {</text:span></text:p>
      <text:p text:style-name="P98"><text:span text:style-name="T173"><text:tab/><text:tab/>fprintf( stderr, "socket_read: length == 0\n" );</text:span></text:p>
      <text:p text:style-name="P98"><text:span text:style-name="T173"><text:tab/><text:tab/>return 0;</text:span></text:p>
      <text:p text:style-name="P98"><text:span text:style-name="T173"><text:tab/>};</text:span></text:p>
      <text:p text:style-name="P98"><text:span text:style-name="T173"><text:tab/></text:span></text:p>
      <text:p text:style-name="P98"><text:span text:style-name="T173"><text:tab/>char *data = malloc( length );</text:span></text:p>
      <text:p text:style-name="P98"><text:span text:style-name="T173"><text:tab/></text:span></text:p>
      <text:p text:style-name="P98"><text:span text:style-name="T173"><text:tab/>if( 0 == data ) {</text:span></text:p>
      <text:p text:style-name="P98"><text:span text:style-name="T173"><text:tab/><text:tab/>perror( "Failed to allocate memory for buffer while reading from socket" );</text:span></text:p>
      <text:p text:style-name="P98"><text:span text:style-name="T173"><text:tab/><text:tab/>return 0;</text:span></text:p>
      <text:p text:style-name="P98"><text:span text:style-name="T173"><text:tab/>};</text:span></text:p>
      <text:p text:style-name="P98"><text:span text:style-name="T173"><text:tab/></text:span></text:p>
      <text:p text:style-name="P98"><text:span text:style-name="T173"><text:tab/>if( length != recv( socket, data, length, 0 ) ) {</text:span></text:p>
      <text:p text:style-name="P98"><text:span text:style-name="T173"><text:tab/><text:tab/>free( data );</text:span></text:p>
      <text:p text:style-name="P98"><text:span text:style-name="T173"><text:tab/><text:tab/>destroy_connection( node, socket );</text:span></text:p>
      <text:p text:style-name="P98"><text:span text:style-name="T173"><text:tab/><text:tab/>return 0;</text:span></text:p>
      <text:p text:style-name="P98"><text:span text:style-name="T173"><text:tab/>};</text:span></text:p>
      <text:p text:style-name="P98"><text:span text:style-name="T173"><text:tab/></text:span></text:p>
      <text:p text:style-name="P98"><text:span text:style-name="T173"><text:tab/>return data;</text:span></text:p>
      <text:p text:style-name="P98"><text:span text:style-name="T173"><text:tab/></text:span></text:p>
      <text:p text:style-name="P98"><text:span text:style-name="T173">};</text:span></text:p>
      <text:p text:style-name="P98"><text:span text:style-name="T173"/></text:p>
      <text:p text:style-name="P99"><text:span text:style-name="T174"/></text:p>
      <text:p text:style-name="P117"><text:span text:style-name="T174">int socket_write( node_t *node, int socket, char *data, unsigned char length ) {</text:span></text:p>
      <text:p text:style-name="P99"><text:span text:style-name="T174"><text:tab/></text:span></text:p>
      <text:p text:style-name="P99"><text:span text:style-name="T174"><text:tab/>if( 0 == node ) {</text:span></text:p>
      <text:p text:style-name="P99"><text:span text:style-name="T174"><text:tab/><text:tab/>fprintf( stderr, "socket_write: node == 0\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if( -1 == socket ) {</text:span></text:p>
      <text:p text:style-name="P99"><text:span text:style-name="T174"><text:tab/><text:tab/>fprintf( stderr, "socket_write: socket == -1\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if( 0 == data ) {</text:span></text:p>
      <text:p text:style-name="P99"><text:span text:style-name="T174"><text:tab/><text:tab/>fprintf( stderr, "socket_write: data == 0\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if( 0 == length ) {</text:span></text:p>
      <text:p text:style-name="P99"><text:span text:style-name="T174"><text:tab/><text:tab/>fprintf( stderr, "socket_write: length == 0\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if( length != send( socket, data, length, 0 ) ) {</text:span></text:p>
      <text:p text:style-name="P99"><text:span text:style-name="T174"><text:tab/><text:tab/>destroy_connection( node, socket );</text:span></text:p>
      <text:p text:style-name="P99"><text:span text:style-name="T174"><text:tab/><text:tab/>return -1;</text:span></text:p>
      <text:p text:style-name="P99"><text:span text:style-name="T174"><text:tab/>};</text:span></text:p>
      <text:p text:style-name="P99"><text:span text:style-name="T174"><text:tab/></text:span></text:p>
      <text:p text:style-name="P99"><text:span text:style-name="T174"><text:tab/>return 0;</text:span></text:p>
      <text:p text:style-name="P99"><text:span text:style-name="T174"><text:tab/></text:span></text:p>
      <text:p text:style-name="P100"><text:span text:style-name="T174">};</text:span></text:p>
      <text:p text:style-name="P100"><text:span text:style-name="T174"/></text:p>
      <text:p text:style-name="P100"><text:span text:style-name="T174">char *create_challenge( unsigned char length ) {</text:span></text:p>
      <text:p text:style-name="P99"><text:span text:style-name="T174"><text:tab/></text:span></text:p>
      <text:p text:style-name="P99"><text:span text:style-name="T174"><text:tab/>if( 0 == length ) {</text:span></text:p>
      <text:p text:style-name="P99"><text:span text:style-name="T174"><text:tab/><text:tab/>fprintf( stderr, "create_challenge: length == 0\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char *challenge = malloc( length );</text:span></text:p>
      <text:p text:style-name="P99"><text:span text:style-name="T174"><text:tab/></text:span></text:p>
      <text:p text:style-name="P99"><text:span text:style-name="T174"><text:tab/>if( 0 == challenge ) {</text:span></text:p>
      <text:p text:style-name="P99"><text:span text:style-name="T174"><text:tab/><text:tab/>perror( "Failed to allocate memory for challenge"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unsigned char i = 0;</text:span></text:p>
      <text:p text:style-name="P99"><text:span text:style-name="T174"><text:tab/></text:span></text:p>
      <text:p text:style-name="P99"><text:span text:style-name="T174"><text:tab/>for( ; i &lt; length; i++ ) {</text:span></text:p>
      <text:p text:style-name="P99"><text:span text:style-name="T174"><text:tab/><text:tab/>challenge[i] = rand() % 255;</text:span></text:p>
      <text:p text:style-name="P99"><text:span text:style-name="T174"><text:tab/>};</text:span></text:p>
      <text:p text:style-name="P99"><text:span text:style-name="T174"><text:tab/></text:span></text:p>
      <text:p text:style-name="P99"><text:span text:style-name="T174"><text:tab/>return challenge;</text:span></text:p>
      <text:p text:style-name="P99"><text:span text:style-name="T174"><text:tab/></text:span></text:p>
      <text:p text:style-name="P99"><text:span text:style-name="T174">};</text:span></text:p>
      <text:p text:style-name="P99"><text:span text:style-name="T174"/></text:p>
      <text:p text:style-name="P99"><text:span text:style-name="T174">void hex_dump( char *data, unsigned int length ) {</text:span></text:p>
      <text:p text:style-name="P99"><text:span text:style-name="T174"><text:tab/>unsigned int i = 0;</text:span></text:p>
      <text:p text:style-name="P99"><text:span text:style-name="T174"><text:tab/>for( ; i &lt; length; i++ ) {</text:span></text:p>
      <text:p text:style-name="P99"><text:span text:style-name="T174"><text:tab/><text:tab/>printf( "%02X ", ( unsigned char ) data[i] );</text:span></text:p>
      <text:p text:style-name="P99"><text:span text:style-name="T174"><text:tab/>};</text:span></text:p>
      <text:p text:style-name="P99"><text:span text:style-name="T174"><text:tab/>printf( "\n" );</text:span></text:p>
      <text:p text:style-name="P99"><text:span text:style-name="T174">};</text:span></text:p>
      <text:p text:style-name="P99"><text:span text:style-name="T174"/></text:p>
      <text:p text:style-name="P99"><text:span text:style-name="T174"/></text:p>
      <text:p text:style-name="P117"><text:span text:style-name="T174">void dispatch_read_command( node_t *node, int socket ) {</text:span></text:p>
      <text:p text:style-name="P99"><text:span text:style-name="T174"><text:tab/></text:span></text:p>
      <text:p text:style-name="P99"><text:span text:style-name="T174"><text:tab/>if( 0 == node ) {</text:span></text:p>
      <text:p text:style-name="P99"><text:span text:style-name="T174"><text:tab/><text:tab/>fprintf( stderr, "dispatch_read_command: node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if( -1 == socket ) {</text:span></text:p>
      <text:p text:style-name="P99"><text:span text:style-name="T174"><text:tab/><text:tab/>fprintf( stderr, "dispatch_read_command: socket == -1\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event_t *event = create_event( socket, 5 );</text:span></text:p>
      <text:p text:style-name="P99"><text:span text:style-name="T174"><text:tab/></text:span></text:p>
      <text:p text:style-name="P99"><text:span text:style-name="T174"><text:tab/>if( 0 != event ) {</text:span></text:p>
      <text:p text:style-name="P99"><text:span text:style-name="T174"><text:tab/><text:tab/>enqueue_event( node, event );</text:span></text:p>
      <text:p text:style-name="P99"><text:span text:style-name="T174"><text:tab/>};</text:span></text:p>
      <text:p text:style-name="P99"><text:span text:style-name="T174"><text:tab/></text:span></text:p>
      <text:p text:style-name="P100"><text:span text:style-name="T174">};</text:span></text:p>
      <text:p text:style-name="P100"><text:span text:style-name="T174"/></text:p>
      <text:p text:style-name="P100"><text:span text:style-name="T174">char *unpack_hash( char *hash ) {</text:span></text:p>
      <text:p text:style-name="P99"><text:span text:style-name="T174"><text:tab/></text:span></text:p>
      <text:p text:style-name="P99"><text:span text:style-name="T174"><text:tab/>if( 0 == hash ) {</text:span></text:p>
      <text:p text:style-name="P99"><text:span text:style-name="T174"><text:tab/><text:tab/>fprintf( stderr, "unpack_hash: hash == 0\n"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char *hash_hex = malloc( NODE_HASH_LENGTH * 2 + 1 );</text:span></text:p>
      <text:p text:style-name="P99"><text:span text:style-name="T174"><text:tab/></text:span></text:p>
      <text:p text:style-name="P99"><text:span text:style-name="T174"><text:tab/>if( 0 == hash_hex ) {</text:span></text:p>
      <text:p text:style-name="P99"><text:span text:style-name="T174"><text:tab/><text:tab/>perror( "Failed to allocate memory for unpacked hash" );</text:span></text:p>
      <text:p text:style-name="P99"><text:span text:style-name="T174"><text:tab/><text:tab/>return 0;</text:span></text:p>
      <text:p text:style-name="P99"><text:span text:style-name="T174"><text:tab/>};</text:span></text:p>
      <text:p text:style-name="P99"><text:span text:style-name="T174"><text:tab/></text:span></text:p>
      <text:p text:style-name="P99"><text:span text:style-name="T174"><text:tab/>hash_hex[ NODE_HASH_LENGTH * 2 ] = 0;</text:span></text:p>
      <text:p text:style-name="P99"><text:span text:style-name="T174"><text:tab/></text:span></text:p>
      <text:p text:style-name="P99"><text:span text:style-name="T174"><text:tab/>unsigned int i = 0;</text:span></text:p>
      <text:p text:style-name="P99"><text:span text:style-name="T174"><text:tab/></text:span></text:p>
      <text:p text:style-name="P99"><text:span text:style-name="T174"><text:tab/>for( ; i &lt; NODE_HASH_LENGTH; i++ ) {</text:span></text:p>
      <text:p text:style-name="P99"><text:span text:style-name="T174"><text:tab/><text:tab/>sprintf( &amp;hash_hex[ i * 2 ], "%02X", ( unsigned char ) hash[i] );</text:span></text:p>
      <text:p text:style-name="P99"><text:span text:style-name="T174"><text:tab/>};</text:span></text:p>
      <text:p text:style-name="P99"><text:span text:style-name="T174"><text:tab/></text:span></text:p>
      <text:p text:style-name="P99"><text:span text:style-name="T174"><text:tab/>return hash_hex;</text:span></text:p>
      <text:p text:style-name="P99"><text:span text:style-name="T174"><text:tab/></text:span></text:p>
      <text:p text:style-name="P101"><text:span text:style-name="T174">};</text:span></text:p>
      <text:p text:style-name="P101"><text:span text:style-name="T174"/></text:p>
      <text:p text:style-name="P101"><text:span text:style-name="T174">void dispatch_get_chunk( node_t *node, int socket ) {</text:span></text:p>
      <text:p text:style-name="P99"><text:span text:style-name="T174"><text:tab/></text:span></text:p>
      <text:p text:style-name="P99"><text:span text:style-name="T174"><text:tab/>if( 0 == node ) {</text:span></text:p>
      <text:p text:style-name="P99"><text:span text:style-name="T174"><text:tab/><text:tab/>fprintf( stderr, "dispatch_get_chunk: node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if( -1 == socket ) {</text:span></text:p>
      <text:p text:style-name="P99"><text:span text:style-name="T174"><text:tab/><text:tab/>fprintf( stderr, "dispatch_get_chunk: socket == -1\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event_t *event = create_event( socket, 2 );</text:span></text:p>
      <text:p text:style-name="P99"><text:span text:style-name="T174"><text:tab/></text:span></text:p>
      <text:p text:style-name="P99"><text:span text:style-name="T174"><text:tab/>if( 0 != event ) {</text:span></text:p>
      <text:p text:style-name="P99"><text:span text:style-name="T174"><text:tab/><text:tab/>enqueue_event( node, event );</text:span></text:p>
      <text:p text:style-name="P99"><text:span text:style-name="T174"><text:tab/>};</text:span></text:p>
      <text:p text:style-name="P99"><text:span text:style-name="T174"><text:tab/></text:span></text:p>
      <text:p text:style-name="P99"><text:span text:style-name="T174">};</text:span></text:p>
      <text:p text:style-name="P99"><text:span text:style-name="T174"/></text:p>
      <text:p text:style-name="P99"><text:span text:style-name="T174"/></text:p>
      <text:p text:style-name="P117"><text:span text:style-name="T174">void dispatch_put_chunk( node_t *node, int socket ) {</text:span></text:p>
      <text:p text:style-name="P99"><text:span text:style-name="T174"><text:tab/></text:span></text:p>
      <text:p text:style-name="P99"><text:span text:style-name="T174"><text:tab/>if( 0 == node ) {</text:span></text:p>
      <text:p text:style-name="P99"><text:span text:style-name="T174"><text:tab/><text:tab/>fprintf( stderr, "dispatch_put_chunk: node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if( -1 == socket ) {</text:span></text:p>
      <text:p text:style-name="P99"><text:span text:style-name="T174"><text:tab/><text:tab/>fprintf( stderr, "dispatch_put_chunk: socket == -1\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event_t *event = create_event( socket, 3 );</text:span></text:p>
      <text:p text:style-name="P99"><text:span text:style-name="T174"><text:tab/></text:span></text:p>
      <text:p text:style-name="P99"><text:span text:style-name="T174"><text:tab/>if( 0 != event ) {</text:span></text:p>
      <text:p text:style-name="P99"><text:span text:style-name="T174"><text:tab/><text:tab/>enqueue_event( node, event );</text:span></text:p>
      <text:p text:style-name="P99"><text:span text:style-name="T174"><text:tab/>};</text:span></text:p>
      <text:p text:style-name="P99"><text:span text:style-name="T174"><text:tab/></text:span></text:p>
      <text:p text:style-name="P99"><text:span text:style-name="T174">};</text:span></text:p>
      <text:p text:style-name="P99"><text:span text:style-name="T174"/></text:p>
      <text:p text:style-name="P99"><text:span text:style-name="T174">void dispatch_drop_chunk( node_t *node, int socket ) {</text:span></text:p>
      <text:p text:style-name="P99"><text:span text:style-name="T174"><text:tab/></text:span></text:p>
      <text:p text:style-name="P99"><text:span text:style-name="T174"><text:tab/>if( 0 == node ) {</text:span></text:p>
      <text:p text:style-name="P99"><text:span text:style-name="T174"><text:tab/><text:tab/>fprintf( stderr, "dispatch_drop_chunk: node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if( -1 == socket ) {</text:span></text:p>
      <text:p text:style-name="P99"><text:span text:style-name="T174"><text:tab/><text:tab/>fprintf( stderr, "dispatch_drop_chunk: socket == -1\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event_t *event = create_event( socket, 4 );</text:span></text:p>
      <text:p text:style-name="P99"><text:span text:style-name="T174"><text:tab/></text:span></text:p>
      <text:p text:style-name="P99"><text:span text:style-name="T174"><text:tab/>if( 0 != event ) {</text:span></text:p>
      <text:p text:style-name="P99"><text:span text:style-name="T174"><text:tab/><text:tab/>enqueue_event( node, event );</text:span></text:p>
      <text:p text:style-name="P99"><text:span text:style-name="T174"><text:tab/>};</text:span></text:p>
      <text:p text:style-name="P99"><text:span text:style-name="T174"><text:tab/></text:span></text:p>
      <text:p text:style-name="P101"><text:span text:style-name="T174">};</text:span></text:p>
      <text:p text:style-name="P101"><text:span text:style-name="T174"/></text:p>
      <text:p text:style-name="P101"><text:span text:style-name="T174">void client_read_command( node_t *node, event_t *event ){</text:span></text:p>
      <text:p text:style-name="P99"><text:span text:style-name="T174"><text:tab/></text:span></text:p>
      <text:p text:style-name="P99"><text:span text:style-name="T174"><text:tab/>if( 0 == node ) {</text:span></text:p>
      <text:p text:style-name="P99"><text:span text:style-name="T174"><text:tab/><text:tab/>fprintf( stderr, "client_read_command: node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if( 0 == event ) {</text:span></text:p>
      <text:p text:style-name="P99"><text:span text:style-name="T174"><text:tab/><text:tab/>fprintf( stderr, "client_read_command: event == 0\n" );</text:span></text:p>
      <text:p text:style-name="P99"><text:span text:style-name="T174"><text:tab/><text:tab/>return;</text:span></text:p>
      <text:p text:style-name="P99"><text:span text:style-name="T174"><text:tab/>};</text:span></text:p>
      <text:p text:style-name="P99"><text:span text:style-name="T174"><text:tab/></text:span></text:p>
      <text:p text:style-name="P99"><text:span text:style-name="T174"><text:tab/>char command[1];</text:span></text:p>
      <text:p text:style-name="P99"><text:span text:style-name="T174"><text:tab/></text:span></text:p>
      <text:p text:style-name="P99"><text:span text:style-name="T174"><text:tab/>if( 1 == recv( event-&gt;socket, command, 1, 0 ) ) {</text:span></text:p>
      <text:p text:style-name="P99"><text:span text:style-name="T174"><text:tab/><text:tab/></text:span></text:p>
      <text:p text:style-name="P99"><text:span text:style-name="T174"><text:tab/><text:tab/>switch( command[0] ) {</text:span></text:p>
      <text:p text:style-name="P99"><text:span text:style-name="T174"><text:tab/><text:tab/><text:tab/>case 0: dispatch_get_chunk( node, event-&gt;socket ); break; // get chunk</text:span></text:p>
      <text:p text:style-name="P99"><text:span text:style-name="T174"><text:tab/><text:tab/><text:tab/>case 1: dispatch_put_chunk( node, event-&gt;socket ); break; // put chunk</text:span></text:p>
      <text:p text:style-name="P99"><text:span text:style-name="T174"><text:tab/><text:tab/><text:tab/>case 2: dispatch_drop_chunk( node, event-&gt;socket ); break; // drop chunk</text:span></text:p>
      <text:p text:style-name="P99"><text:span text:style-name="T174"><text:tab/><text:tab/><text:tab/>default: destroy_connection( node, event-&gt;socket );</text:span></text:p>
      <text:p text:style-name="P99"><text:span text:style-name="T174"><text:tab/><text:tab/>};</text:span></text:p>
      <text:p text:style-name="P99"><text:span text:style-name="T174"><text:tab/><text:tab/></text:span></text:p>
      <text:p text:style-name="P99"><text:span text:style-name="T174"><text:tab/>};</text:span></text:p>
      <text:p text:style-name="P99"><text:span text:style-name="T174"><text:tab/></text:span></text:p>
      <text:p text:style-name="P107"><text:span text:style-name="T168">};</text:span></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49</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6:33:00</dc:date>
    <meta:editing-duration>PT11H30M18S</meta:editing-duration>
    <meta:editing-cycles>485</meta:editing-cycles>
    <meta:document-statistic meta:table-count="7" meta:image-count="22" meta:object-count="0" meta:page-count="65" meta:paragraph-count="1796" meta:word-count="10038" meta:character-count="72270" meta:non-whitespace-character-count="61154"/>
  </office:meta>
</office:document-meta>
</file>